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in.xml" manifest:media-type="text/xml"/>
  <manifest:file-entry manifest:full-path="Basic/Standard/exporter.xml" manifest:media-type="text/xml"/>
  <manifest:file-entry manifest:full-path="Basic/Standard/checker_utility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6.368cm"/>
    </style:style>
    <style:style style:name="co3" style:family="table-column">
      <style:table-column-properties fo:break-before="auto" style:column-width="8.137cm"/>
    </style:style>
    <style:style style:name="co4" style:family="table-column">
      <style:table-column-properties fo:break-before="auto" style:column-width="16.561cm"/>
    </style:style>
    <style:style style:name="co5" style:family="table-column">
      <style:table-column-properties fo:break-before="auto" style:column-width="2.182cm"/>
    </style:style>
    <style:style style:name="co6" style:family="table-column">
      <style:table-column-properties fo:break-before="auto" style:column-width="6.936cm"/>
    </style:style>
    <style:style style:name="co7" style:family="table-column">
      <style:table-column-properties fo:break-before="auto" style:column-width="5.516cm"/>
    </style:style>
    <style:style style:name="co8" style:family="table-column">
      <style:table-column-properties fo:break-before="auto" style:column-width="5.025cm"/>
    </style:style>
    <style:style style:name="co9" style:family="table-column">
      <style:table-column-properties fo:break-before="auto" style:column-width="6.468cm"/>
    </style:style>
    <style:style style:name="co10" style:family="table-column">
      <style:table-column-properties fo:break-before="auto" style:column-width="6.075cm"/>
    </style:style>
    <style:style style:name="co11" style:family="table-column">
      <style:table-column-properties fo:break-before="auto" style:column-width="1.55cm"/>
    </style:style>
    <style:style style:name="co12" style:family="table-column">
      <style:table-column-properties fo:break-before="auto" style:column-width="0.469cm"/>
    </style:style>
    <style:style style:name="co13" style:family="table-column">
      <style:table-column-properties fo:break-before="auto" style:column-width="13.044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7.599cm"/>
    </style:style>
    <style:style style:name="co16" style:family="table-column">
      <style:table-column-properties fo:break-before="auto" style:column-width="10.596cm"/>
    </style:style>
    <style:style style:name="co17" style:family="table-column">
      <style:table-column-properties fo:break-before="auto" style:column-width="2.974cm"/>
    </style:style>
    <style:style style:name="co18" style:family="table-column">
      <style:table-column-properties fo:break-before="auto" style:column-width="2.163cm"/>
    </style:style>
    <style:style style:name="co19" style:family="table-column">
      <style:table-column-properties fo:break-before="auto" style:column-width="8.371cm"/>
    </style:style>
    <style:style style:name="co20" style:family="table-column">
      <style:table-column-properties fo:break-before="auto" style:column-width="4.976cm"/>
    </style:style>
    <style:style style:name="co21" style:family="table-column">
      <style:table-column-properties fo:break-before="auto" style:column-width="9.735cm"/>
    </style:style>
    <style:style style:name="co22" style:family="table-column">
      <style:table-column-properties fo:break-before="auto" style:column-width="5.851cm"/>
    </style:style>
    <style:style style:name="co23" style:family="table-column">
      <style:table-column-properties fo:break-before="auto" style:column-width="3.244cm"/>
    </style:style>
    <style:style style:name="co24" style:family="table-column">
      <style:table-column-properties fo:break-before="auto" style:column-width="9.91cm"/>
    </style:style>
    <style:style style:name="co25" style:family="table-column">
      <style:table-column-properties fo:break-before="auto" style:column-width="8.248cm"/>
    </style:style>
    <style:style style:name="co26" style:family="table-column">
      <style:table-column-properties fo:break-before="auto" style:column-width="0.54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0.684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0.631cm" fo:break-before="auto" style:use-optimal-row-height="true"/>
    </style:style>
    <style:style style:name="ro6" style:family="table-row">
      <style:table-row-properties style:row-height="2.579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ro8" style:family="table-row">
      <style:table-row-properties style:row-height="2.184cm" fo:break-before="auto" style:use-optimal-row-height="true"/>
    </style:style>
    <style:style style:name="ro9" style:family="table-row">
      <style:table-row-properties style:row-height="1.263cm" fo:break-before="auto" style:use-optimal-row-height="true"/>
    </style:style>
    <style:style style:name="ro10" style:family="table-row">
      <style:table-row-properties style:row-height="3.526cm" fo:break-before="auto" style:use-optimal-row-height="true"/>
    </style:style>
    <style:style style:name="ro11" style:family="table-row">
      <style:table-row-properties style:row-height="1.939cm" fo:break-before="auto" style:use-optimal-row-height="true"/>
    </style:style>
    <style:style style:name="ro12" style:family="table-row">
      <style:table-row-properties style:row-height="0.669cm" fo:break-before="auto" style:use-optimal-row-height="true"/>
    </style:style>
    <style:style style:name="ro13" style:family="table-row">
      <style:table-row-properties style:row-height="2.263cm" fo:break-before="auto" style:use-optimal-row-height="true"/>
    </style:style>
    <style:style style:name="ro14" style:family="table-row">
      <style:table-row-properties style:row-height="1.6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5" style:family="table-cell" style:parent-style-name="Default">
      <style:table-cell-properties fo:background-color="#bf0041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5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11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8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0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wrap"/>
      <style:text-properties style:font-name="나눔고딕1" fo:font-size="9pt" style:font-name-asian="나눔고딕1" style:font-size-asian="9pt" style:font-size-complex="9pt"/>
    </style:style>
    <style:style style:name="ce73" style:family="table-cell" style:parent-style-name="Default">
      <style:table-cell-properties fo:wrap-option="wrap"/>
    </style:style>
    <style:style style:name="ce3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5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37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03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9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43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58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3faf46"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60" style:family="table-cell" style:parent-style-name="Default">
      <style:table-cell-properties fo:background-color="#3faf46"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53" style:family="table-cell" style:parent-style-name="Default">
      <style:table-cell-properties fo:background-color="#ffd8ce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63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55" style:family="table-cell" style:parent-style-name="Default">
      <style:table-cell-properties fo:background-color="#ffd8ce"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ffd8ce" fo:wrap-option="wrap"/>
      <style:text-properties style:font-name="나눔고딕1" fo:font-size="9pt" style:font-name-asian="나눔고딕1" style:font-size-asian="9pt" style:font-size-complex="9pt"/>
    </style:style>
    <style:style style:name="ce57" style:family="table-cell" style:parent-style-name="Default">
      <style:table-cell-properties fo:background-color="#ffd8ce" fo:wrap-option="wrap"/>
    </style:style>
    <style:style style:name="ce67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6" style:family="table-cell" style:parent-style-name="Default">
      <style:table-cell-properties fo:background-color="#ffd8ce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47" style:family="table-cell" style:parent-style-name="Default">
      <style:table-cell-properties fo:background-color="#ffd8ce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ffd8ce"/>
      <style:text-properties style:font-name="나눔고딕1" fo:font-size="9pt" style:font-name-asian="나눔고딕1" style:font-size-asian="9pt" style:font-size-complex="9pt"/>
    </style:style>
    <style:style style:name="ce51" style:family="table-cell" style:parent-style-name="Default">
      <style:table-cell-properties fo:background-color="#ffd8ce"/>
    </style:style>
    <style:style style:name="ce80" style:family="table-cell" style:parent-style-name="Default">
      <style:table-cell-properties fo:background-color="#f6f9d4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86" style:family="table-cell" style:parent-style-name="Default">
      <style:table-cell-properties fo:background-color="#f6f9d4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ackground-color="#f6f9d4"/>
      <style:text-properties style:font-name="나눔고딕1" fo:font-size="9pt" style:font-name-asian="나눔고딕1" style:font-size-asian="9pt" style:font-size-complex="9pt"/>
    </style:style>
    <style:style style:name="ce119" style:family="table-cell" style:parent-style-name="Default">
      <style:table-cell-properties fo:background-color="#f6f9d4"/>
    </style:style>
    <style:style style:name="ce12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07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7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ackground-color="#000000"/>
      <style:text-properties style:font-name="나눔고딕1" fo:font-size="9pt" style:font-name-asian="나눔고딕1" style:font-size-asian="9pt" style:font-size-complex="9pt"/>
    </style:style>
    <style:style style:name="ce85" style:family="table-cell" style:parent-style-name="Default">
      <style:table-cell-properties fo:background-color="#000000"/>
    </style:style>
    <style:style style:name="ce10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98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9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89" style:family="table-cell" style:parent-style-name="Default">
      <style:table-cell-properties fo:background-color="#dddddd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00" style:family="table-cell" style:parent-style-name="Default">
      <style:table-cell-properties fo:background-color="#dddddd" fo:wrap-option="wrap"/>
    </style:style>
    <style:style style:name="ce92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  <style:map style:condition="cell-content()=0" style:apply-style-name="Error" style:base-cell-address="developer.A1"/>
    </style:style>
    <style:style style:name="ce93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96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32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  <style:map style:condition="cell-content()=0" style:apply-style-name="Error" style:base-cell-address="developer.A1"/>
    </style:style>
    <style:style style:name="ce133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  <style:map style:condition="cell-content()=0" style:apply-style-name="Error" style:base-cell-address="developer.A1"/>
    </style:style>
    <style:style style:name="ce134" style:family="table-cell" style:parent-style-name="Default">
      <style:table-cell-properties fo:wrap-option="wrap"/>
      <style:map style:condition="cell-content()=0" style:apply-style-name="Error" style:base-cell-address="developer.A1"/>
    </style:style>
    <style:style style:name="ce101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02" style:family="table-cell" style:parent-style-name="Default">
      <style:table-cell-properties fo:background-color="#dee6ef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43" style:family="table-cell" style:parent-style-name="Default">
      <style:table-cell-properties fo:background-color="#dee6ef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44" style:family="table-cell" style:parent-style-name="Default">
      <style:table-cell-properties fo:background-color="#dee6ef" fo:border="0.74pt solid #000000"/>
      <style:text-properties style:font-name="굴림" fo:font-size="9pt" style:font-name-asian="굴림" style:font-size-asian="9pt" style:font-size-complex="9pt"/>
    </style:style>
    <style:style style:name="ce145" style:family="table-cell" style:parent-style-name="Default">
      <style:table-cell-properties fo:background-color="#dee6ef"/>
    </style:style>
    <style:style style:name="ce109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10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11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12" style:family="table-cell" style:parent-style-name="Default">
      <style:table-cell-properties fo:background-color="#dee6ef" style:text-align-source="fix" style:repeat-content="false"/>
      <style:paragraph-properties fo:text-align="center" fo:margin-left="0cm"/>
    </style:style>
    <style:style style:name="ce114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51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52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17" style:family="table-cell" style:parent-style-name="Default">
      <style:table-cell-properties fo:background-color="#f6f9d4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70" style:family="table-cell" style:parent-style-name="Default">
      <style:table-cell-properties fo:background-color="#f6f9d4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71" style:family="table-cell" style:parent-style-name="Default">
      <style:table-cell-properties fo:background-color="#f6f9d4" fo:border="0.74pt solid #000000"/>
      <style:text-properties style:font-name="굴림" fo:font-size="9pt" style:font-name-asian="굴림" style:font-size-asian="9pt" style:font-size-complex="9pt"/>
    </style:style>
    <style:style style:name="ce121" style:family="table-cell" style:parent-style-name="Default">
      <style:text-properties style:font-name="굴림" fo:font-size="9pt" style:font-name-asian="굴림" style:font-size-asian="9pt" style:font-size-complex="9pt"/>
    </style:style>
    <style:style style:name="ce122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  <style:map style:condition="cell-content()=0" style:apply-style-name="Accent" style:base-cell-address="publisher.A1"/>
    </style:style>
    <style:style style:name="ce123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4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54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26" style:family="table-cell" style:parent-style-name="Default">
      <style:table-cell-properties fo:background-color="#cccccc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7" style:family="table-cell" style:parent-style-name="Default">
      <style:table-cell-properties fo:border="0.74pt solid #000000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order="0.74pt solid #000000"/>
      <style:text-properties style:font-name="굴림" style:font-name-asian="굴림"/>
    </style:style>
    <style:style style:name="ce129" style:family="table-cell" style:parent-style-name="Default">
      <style:table-cell-properties fo:border="0.74pt solid #000000"/>
      <style:text-properties style:font-name="굴림" style:font-name-asian="굴림"/>
      <style:map style:condition="cell-content()=0" style:apply-style-name="Accent" style:base-cell-address="publisher.A1"/>
    </style:style>
    <style:style style:name="ce153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돋움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돋움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굴림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굴림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 style:font-name="돋움" fo:font-size="8pt" style:font-name-asian="돋움" style:font-size-asian="8pt" style:font-size-complex="8pt"/>
    </style:style>
    <style:style style:name="T7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 style:font-name="굴림" fo:font-size="9pt" style:font-name-asian="굴림"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104">
          <table:error-message table:message-type="stop" table:display="true"/>
        </table:content-validation>
        <table:content-validation table:name="val2" table:condition="of:cell-content-is-in-list(developer_name_list)" table:allow-empty-cell="true" table:display-list="unsorted" table:base-cell-address="list.G3">
          <table:error-message table:message-type="stop" table:display="true"/>
        </table:content-validation>
        <table:content-validation table:name="val3" table:condition="of:cell-content-is-in-list(publisher_name_list)" table:allow-empty-cell="true" table:display-list="unsorted" table:base-cell-address="list.I3">
          <table:error-message table:message-type="stop" table:display="true"/>
        </table:content-validation>
        <table:content-validation table:name="val4" table:base-cell-address="publisher.A2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ce73"/>
        <table:table-column table:style-name="co3" table:default-cell-style-name="ce73"/>
        <table:table-column table:style-name="co4" table:default-cell-style-name="Default"/>
        <table:table-column table:style-name="co5" table:default-cell-style-name="ce60"/>
        <table:table-column table:style-name="co6" table:default-cell-style-name="ce16"/>
        <table:table-column table:style-name="co7" table:default-cell-style-name="ce57"/>
        <table:table-column table:style-name="co8" table:default-cell-style-name="ce51"/>
        <table:table-column table:style-name="co9" table:default-cell-style-name="ce119"/>
        <table:table-column table:style-name="co10" table:default-cell-style-name="ce119"/>
        <table:table-column table:style-name="co11" table:default-cell-style-name="ce119"/>
        <table:table-column table:style-name="co12" table:default-cell-style-name="ce85"/>
        <table:table-column table:style-name="co13" table:default-cell-style-name="ce100"/>
        <table:table-row table:style-name="ro1">
          <table:table-cell table:style-name="ce1" office:value-type="string" calcext:value-type="string">
            <text:p>-</text:p>
          </table:table-cell>
          <table:table-cell table:number-columns-repeated="2" table:style-name="ce45" office:value-type="string" calcext:value-type="string">
            <text:p>o</text:p>
          </table:table-cell>
          <table:table-cell table:number-columns-repeated="3" table:style-name="ce7" office:value-type="string" calcext:value-type="string">
            <text:p>o</text:p>
          </table:table-cell>
          <table:table-cell table:style-name="ce45" office:value-type="string" calcext:value-type="string">
            <text:p>o</text:p>
          </table:table-cell>
          <table:table-cell table:number-columns-repeated="4" table:style-name="ce7" office:value-type="string" calcext:value-type="string">
            <text:p>o</text:p>
          </table:table-cell>
          <table:table-cell table:style-name="ce107" office:value-type="string" calcext:value-type="string">
            <text:p>x</text:p>
          </table:table-cell>
          <table:table-cell table:style-name="ce45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-</text:p>
          </table:table-cell>
          <table:table-cell table:style-name="ce11" office:value-type="string" calcext:value-type="string">
            <text:p>한글 제목</text:p>
          </table:table-cell>
          <table:table-cell table:style-name="ce11" office:value-type="string" calcext:value-type="string">
            <text:p>영어 제목</text:p>
          </table:table-cell>
          <table:table-cell table:style-name="ce37" office:value-type="string" calcext:value-type="string">
            <text:p>게임 링크</text:p>
          </table:table-cell>
          <table:table-cell table:style-name="ce37" office:value-type="string" calcext:value-type="string">
            <text:p>출시년도</text:p>
          </table:table-cell>
          <table:table-cell table:style-name="ce37" office:value-type="string" calcext:value-type="string">
            <text:p>장르</text:p>
          </table:table-cell>
          <table:table-cell table:style-name="ce11" office:value-type="string" calcext:value-type="string">
            <text:p>개발사 / 개발자 1</text:p>
          </table:table-cell>
          <table:table-cell table:style-name="ce67" office:value-type="string" calcext:value-type="string">
            <text:p>개발사 / 개발자 2</text:p>
          </table:table-cell>
          <table:table-cell table:style-name="ce37" office:value-type="string" calcext:value-type="string">
            <text:p>배급사 1</text:p>
          </table:table-cell>
          <table:table-cell table:style-name="ce12" office:value-type="string" calcext:value-type="string">
            <text:p>배급사 2</text:p>
          </table:table-cell>
          <table:table-cell table:style-name="ce12" office:value-type="string" calcext:value-type="string">
            <text:p>배급사 3</text:p>
          </table:table-cell>
          <table:table-cell table:style-name="ce107" office:value-type="string" calcext:value-type="string">
            <text:p>x</text:p>
          </table:table-cell>
          <table:table-cell table:style-name="ce10" office:value-type="string" calcext:value-type="string">
            <text:p>기타</text:p>
          </table:table-cell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_전언:</text:p>
          </table:table-cell>
          <table:table-cell table:style-name="ce33" office:value-type="string" calcext:value-type="string">
            <text:p>_message:</text:p>
          </table:table-cell>
          <table:table-cell table:style-name="ce103" office:value-type="string" calcext:value-type="string">
            <text:p><text:a xlink:href="https://store.steampowered.com/app/2659150/_message/" xlink:type="simple">https://store.steampowered.com/app/2659150/_messag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공포, 텍스트 어드벤처</text:p>
          </table:table-cell>
          <table:table-cell table:style-name="ce53" table:content-validation-name="val2" office:value-type="string" calcext:value-type="string">
            <text:p>TEAM 21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m.post.naver.com/viewer/postView.naver?volumeNo=36495593" xlink:type="simple">https://m.post.naver.com/viewer/postView.naver?volumeNo=36495593</text:a></text:p>
            <text:p/>
            <text:p>고등학생 3인의 졸업작품</text:p>
          </table:table-cell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8" office:value-type="string" calcext:value-type="string">
            <text:p>dummy</text:p>
          </table:table-cell>
          <table:table-cell table:style-name="ce34" office:value-type="string" calcext:value-type="string">
            <text:p>dummy</text:p>
          </table:table-cell>
          <table:table-cell table:style-name="ce39" office:value-type="string" calcext:value-type="string">
            <text:p>dummy</text:p>
          </table:table-cell>
          <table:table-cell table:number-columns-repeated="2" table:style-name="ce23" office:value-type="string" calcext:value-type="string">
            <text:p>dummy</text:p>
          </table:table-cell>
          <table:table-cell table:style-name="ce63" table:content-validation-name="val2" office:value-type="string" calcext:value-type="string">
            <text:p>dummy</text:p>
          </table:table-cell>
          <table:table-cell table:style-name="ce39" table:content-validation-name="val2"/>
          <table:table-cell table:style-name="ce39" table:content-validation-name="val3" office:value-type="string" calcext:value-type="string">
            <text:p>dummy</text:p>
          </table:table-cell>
          <table:table-cell table:style-name="ce39" table:content-validation-name="val3" table:number-columns-repeated="2"/>
          <table:table-cell table:style-name="ce26"/>
          <table:table-cell table:style-name="ce63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P의 거짓</text:p>
          </table:table-cell>
          <table:table-cell table:style-name="ce33" office:value-type="string" calcext:value-type="string">
            <text:p>Lies of P</text:p>
          </table:table-cell>
          <table:table-cell table:style-name="ce103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가짜 하트</text:p>
          </table:table-cell>
          <table:table-cell table:style-name="ce33" office:value-type="string" calcext:value-type="string">
            <text:p>FAKE HEART</text:p>
          </table:table-cell>
          <table:table-cell table:style-name="ce103" office:value-type="string" calcext:value-type="string">
            <text:p><text:a xlink:href="https://store.steampowered.com/app/2109360/FAKE_HEART/" xlink:type="simple">https://store.steampowered.com/app/2109360/FAKE_HEAR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비주얼 노벨</text:p>
          </table:table-cell>
          <table:table-cell table:style-name="ce53" table:content-validation-name="val2" office:value-type="string" calcext:value-type="string">
            <text:p>BLANBE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ANBE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골든 레코드 리트리버</text:p>
          </table:table-cell>
          <table:table-cell table:style-name="ce33" office:value-type="string" calcext:value-type="string">
            <text:p>Golden Record Retriever</text:p>
          </table:table-cell>
          <table:table-cell table:style-name="ce103" office:value-type="string" calcext:value-type="string">
            <text:p><text:a xlink:href="https://store.steampowered.com/app/2119580/Golden_Record_Retriever/" xlink:type="simple">https://store.steampowered.com/app/2119580/Golden_Record_Retriev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로그라이크 "다이스" 빌딩</text:p>
          </table:table-cell>
          <table:table-cell table:style-name="ce53" table:content-validation-name="val2" office:value-type="string" calcext:value-type="string">
            <text:p>Hoochoo Gam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oochoo Game Studio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공간을 먹는 악어</text:p>
          </table:table-cell>
          <table:table-cell table:style-name="ce33" office:value-type="string" calcext:value-type="string">
            <text:p>The Space-Eating Croc</text:p>
          </table:table-cell>
          <table:table-cell table:style-name="ce103" office:value-type="string" calcext:value-type="string">
            <text:p><text:a xlink:href="https://store.steampowered.com/app/2020090/The_SpaceEating_Croc/" xlink:type="simple">https://store.steampowered.com/app/2020090/The_SpaceEating_Croc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청강문화산업대학교 게임콘텐츠스쿨 2학년 재학중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과몰입금지</text:p>
          </table:table-cell>
          <table:table-cell table:style-name="ce33" office:value-type="string" calcext:value-type="string">
            <text:p>Love Too Easily</text:p>
          </table:table-cell>
          <table:table-cell table:style-name="ce103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Monster Guid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diBang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그래비티 캐슬</text:p>
          </table:table-cell>
          <table:table-cell table:style-name="ce33" office:value-type="string" calcext:value-type="string">
            <text:p>Gravity Castle</text:p>
          </table:table-cell>
          <table:table-cell table:style-name="ce103" office:value-type="string" calcext:value-type="string">
            <text:p><text:a xlink:href="https://store.steampowered.com/app/2231170/Gravity_Castle/" xlink:type="simple">https://store.steampowered.com/app/2231170/Gravity_Castl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퍼즐 플랫포머</text:p>
          </table:table-cell>
          <table:table-cell table:style-name="ce53" table:content-validation-name="val2" office:value-type="string" calcext:value-type="string">
            <text:p>Studio LE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기적의 분식집</text:p>
          </table:table-cell>
          <table:table-cell table:style-name="ce33" office:value-type="string" calcext:value-type="string">
            <text:p>Miracle Snack Shop</text:p>
          </table:table-cell>
          <table:table-cell table:style-name="ce103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연애시뮬레이션, 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</text:p>
          </table:table-cell>
          <table:table-cell table:style-name="ce33" office:value-type="string" calcext:value-type="string">
            <text:p>A Street Cat's Tale</text:p>
          </table:table-cell>
          <table:table-cell table:style-name="ce103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어드벤처, 시뮬레이션</text:p>
          </table:table-cell>
          <table:table-cell table:style-name="ce53" table:content-validation-name="val2" office:value-type="string" calcext:value-type="string">
            <text:p>feemodev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 2: 집밖은 위험해</text:p>
          </table:table-cell>
          <table:table-cell table:style-name="ce33" office:value-type="string" calcext:value-type="string">
            <text:p>A Street Cat's Tale 2: Out side is dangerous</text:p>
          </table:table-cell>
          <table:table-cell table:style-name="ce103" office:value-type="string" calcext:value-type="string">
            <text:p><text:a xlink:href="https://store.steampowered.com/app/2356450/A_Street_Cats_Tale_2_Out_side_is_dangerous/" xlink:type="simple">https://store.steampowered.com/app/2356450/A_Street_Cats_Tale_2_Out_side_is_dangerou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쳐 </text:p>
          </table:table-cell>
          <table:table-cell table:style-name="ce53" table:content-validation-name="val2" office:value-type="string" calcext:value-type="string">
            <text:p>PPIYO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난중설화</text:p>
          </table:table-cell>
          <table:table-cell table:style-name="ce33" office:value-type="string" calcext:value-type="string">
            <text:p>The Tales of Imjin War</text:p>
          </table:table-cell>
          <table:table-cell table:style-name="ce103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벨트스크롤 액션 RPG</text:p>
          </table:table-cell>
          <table:table-cell table:style-name="ce53" table:content-validation-name="val2" office:value-type="string" calcext:value-type="string">
            <text:p>Devmaru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maru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홈페이지 포트폴리오 항목이 비어 있어서 소재지가 확실한지 모르겠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냥냥펀치!</text:p>
          </table:table-cell>
          <table:table-cell table:style-name="ce33" office:value-type="string" calcext:value-type="string">
            <text:p>Nyan-Nyan Punch!</text:p>
          </table:table-cell>
          <table:table-cell table:style-name="ce103" office:value-type="string" calcext:value-type="string">
            <text:p><text:a xlink:href="https://store.steampowered.com/app/2312340/NyanNyan_Punch/" xlink:type="simple">https://store.steampowered.com/app/2312340/NyanNyan_Punch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vs1 액션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소재지 정보 못찾겠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네바에</text:p>
          </table:table-cell>
          <table:table-cell table:style-name="ce33" office:value-type="string" calcext:value-type="string">
            <text:p>Nevaeh</text:p>
          </table:table-cell>
          <table:table-cell table:style-name="ce103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퍼즐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닌자 일섬</text:p>
          </table:table-cell>
          <table:table-cell table:style-name="ce33" office:value-type="string" calcext:value-type="string">
            <text:p>Ninja Issen (忍者一閃)</text:p>
          </table:table-cell>
          <table:table-cell table:style-name="ce103" office:value-type="string" calcext:value-type="string">
            <text:p><text:a xlink:href="https://store.steampowered.com/app/1714550/__Ninja_Issen/" xlink:type="simple">https://store.steampowered.com/app/1714550/__Ninja_Iss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하이퍼 닌자 액션</text:p>
          </table:table-cell>
          <table:table-cell table:style-name="ce53" table:content-validation-name="val2" office:value-type="string" calcext:value-type="string">
            <text:p>ASTEROID-J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이 크리쳐</text:p>
          </table:table-cell>
          <table:table-cell table:style-name="ce33" office:value-type="string" calcext:value-type="string">
            <text:p>Thy Creature</text:p>
          </table:table-cell>
          <table:table-cell table:style-name="ce103" office:value-type="string" calcext:value-type="string">
            <text:p><text:a xlink:href="https://store.steampowered.com/app/1603720/Thy_Creature/" xlink:type="simple">https://store.steampowered.com/app/1603720/Thy_Creatur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스토리게임 시리즈 MazM(맺음)의 개발사 ㈜자라나는씨앗(대표 김효택)은 지난 11월 15일(목) 신작 스토리 어드벤처 게임 ‘Thy Creature 다이 크리쳐’를 스팀과 스토브 인디에 정식 출시했다고 밝혔다. 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램지</text:p>
          </table:table-cell>
          <table:table-cell table:style-name="ce33" office:value-type="string" calcext:value-type="string">
            <text:p>The Ramsey</text:p>
          </table:table-cell>
          <table:table-cell table:style-name="ce103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퍼즐, 플랫폼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스파이크</text:p>
          </table:table-cell>
          <table:table-cell table:style-name="ce33" office:value-type="string" calcext:value-type="string">
            <text:p>The Spike</text:p>
          </table:table-cell>
          <table:table-cell table:style-name="ce103" office:value-type="string" calcext:value-type="string">
            <text:p><text:a xlink:href="https://store.steampowered.com/app/1296840/The_Spike/" xlink:type="simple">https://store.steampowered.com/app/1296840/The_Spik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배구</text:p>
          </table:table-cell>
          <table:table-cell table:style-name="ce53" table:content-validation-name="val2" office:value-type="string" calcext:value-type="string">
            <text:p>SUNCYAN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로드</text:p>
          </table:table-cell>
          <table:table-cell table:style-name="ce33" office:value-type="string" calcext:value-type="string">
            <text:p>Dungeon Lord</text:p>
          </table:table-cell>
          <table:table-cell table:style-name="ce103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네브: 별을 건너서</text:p>
          </table:table-cell>
          <table:table-cell table:style-name="ce33" office:value-type="string" calcext:value-type="string">
            <text:p>Deneb: Across the Stars</text:p>
          </table:table-cell>
          <table:table-cell table:style-name="ce103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탑다운 하드코어 플랫포머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EROSO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한글 제목을 설명에만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블위딘 삿갓</text:p>
          </table:table-cell>
          <table:table-cell table:style-name="ce33" office:value-type="string" calcext:value-type="string">
            <text:p>The Devil Within: Satgat</text:p>
          </table:table-cell>
          <table:table-cell table:style-name="ce103" office:value-type="string" calcext:value-type="string">
            <text:p><text:a xlink:href="https://store.steampowered.com/app/1802880/The_Devil_Within_Satgat/" xlink:type="simple">https://store.steampowered.com/app/1802880/The_Devil_Within_Satgat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Newco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wcore Games</text:p>
          </table:table-cell>
          <table:table-cell table:style-name="ce80" table:content-validation-name="val3" office:value-type="string" calcext:value-type="string">
            <text:p>Astrolabe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이브 더 다이버</text:p>
          </table:table-cell>
          <table:table-cell table:style-name="ce33" office:value-type="string" calcext:value-type="string">
            <text:p>DAVE THE DIVER</text:p>
          </table:table-cell>
          <table:table-cell table:style-name="ce103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, RPG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도박묵시록 다구리: Remastered</text:p>
          </table:table-cell>
          <table:table-cell table:style-name="ce33" office:value-type="string" calcext:value-type="string">
            <text:p>DAGURI: Gambling Apocalypse</text:p>
          </table:table-cell>
          <table:table-cell table:style-name="ce103" office:value-type="string" calcext:value-type="string">
            <text:p><text:a xlink:href="https://store.steampowered.com/app/2004180/DAGURI_Gambling_Apocalypse/" xlink:type="simple">https://store.steampowered.com/app/2004180/DAGURI_Gambling_Apocalyps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오픈 월드 도박 시뮬레이션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데크크래프트(DakeCraft) | 박성준 (1998년생/남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라바이 데이즈</text:p>
          </table:table-cell>
          <table:table-cell table:style-name="ce33" office:value-type="string" calcext:value-type="string">
            <text:p>Lullaby Days</text:p>
          </table:table-cell>
          <table:table-cell table:style-name="ce103" office:value-type="string" calcext:value-type="string">
            <text:p><text:a xlink:href="https://store.steampowered.com/app/1274710/Lullaby_Days/" xlink:type="simple">https://store.steampowered.com/app/1274710/Lullaby_Day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메르헨 판타지 육성시뮬레이션</text:p>
          </table:table-cell>
          <table:table-cell table:style-name="ce53" table:content-validation-name="val2" office:value-type="string" calcext:value-type="string">
            <text:p>Sunflo Lab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flo Lab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이트 오디세이</text:p>
          </table:table-cell>
          <table:table-cell table:style-name="ce33" office:value-type="string" calcext:value-type="string">
            <text:p>Light Odyssey</text:p>
          </table:table-cell>
          <table:table-cell table:style-name="ce103" office:value-type="string" calcext:value-type="string">
            <text:p><text:a xlink:href="https://store.steampowered.com/app/1902860/Light_Odyssey/" xlink:type="simple">https://store.steampowered.com/app/1902860/Light_Odyssey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보스러시 액션게임</text:p>
          </table:table-cell>
          <table:table-cell table:style-name="ce53" table:content-validation-name="val2" office:value-type="string" calcext:value-type="string">
            <text:p>SSU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핀</text:p>
          </table:table-cell>
          <table:table-cell table:style-name="ce33" office:value-type="string" calcext:value-type="string">
            <text:p>LAPIN</text:p>
          </table:table-cell>
          <table:table-cell table:style-name="ce103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정밀 플랫포머</text:p>
          </table:table-cell>
          <table:table-cell table:style-name="ce53" table:content-validation-name="val2" office:value-type="string" calcext:value-type="string">
            <text:p>Studio Dooda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tudio Dooda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러브 딜리버리</text:p>
          </table:table-cell>
          <table:table-cell table:style-name="ce33" office:value-type="string" calcext:value-type="string">
            <text:p>Love Delivery</text:p>
          </table:table-cell>
          <table:table-cell table:style-name="ce103" office:value-type="string" calcext:value-type="string">
            <text:p><text:a xlink:href="https://store.steampowered.com/app/1817940/Love_Delivery/" xlink:type="simple">https://store.steampowered.com/app/1817940/Love_Delivery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미소녀 연애 시뮬레이션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로드 오브 파티</text:p>
          </table:table-cell>
          <table:table-cell table:style-name="ce33" office:value-type="string" calcext:value-type="string">
            <text:p>The Lord of the Parties</text:p>
          </table:table-cell>
          <table:table-cell table:style-name="ce103" office:value-type="string" calcext:value-type="string">
            <text:p><text:a xlink:href="https://store.steampowered.com/app/1602880/The_Lord_of_the_Parties/" xlink:type="simple">https://store.steampowered.com/app/1602880/The_Lord_of_the_Partie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종스크롤 파티 슈팅 RPG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 office:value-type="string" calcext:value-type="string">
            <text:p>Dizcon</text:p>
          </table:table-cell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국어 페이지에 오른쪽 상단 짧은 설명이 영어( 이걸 내가 제작사에 알려줘야 할까?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바토: 오리지널 콤플렉스</text:p>
          </table:table-cell>
          <table:table-cell table:style-name="ce33" office:value-type="string" calcext:value-type="string">
            <text:p>Ruvato: Original Complex</text:p>
          </table:table-cell>
          <table:table-cell table:style-name="ce103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핵앤슬래시</text:p>
          </table:table-cell>
          <table:table-cell table:style-name="ce53" table:content-validation-name="val2" office:value-type="string" calcext:value-type="string">
            <text:p>REMIM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EMIM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시의 일기</text:p>
          </table:table-cell>
          <table:table-cell table:style-name="ce33" office:value-type="string" calcext:value-type="string">
            <text:p>Diary of Lucie</text:p>
          </table:table-cell>
          <table:table-cell table:style-name="ce103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</text:p>
          </table:table-cell>
          <table:table-cell table:style-name="ce53" table:content-validation-name="val2" office:value-type="string" calcext:value-type="string">
            <text:p>Parange Projec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range Projec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린, 퍼즐에 그려진 소녀 이야기</text:p>
          </table:table-cell>
          <table:table-cell table:style-name="ce33" office:value-type="string" calcext:value-type="string">
            <text:p>Lynn , The Girl Drawn On Puzzles</text:p>
          </table:table-cell>
          <table:table-cell table:style-name="ce103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OTORI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OTORI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3 Re:Fine －인형 마녀 아이루디의 이야기－</text:p>
          </table:table-cell>
          <table:table-cell table:style-name="ce33" office:value-type="string" calcext:value-type="string">
            <text:p>WitchSpring3 Re:Fine - The Story of Eirudy -</text:p>
          </table:table-cell>
          <table:table-cell table:style-name="ce103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R</text:p>
          </table:table-cell>
          <table:table-cell table:style-name="ce33" office:value-type="string" calcext:value-type="string">
            <text:p>WitchSpring R</text:p>
          </table:table-cell>
          <table:table-cell table:style-name="ce103" office:value-type="string" calcext:value-type="string">
            <text:p><text:a xlink:href="https://store.steampowered.com/app/1958220/WitchSpring_R/" xlink:type="simple">https://store.steampowered.com/app/1958220/WitchSpring_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형 육성 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탈릭 차일드</text:p>
          </table:table-cell>
          <table:table-cell table:style-name="ce33" office:value-type="string" calcext:value-type="string">
            <text:p>METALLIC CHILD</text:p>
          </table:table-cell>
          <table:table-cell table:style-name="ce103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3" table:content-validation-name="val2" office:value-type="string" calcext:value-type="string">
            <text:p>Action Square(STUDIO HG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RES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</text:p>
          </table:table-cell>
          <table:table-cell table:style-name="ce33" office:value-type="string" calcext:value-type="string">
            <text:p>Monads</text:p>
          </table:table-cell>
          <table:table-cell table:style-name="ce103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 II</text:p>
          </table:table-cell>
          <table:table-cell table:style-name="ce33" office:value-type="string" calcext:value-type="string">
            <text:p>Monads II</text:p>
          </table:table-cell>
          <table:table-cell table:style-name="ce103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태솔로</text:p>
          </table:table-cell>
          <table:table-cell table:style-name="ce33" office:value-type="string" calcext:value-type="string">
            <text:p>Motesolo : No Girlfriend Since Birth</text:p>
          </table:table-cell>
          <table:table-cell table:style-name="ce103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INDICAVA INTERACTIV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CAVA INTERACTI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문경새재</text:p>
          </table:table-cell>
          <table:table-cell table:style-name="ce33" office:value-type="string" calcext:value-type="string">
            <text:p>Seonbi : Scholar of Joseon</text:p>
          </table:table-cell>
          <table:table-cell table:style-name="ce103" office:value-type="string" calcext:value-type="string">
            <text:p><text:a xlink:href="https://store.steampowered.com/app/1925860/Seonbi__Scholar_of_Joseon/" xlink:type="simple">https://store.steampowered.com/app/1925860/Seonbi__Scholar_of_Jose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액션 로그라이트</text:p>
          </table:table-cell>
          <table:table-cell table:style-name="ce53" table:content-validation-name="val2" office:value-type="string" calcext:value-type="string">
            <text:p>Team ETTU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ETTU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미제사건은 끝내야 하니까</text:p>
          </table:table-cell>
          <table:table-cell table:style-name="ce33" office:value-type="string" calcext:value-type="string">
            <text:p>No Case Should Remain Unsolved</text:p>
          </table:table-cell>
          <table:table-cell table:style-name="ce103" office:value-type="string" calcext:value-type="string">
            <text:p><text:a xlink:href="https://store.steampowered.com/app/2676840/No_Case_Should_Remain_Unsolved/" xlink:type="simple">https://store.steampowered.com/app/2676840/No_Case_Should_Remain_Unsolved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, 포인트 앤 클릭</text:p>
          </table:table-cell>
          <table:table-cell table:style-name="ce53" table:content-validation-name="val2" office:value-type="string" calcext:value-type="string">
            <text:p>Somi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omi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배고픈 원시인</text:p>
          </table:table-cell>
          <table:table-cell table:style-name="ce33" office:value-type="string" calcext:value-type="string">
            <text:p>Hungry Caveman</text:p>
          </table:table-cell>
          <table:table-cell table:style-name="ce103" office:value-type="string" calcext:value-type="string">
            <text:p><text:a xlink:href="https://store.steampowered.com/app/2166250/Hungry_Caveman/" xlink:type="simple">https://store.steampowered.com/app/2166250/Hungry_Cavema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리드 스타즈</text:p>
          </table:table-cell>
          <table:table-cell table:style-name="ce33" office:value-type="string" calcext:value-type="string">
            <text:p>BURIED STARS</text:p>
          </table:table-cell>
          <table:table-cell table:style-name="ce103" office:value-type="string" calcext:value-type="string">
            <text:p><text:a xlink:href="https://store.steampowered.com/app/1025960/BURIED_STARS/" xlink:type="simple">https://store.steampowered.com/app/1025960/BURIED_STA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일드 엣지</text:p>
          </table:table-cell>
          <table:table-cell table:style-name="ce33" office:value-type="string" calcext:value-type="string">
            <text:p>Veiled Edge</text:p>
          </table:table-cell>
          <table:table-cell table:style-name="ce103" office:value-type="string" calcext:value-type="string">
            <text:p><text:a xlink:href="https://store.steampowered.com/app/2447120/Veiled_Edge/" xlink:type="simple">https://store.steampowered.com/app/2447120/Veiled_Edge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해킹액션 플랫포머</text:p>
          </table:table-cell>
          <table:table-cell table:style-name="ce53" table:content-validation-name="val2" office:value-type="string" calcext:value-type="string">
            <text:p>Onw Studio, 오뉴월스튜디오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w Studio, 오뉴월스튜디오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별이되어라2: 베다의 기사들</text:p>
          </table:table-cell>
          <table:table-cell table:style-name="ce33" office:value-type="string" calcext:value-type="string">
            <text:p>ASTRA: Knights of Veda</text:p>
          </table:table-cell>
          <table:table-cell table:style-name="ce103" office:value-type="string" calcext:value-type="string">
            <text:p><text:a xlink:href="https://store.steampowered.com/app/2484250/ASTRA_Knights_of_Veda/" xlink:type="simple">https://store.steampowered.com/app/2484250/ASTRA_Knights_of_Veda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벨트 스크롤 2D 액션 MORPG</text:p>
          </table:table-cell>
          <table:table-cell table:style-name="ce53" table:content-validation-name="val2" office:value-type="string" calcext:value-type="string">
            <text:p>FLI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YBE 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루 웬즈데이</text:p>
          </table:table-cell>
          <table:table-cell table:style-name="ce33" office:value-type="string" calcext:value-type="string">
            <text:p>Blue Wednesday</text:p>
          </table:table-cell>
          <table:table-cell table:style-name="ce103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나이트</text:p>
          </table:table-cell>
          <table:table-cell table:style-name="ce33" office:value-type="string" calcext:value-type="string">
            <text:p>Before The Night</text:p>
          </table:table-cell>
          <table:table-cell table:style-name="ce103" office:value-type="string" calcext:value-type="string">
            <text:p><text:a xlink:href="https://store.steampowered.com/app/1829420/Before_The_Night/" xlink:type="simple">https://store.steampowered.com/app/1829420/Before_The_Nigh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호러 액션 어드벤처</text:p>
          </table:table-cell>
          <table:table-cell table:style-name="ce53" table:content-validation-name="val2" office:value-type="string" calcext:value-type="string">
            <text:p>Uneducated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neducated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검색해도 정보가 나오지 않아 잘 모르겠지만 대충 넘어가자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그레스</text:p>
          </table:table-cell>
          <table:table-cell table:style-name="ce33" office:value-type="string" calcext:value-type="string">
            <text:p>Sagres</text:p>
          </table:table-cell>
          <table:table-cell table:style-name="ce103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역사, 항해, 어드벤처</text:p>
          </table:table-cell>
          <table:table-cell table:style-name="ce53" table:content-validation-name="val2" office:value-type="string" calcext:value-type="string">
            <text:p>ooz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ehashi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람 속에 피는 꽃</text:p>
          </table:table-cell>
          <table:table-cell table:style-name="ce33" office:value-type="string" calcext:value-type="string">
            <text:p>Flower in Us</text:p>
          </table:table-cell>
          <table:table-cell table:style-name="ce103" office:value-type="string" calcext:value-type="string">
            <text:p><text:a xlink:href="https://store.steampowered.com/app/2482920/_/?l=koreana" xlink:type="simple">https://store.steampowered.com/app/2482920/_/?l=koreana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 office:value-type="string" calcext:value-type="string">
            <text:p>Team Gypsophila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망여각</text:p>
          </table:table-cell>
          <table:table-cell table:style-name="ce33" office:value-type="string" calcext:value-type="string">
            <text:p>8Doors: Arum's Afterlife Adventure</text:p>
          </table:table-cell>
          <table:table-cell table:style-name="ce103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메트로베니아</text:p>
          </table:table-cell>
          <table:table-cell table:style-name="ce53" table:content-validation-name="val2" office:value-type="string" calcext:value-type="string">
            <text:p>Rootless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나비</text:p>
          </table:table-cell>
          <table:table-cell table:style-name="ce33" office:value-type="string" calcext:value-type="string">
            <text:p>SANABI: The Revenant</text:p>
          </table:table-cell>
          <table:table-cell table:style-name="ce103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WONDER PO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타는 교복을 입을 수 밖에 없어</text:p>
          </table:table-cell>
          <table:table-cell table:style-name="ce33" office:value-type="string" calcext:value-type="string">
            <text:p>Adolescent Santa Claus</text:p>
          </table:table-cell>
          <table:table-cell table:style-name="ce103" office:value-type="string" calcext:value-type="string">
            <text:p><text:a xlink:href="https://store.steampowered.com/app/628730/Adolescent_Santa_Claus/" xlink:type="simple">https://store.steampowered.com/app/628730/Adolescent_Santa_Clau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비주얼노블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 장의 카드</text:p>
          </table:table-cell>
          <table:table-cell table:style-name="ce33" office:value-type="string" calcext:value-type="string">
            <text:p>Three of Cards</text:p>
          </table:table-cell>
          <table:table-cell table:style-name="ce103" office:value-type="string" calcext:value-type="string">
            <text:p><text:a xlink:href="https://store.steampowered.com/app/1552250/Three_of_Cards/" xlink:type="simple">https://store.steampowered.com/app/1552250/Three_of_Card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누아르 카드 액션 게임</text:p>
          </table:table-cell>
          <table:table-cell table:style-name="ce53" table:content-validation-name="val2" office:value-type="string" calcext:value-type="string">
            <text:p>Sparky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parky Studios</text:p>
          </table:table-cell>
          <table:table-cell table:style-name="ce80" table:content-validation-name="val3" office:value-type="string" calcext:value-type="string">
            <text:p>Sejong Univ. PandoraCube</text:p>
          </table:table-cell>
          <table:table-cell table:style-name="ce80" table:content-validation-name="val3"/>
          <table:table-cell table:style-name="ce26"/>
          <table:table-cell table:style-name="ce98" office:value-type="string" calcext:value-type="string">
            <text:p><text:a xlink:href="https://www.kukinews.com/newsView/kuk202110050173" xlink:type="simple">https://www.kukinews.com/newsView/kuk202110050173</text:a></text:p>
            <text:p>스파키 스튜디오는 세종대학교 게임 개발 동아리 ‘판도라큐브’의 멤버 중 2명이</text:p>
            <text:p>의기투합해서 만들어진 팀이다.</text:p>
            <text:p>기획·프로그래밍을 맡은 김준우 팀장과 아트 담당 이채영 팀원으로 구성됐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븐데이즈 오리진</text:p>
          </table:table-cell>
          <table:table-cell table:style-name="ce33" office:value-type="string" calcext:value-type="string">
            <text:p>7Days Origins</text:p>
          </table:table-cell>
          <table:table-cell table:style-name="ce103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텍스트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숲속의 작은 마녀</text:p>
          </table:table-cell>
          <table:table-cell table:style-name="ce33" office:value-type="string" calcext:value-type="string">
            <text:p>Little Witch in the Woods</text:p>
          </table:table-cell>
          <table:table-cell table:style-name="ce103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시뮬레이션</text:p>
          </table:table-cell>
          <table:table-cell table:style-name="ce53" table:content-validation-name="val2" office:value-type="string" calcext:value-type="string">
            <text:p>SUNNY SIDE UP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NY SIDE UP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도쿠 알피지</text:p>
          </table:table-cell>
          <table:table-cell table:style-name="ce33" office:value-type="string" calcext:value-type="string">
            <text:p>Sudoku RPG</text:p>
          </table:table-cell>
          <table:table-cell table:style-name="ce103" office:value-type="string" calcext:value-type="string">
            <text:p><text:a xlink:href="https://store.steampowered.com/app/1474200/Sudoku_RPG/" xlink:type="simple">https://store.steampowered.com/app/1474200/Sudoku_RP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플릿 스퀘어</text:p>
          </table:table-cell>
          <table:table-cell table:style-name="ce33" office:value-type="string" calcext:value-type="string">
            <text:p>Split square</text:p>
          </table:table-cell>
          <table:table-cell table:style-name="ce103" office:value-type="string" calcext:value-type="string">
            <text:p><text:a xlink:href="https://store.steampowered.com/app/2491130/Split_square/" xlink:type="simple">https://store.steampowered.com/app/2491130/Split_squa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로그라이크</text:p>
          </table:table-cell>
          <table:table-cell table:style-name="ce53" table:content-validation-name="val2" office:value-type="string" calcext:value-type="string">
            <text:p>Shed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hedin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gall.dcinside.com/mgallery/board/view/?id=pixelart&amp;no=22153" xlink:type="simple">https://gall.dcinside.com/mgallery/board/view/?id=pixelart&amp;no=22153</text:a></text:p>
            <text:p/>
            <text:p>dc인사이드에 개발일지가 올라온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식스타 게이트: 스타트레일</text:p>
          </table:table-cell>
          <table:table-cell table:style-name="ce33" office:value-type="string" calcext:value-type="string">
            <text:p>Sixtar Gate: STARTRAIL</text:p>
          </table:table-cell>
          <table:table-cell table:style-name="ce103" office:value-type="string" calcext:value-type="string">
            <text:p><text:a xlink:href="https://store.steampowered.com/app/1802720/Sixtar_Gate_STARTRAIL/" xlink:type="simple">https://store.steampowered.com/app/1802720/Sixtar_Gate_STARTRAI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건반형 리듬 게임</text:p>
          </table:table-cell>
          <table:table-cell table:style-name="ce53" table:content-validation-name="val2" office:value-type="string" calcext:value-type="string">
            <text:p>Lyrebird Studio</text:p>
          </table:table-cell>
          <table:table-cell table:style-name="ce46" table:content-validation-name="val2" office:value-type="string" calcext:value-type="string">
            <text:p>Starlike Inc.</text:p>
          </table:table-cell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실망실업자</text:p>
          </table:table-cell>
          <table:table-cell table:style-name="ce33"/>
          <table:table-cell table:style-name="ce103" office:value-type="string" calcext:value-type="string">
            <text:p><text:a xlink:href="https://store.steampowered.com/app/371120/_/" xlink:type="simple">https://store.steampowered.com/app/371120/_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진보적 시각 소설</text:p>
          </table:table-cell>
          <table:table-cell table:style-name="ce53" table:content-validation-name="val2" office:value-type="string" calcext:value-type="string">
            <text:p>YGGDRASIL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GGDRASIL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썸썸 편의점</text:p>
          </table:table-cell>
          <table:table-cell table:style-name="ce33" office:value-type="string" calcext:value-type="string">
            <text:p>Some Some Convenience Store</text:p>
          </table:table-cell>
          <table:table-cell table:style-name="ce103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연애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라하 : 이은도의 저주</text:p>
          </table:table-cell>
          <table:table-cell table:style-name="ce33" office:value-type="string" calcext:value-type="string">
            <text:p>Araha : Curse of Yieun Island</text:p>
          </table:table-cell>
          <table:table-cell table:style-name="ce103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Palm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lm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 office:value-type="string" calcext:value-type="string">
            <text:p>아키타입 블루</text:p>
          </table:table-cell>
          <table:table-cell table:style-name="ce33" office:value-type="string" calcext:value-type="string">
            <text:p>ARCHETYPE BLUE</text:p>
          </table:table-cell>
          <table:table-cell table:style-name="ce103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로그라이트 덱빌딩</text:p>
          </table:table-cell>
          <table:table-cell table:style-name="ce53" table:content-validation-name="val2" office:value-type="string" calcext:value-type="string">
            <text:p>Codename Bo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플레이 가능 버전 미 공개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엑스 인베이더</text:p>
          </table:table-cell>
          <table:table-cell table:style-name="ce33" office:value-type="string" calcext:value-type="string">
            <text:p>X Invader</text:p>
          </table:table-cell>
          <table:table-cell table:style-name="ce103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, 핵앤슬래시</text:p>
          </table:table-cell>
          <table:table-cell table:style-name="ce53" table:content-validation-name="val2" office:value-type="string" calcext:value-type="string">
            <text:p>ALLAF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LAF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엔스펠</text:p>
          </table:table-cell>
          <table:table-cell table:style-name="ce33" office:value-type="string" calcext:value-type="string">
            <text:p>Enspell</text:p>
          </table:table-cell>
          <table:table-cell table:style-name="ce103" office:value-type="string" calcext:value-type="string">
            <text:p><text:a xlink:href="https://store.steampowered.com/app/2396900/Enspell/" xlink:type="simple">https://store.steampowered.com/app/2396900/Enspell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덱빌딩 로그라이크</text:p>
          </table:table-cell>
          <table:table-cell table:style-name="ce53" table:content-validation-name="val2" office:value-type="string" calcext:value-type="string">
            <text:p>GoldPumpkin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ldPumpkin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엠버스 러브: 잔불의 사랑</text:p>
          </table:table-cell>
          <table:table-cell table:style-name="ce33" office:value-type="string" calcext:value-type="string">
            <text:p>Ember's Love</text:p>
          </table:table-cell>
          <table:table-cell table:style-name="ce103" office:value-type="string" calcext:value-type="string">
            <text:p><text:a xlink:href="https://store.steampowered.com/app/2153900/Embers_Love/" xlink:type="simple">https://store.steampowered.com/app/2153900/Embers_Lo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RPG</text:p>
          </table:table-cell>
          <table:table-cell table:style-name="ce53" table:content-validation-name="val2" office:value-type="string" calcext:value-type="string">
            <text:p>LeeBbunsi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litt.ly/pixelbbunsik" xlink:type="simple">https://litt.ly/pixelbbunsik</text:a></text:p>
            <text:p/>
            <text:p>이뿡식, 말구6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름의 끝에 피는 꽃</text:p>
          </table:table-cell>
          <table:table-cell table:style-name="ce33" office:value-type="string" calcext:value-type="string">
            <text:p>Flowers Blooming at the End of Summer</text:p>
          </table:table-cell>
          <table:table-cell table:style-name="ce103" office:value-type="string" calcext:value-type="string">
            <text:p><text:a xlink:href="https://store.steampowered.com/app/1173010/Flowers_Blooming_at_the_End_of_Summer/" xlink:type="simple">https://store.steampowered.com/app/1173010/Flowers_Blooming_at_the_End_of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idnightWor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포키우기</text:p>
          </table:table-cell>
          <table:table-cell table:style-name="ce33" office:value-type="string" calcext:value-type="string">
            <text:p>Lu Bu Maker</text:p>
          </table:table-cell>
          <table:table-cell table:style-name="ce103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육성 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오구와 비밀의 숲</text:p>
          </table:table-cell>
          <table:table-cell table:style-name="ce33" office:value-type="string" calcext:value-type="string">
            <text:p>Ogu and the Secret Forest</text:p>
          </table:table-cell>
          <table:table-cell table:style-name="ce103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어드벤처, 퍼즐</text:p>
          </table:table-cell>
          <table:table-cell table:style-name="ce53" table:content-validation-name="val2" office:value-type="string" calcext:value-type="string">
            <text:p>Moonlab Studio</text:p>
          </table:table-cell>
          <table:table-cell table:style-name="ce46" table:content-validation-name="val2" office:value-type="string" calcext:value-type="string">
            <text:p>Sinkhole Studio</text:p>
          </table:table-cell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용사의 자격</text:p>
          </table:table-cell>
          <table:table-cell table:style-name="ce33" office:value-type="string" calcext:value-type="string">
            <text:p>Qualification as Rogue</text:p>
          </table:table-cell>
          <table:table-cell table:style-name="ce103" office:value-type="string" calcext:value-type="string">
            <text:p><text:a xlink:href="https://store.steampowered.com/app/2308820/Qualification_as_Rogue/" xlink:type="simple">https://store.steampowered.com/app/2308820/Qualification_as_Rogu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, 플랫포머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유튜버 서바이버즈</text:p>
          </table:table-cell>
          <table:table-cell table:style-name="ce33" office:value-type="string" calcext:value-type="string">
            <text:p>Youtuber Survivors</text:p>
          </table:table-cell>
          <table:table-cell table:style-name="ce103" office:value-type="string" calcext:value-type="string">
            <text:p><text:a xlink:href="https://store.steampowered.com/app/2098560/Youtuber_Survivors/" xlink:type="simple">https://store.steampowered.com/app/2098560/Youtuber_Survivor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액션 로그라이크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자세한 정보를 찾을 수가 없는데. 일단 대한민국 서울에 살고 계시다고 합니다.</text:span></text:p>
            <text:p><text:span text:style-name="T2">대충 한국 게임으로 치겠습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라</text:p>
          </table:table-cell>
          <table:table-cell table:style-name="ce33" office:value-type="string" calcext:value-type="string">
            <text:p>Ira</text:p>
          </table:table-cell>
          <table:table-cell table:style-name="ce103" office:value-type="string" calcext:value-type="string">
            <text:p><text:a xlink:href="https://store.steampowered.com/app/1536210/Ira/" xlink:type="simple">https://store.steampowered.com/app/1536210/I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탄막 슈팅 로그라이트</text:p>
          </table:table-cell>
          <table:table-cell table:style-name="ce53" table:content-validation-name="val2" office:value-type="string" calcext:value-type="string">
            <text:p>ABSh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icalis,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shelter.id/gjslwnd0712/community" xlink:type="simple">https://shelter.id/gjslwnd0712/community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터널 리턴</text:p>
          </table:table-cell>
          <table:table-cell table:style-name="ce33" office:value-type="string" calcext:value-type="string">
            <text:p>Eternal Return</text:p>
          </table:table-cell>
          <table:table-cell table:style-name="ce103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Nimble Neur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ao Games Europe B.V. (EU,NA,OCE)</text:p>
          </table:table-cell>
          <table:table-cell table:style-name="ce80" table:content-validation-name="val3" office:value-type="string" calcext:value-type="string">
            <text:p>Nimble Neuron (Excluding EU,NA,OCE)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인과율</text:p>
          </table:table-cell>
          <table:table-cell table:style-name="ce33" office:value-type="string" calcext:value-type="string">
            <text:p>Causality</text:p>
          </table:table-cell>
          <table:table-cell table:style-name="ce103" office:value-type="string" calcext:value-type="string">
            <text:p><text:a xlink:href="https://store.steampowered.com/app/1158720/Causality/" xlink:type="simple">https://store.steampowered.com/app/1158720/Causalit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서바이벌 호러</text:p>
          </table:table-cell>
          <table:table-cell table:style-name="ce53" table:content-validation-name="val2" office:value-type="string" calcext:value-type="string">
            <text:p>WAFF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izno.net/article/4105400495" xlink:type="simple">https://bizno.net/article/4105400495</text:a></text:p>
            <text:p/>
            <text:p>사업자 현재 상태 : 폐업자 (폐업일 : 20230128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일레븐지스: 플라스크</text:p>
          </table:table-cell>
          <table:table-cell table:style-name="ce33" office:value-type="string" calcext:value-type="string">
            <text:p>Elevenses: The Flask</text:p>
          </table:table-cell>
          <table:table-cell table:style-name="ce103" office:value-type="string" calcext:value-type="string">
            <text:p><text:a xlink:href="https://store.steampowered.com/app/1165230/Elevenses_The_Flask/" xlink:type="simple">https://store.steampowered.com/app/1165230/Elevenses_The_Flask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REDRA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장화홍련: 기억의 조각</text:p>
          </table:table-cell>
          <table:table-cell table:style-name="ce35" office:value-type="string" calcext:value-type="string">
            <text:p>Rose and Lotus: Petals of Memories</text:p>
          </table:table-cell>
          <table:table-cell table:style-name="ce17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2D, 포인트앤클릭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메타실록</text:p>
          </table:table-cell>
          <table:table-cell table:style-name="ce33" office:value-type="string" calcext:value-type="string">
            <text:p>Korea Dynasty</text:p>
          </table:table-cell>
          <table:table-cell table:style-name="ce103" office:value-type="string" calcext:value-type="string">
            <text:p><text:a xlink:href="https://store.steampowered.com/app/2216600/Korea_Dynasty/" xlink:type="simple">https://store.steampowered.com/app/2216600/Korea_Dynast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오픈월드 생존 탐험</text:p>
          </table:table-cell>
          <table:table-cell table:style-name="ce53" table:content-validation-name="val2" office:value-type="string" calcext:value-type="string">
            <text:p>(주)행복한다람쥐단( Happy Daram Inc. 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(주)행복한다람쥐단( Happy Daram Inc. )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구멸망 60초전! -운석배구 편-</text:p>
          </table:table-cell>
          <table:table-cell table:style-name="ce33" office:value-type="string" calcext:value-type="string">
            <text:p>Meteor Volleyball!</text:p>
          </table:table-cell>
          <table:table-cell table:style-name="ce103" office:value-type="string" calcext:value-type="string">
            <text:p><text:a xlink:href="https://store.steampowered.com/app/1816080/Meteor_Volleyball/" xlink:type="simple">https://store.steampowered.com/app/1816080/Meteor_Volley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2d 배구 게임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첫눈</text:p>
          </table:table-cell>
          <table:table-cell table:style-name="ce33" office:value-type="string" calcext:value-type="string">
            <text:p>First Snow</text:p>
          </table:table-cell>
          <table:table-cell table:style-name="ce103" office:value-type="string" calcext:value-type="string">
            <text:p><text:a xlink:href="https://store.steampowered.com/app/2232200/First_Snow/" xlink:type="simple">https://store.steampowered.com/app/2232200/First_Snow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Studio L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비주얼노벨 &lt;첫눈&gt;을 스팀에서 구매하여 플레이하실 수 있게 되었습니다.</text:p>
            <text:p>잘 부탁드립니다!</text:p>
            <text:p/>
            <text:p>시나리오: 래영 @lychoi2000</text:p>
            <text:p>일러스트: Dabi @tto_dabi</text:p>
            <text:p>OST: Scarlette @biomusician</text:p>
            <text:p>제작: Studio Ly @Studio_Ly_</text:p>
            <text:p>배급: PsychoFlux Ent. @PsychoFlux_KR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쿠시의 엄천난 모험!!</text:p>
          </table:table-cell>
          <table:table-cell table:style-name="ce33" office:value-type="string" calcext:value-type="string">
            <text:p>Cush's Amazin' Adventure!!</text:p>
          </table:table-cell>
          <table:table-cell table:style-name="ce103" office:value-type="string" calcext:value-type="string">
            <text:p><text:a xlink:href="https://store.steampowered.com/app/2276110/Cushs_Amazin_Adventure/" xlink:type="simple">https://store.steampowered.com/app/2276110/Cushs_Amazin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한국인 으로 추측됨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퀸즈 아이돌</text:p>
          </table:table-cell>
          <table:table-cell table:style-name="ce33" office:value-type="string" calcext:value-type="string">
            <text:p>Idol Queens Production</text:p>
          </table:table-cell>
          <table:table-cell table:style-name="ce103" office:value-type="string" calcext:value-type="string">
            <text:p><text:a xlink:href="https://store.steampowered.com/app/1865080/Idol_Queens_Production/" xlink:type="simple">https://store.steampowered.com/app/1865080/Idol_Queens_Produc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아이돌 육성 시뮬레이션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콘텐츠 제작에 활용한 아이돌의 괴롭힘(?) 문제가 발견되어 관련 컨텐츠를 삭제 하거나 제 재작하였다고 한다.</text:p>
            <text:p/>
            <text:p>https://aju.news/546529.html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크로노 아크</text:p>
          </table:table-cell>
          <table:table-cell table:style-name="ce35" office:value-type="string" calcext:value-type="string">
            <text:p>Chrono Ark</text:p>
          </table:table-cell>
          <table:table-cell table:style-name="ce17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크, 덱빌딩</text:p>
          </table:table-cell>
          <table:table-cell table:style-name="ce55" table:content-validation-name="val2" office:value-type="string" calcext:value-type="string">
            <text:p>Al Fine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l Fin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 언더 파이어 : 더 크루세이더</text:p>
          </table:table-cell>
          <table:table-cell table:style-name="ce33" office:value-type="string" calcext:value-type="string">
            <text:p>Kingdom Under Fire: The Crusaders</text:p>
          </table:table-cell>
          <table:table-cell table:style-name="ce103" office:value-type="string" calcext:value-type="string">
            <text:p><text:a xlink:href="https://store.steampowered.com/app/1121420/Kingdom_Under_Fire_The_Crusaders/" xlink:type="simple">https://store.steampowered.com/app/1121420/Kingdom_Under_Fire_The_Crusader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언더파이어: 히어로즈</text:p>
          </table:table-cell>
          <table:table-cell table:style-name="ce33" office:value-type="string" calcext:value-type="string">
            <text:p>Kingdom Under Fire: Heroes</text:p>
          </table:table-cell>
          <table:table-cell table:style-name="ce103" office:value-type="string" calcext:value-type="string">
            <text:p><text:a xlink:href="https://store.steampowered.com/app/1315200/Kingdom_Under_Fire_Heroes/" xlink:type="simple">https://store.steampowered.com/app/1315200/Kingdom_Under_Fir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트러블슈터: 버려진 아이들</text:p>
          </table:table-cell>
          <table:table-cell table:style-name="ce35" office:value-type="string" calcext:value-type="string">
            <text:p>TROUBLESHOOTER: Abandoned Children</text:p>
          </table:table-cell>
          <table:table-cell table:style-name="ce17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SRPG</text:p>
          </table:table-cell>
          <table:table-cell table:style-name="ce55" table:content-validation-name="val2" office:value-type="string" calcext:value-type="string">
            <text:p>Dandyli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Dandyli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팀파이트 매니저</text:p>
          </table:table-cell>
          <table:table-cell table:style-name="ce33" office:value-type="string" calcext:value-type="string">
            <text:p>Teamfight Manager</text:p>
          </table:table-cell>
          <table:table-cell table:style-name="ce103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시뮬레이션, 경영, 오토배틀러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파이널나이트</text:p>
          </table:table-cell>
          <table:table-cell table:style-name="ce33" office:value-type="string" calcext:value-type="string">
            <text:p>FINAL KNIGHT</text:p>
          </table:table-cell>
          <table:table-cell table:style-name="ce103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43" office:value-type="string" calcext:value-type="string">
            <text:p>2024Q2 예정</text:p>
          </table:table-cell>
          <table:table-cell table:style-name="ce20" office:value-type="string" calcext:value-type="string">
            <text:p>벨트스크롤, 액션RPG</text:p>
          </table:table-cell>
          <table:table-cell table:style-name="ce53" table:content-validation-name="val2" office:value-type="string" calcext:value-type="string">
            <text:p>2oclock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페치카</text:p>
          </table:table-cell>
          <table:table-cell table:style-name="ce33" office:value-type="string" calcext:value-type="string">
            <text:p>Pechka: Historical Story Adventure</text:p>
          </table:table-cell>
          <table:table-cell table:style-name="ce103" office:value-type="string" calcext:value-type="string">
            <text:p><text:a xlink:href="https://store.steampowered.com/app/2210700/Pechka_Historical_Story_Adventure/" xlink:type="simple">https://store.steampowered.com/app/2210700/Pechka_Historical_Story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편집장</text:p>
          </table:table-cell>
          <table:table-cell table:style-name="ce33" office:value-type="string" calcext:value-type="string">
            <text:p>THE EDITOR</text:p>
          </table:table-cell>
          <table:table-cell table:style-name="ce103" office:value-type="string" calcext:value-type="string">
            <text:p><text:a xlink:href="https://store.steampowered.com/app/2310920/THE_EDITOR/" xlink:type="simple">https://store.steampowered.com/app/2310920/THE_EDIT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신문 편집 어드벤처</text:p>
          </table:table-cell>
          <table:table-cell table:style-name="ce53" table:content-validation-name="val2" office:value-type="string" calcext:value-type="string">
            <text:p>DECATRE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CATRE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thisisgame.com/webzine/special/nboard/5/?n=177788" xlink:type="simple">https://www.thisisgame.com/webzine/special/nboard/5/?n=177788</text:a></text:p>
            <text:p/>
            <text:p>오늘 소개할 팀은 '데카트리 게임즈'입니다. 팀에서 1인 개발자로 활동하고 있는 </text:p>
            <text:p>'이도현' 총괄은 텍스트 어드벤처인 &lt;편집장&gt;을 개발하여 </text:p>
            <text:p>GIGDC에서 제작부문 일반부 동상을 받았습니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플레비 퀘스트: 더 크루세이즈</text:p>
          </table:table-cell>
          <table:table-cell table:style-name="ce35" office:value-type="string" calcext:value-type="string">
            <text:p>Plebby Quest: The Crusades</text:p>
          </table:table-cell>
          <table:table-cell table:style-name="ce17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시뮬레이션</text:p>
          </table:table-cell>
          <table:table-cell table:style-name="ce55" table:content-validation-name="val2" office:value-type="string" calcext:value-type="string">
            <text:p>PiedPipers Team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피피숲의 연금술사</text:p>
          </table:table-cell>
          <table:table-cell table:style-name="ce33" office:value-type="string" calcext:value-type="string">
            <text:p>Alchemist of Pipi Forest</text:p>
          </table:table-cell>
          <table:table-cell table:style-name="ce103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깡토 스튜디오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깡토 스튜디오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21 Days</text:p>
          </table:table-cell>
          <table:table-cell table:style-name="ce103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난민 시뮬레이션</text:p>
          </table:table-cell>
          <table:table-cell table:style-name="ce53" table:content-validation-name="val2" office:value-type="string" calcext:value-type="string">
            <text:p>Hardtalk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rdtalk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3000th Duel</text:p>
          </table:table-cell>
          <table:table-cell table:style-name="ce17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메트로베니아, 소울라이크</text:p>
          </table:table-cell>
          <table:table-cell table:style-name="ce55" table:content-validation-name="val2" office:value-type="string" calcext:value-type="string">
            <text:p>NEOPOPCORN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EOPOPCORN Cor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6180 the moon</text:p>
          </table:table-cell>
          <table:table-cell table:style-name="ce103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2D, 퍼즐, 플랫폼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 office:value-type="string" calcext:value-type="string">
            <text:p>PokPoong Games</text:p>
          </table:table-cell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CTION SANDBOX</text:p>
          </table:table-cell>
          <table:table-cell table:style-name="ce103" office:value-type="string" calcext:value-type="string">
            <text:p><text:a xlink:href="https://store.steampowered.com/app/1381650/ACTION_SANDBOX/" xlink:type="simple">https://store.steampowered.com/app/1381650/ACTION_SAND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샌드박스, 시뮬레이션, 물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</text:p>
          </table:table-cell>
          <table:table-cell table:style-name="ce17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3인칭, 영구죽음, 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UMPKI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2</text:p>
          </table:table-cell>
          <table:table-cell table:style-name="ce17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<text:span text:style-name="T1">3인칭, 영구죽음, </text:span>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GRAVIT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CENXION</text:p>
          </table:table-cell>
          <table:table-cell table:style-name="ce103" office:value-type="string" calcext:value-type="string">
            <text:p><text:a xlink:href="https://store.steampowered.com/app/1000000/ASCENXION/" xlink:type="simple">https://store.steampowered.com/app/1000000/ASCENX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슈팅 액션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troWings: Space War</text:p>
          </table:table-cell>
          <table:table-cell table:style-name="ce103" office:value-type="string" calcext:value-type="string">
            <text:p><text:a xlink:href="https://store.steampowered.com/app/1326920/AstroWings_Space_War/" xlink:type="simple">https://store.steampowered.com/app/1326920/AstroWings_Space_Wa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탄막 비행 슈팅</text:p>
          </table:table-cell>
          <table:table-cell table:style-name="ce53" table:content-validation-name="val2" office:value-type="string" calcext:value-type="string">
            <text:p>Toward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oward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attery Samurai</text:p>
          </table:table-cell>
          <table:table-cell table:style-name="ce103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Matthewston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tthewston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ack Academy</text:p>
          </table:table-cell>
          <table:table-cell table:style-name="ce103" office:value-type="string" calcext:value-type="string">
            <text:p><text:a xlink:href="https://store.steampowered.com/app/1602390/Black_Academy/" xlink:type="simple">https://store.steampowered.com/app/1602390/Black_Academ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슈팅, 로그라이트</text:p>
          </table:table-cell>
          <table:table-cell table:style-name="ce53" table:content-validation-name="val2" office:value-type="string" calcext:value-type="string">
            <text:p>Catdoors</text:p>
          </table:table-cell>
          <table:table-cell table:style-name="ce46" table:content-validation-name="val2"/>
          <table:table-cell table:style-name="ce80" table:content-validation-name="val3" table:number-columns-repeated="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CK WITCHCRAFT</text:p>
          </table:table-cell>
          <table:table-cell table:style-name="ce17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고딕, 액션RPG</text:p>
          </table:table-cell>
          <table:table-cell table:style-name="ce55" table:content-validation-name="val2" office:value-type="string" calcext:value-type="string">
            <text:p>QuattroGear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RES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de Assault</text:p>
          </table:table-cell>
          <table:table-cell table:style-name="ce17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액션, 로그라이크, 플랫폼</text:p>
          </table:table-cell>
          <table:table-cell table:style-name="ce55" table:content-validation-name="val2" office:value-type="string" calcext:value-type="string">
            <text:p>TeamSuneat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india</text:p>
          </table:table-cell>
          <table:table-cell table:style-name="ce103" office:value-type="string" calcext:value-type="string">
            <text:p><text:a xlink:href="https://store.steampowered.com/app/943510/Blindia/" xlink:type="simple">https://store.steampowered.com/app/943510/Blindia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 퍼즐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ox to the Box</text:p>
          </table:table-cell>
          <table:table-cell table:style-name="ce103" office:value-type="string" calcext:value-type="string">
            <text:p><text:a xlink:href="https://store.steampowered.com/app/1703210/Box_to_the_Box/" xlink:type="simple">https://store.steampowered.com/app/1703210/Box_to_the_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ain Meltdown - Into Despair</text:p>
          </table:table-cell>
          <table:table-cell table:style-name="ce103" office:value-type="string" calcext:value-type="string">
            <text:p><text:a xlink:href="https://store.steampowered.com/app/1476350/Brain_Meltdown__Into_Despair/" xlink:type="simple">https://store.steampowered.com/app/1476350/Brain_Meltdown__Into_Despai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블로그 : <text:a xlink:href="https://blog.naver.com/onfiregames/222782695332" xlink:type="simple">https://blog.naver.com/onfiregames/222782695332</text:a>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oken Blade: Prelude</text:p>
          </table:table-cell>
          <table:table-cell table:style-name="ce103" office:value-type="string" calcext:value-type="string">
            <text:p><text:a xlink:href="https://store.steampowered.com/app/2153950/Broken_Blade_Prelude/" xlink:type="simple">https://store.steampowered.com/app/2153950/Broken_Blade_Prelu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dakecraft.com/" xlink:type="simple">https://dakecraft.com/</text:a></text:p>
            <text:p/>
            <text:p>데크크래프트(DakeCraft) | 박성준 (1998년생/남)</text:p>
            <text:p>✉ E-mail: <text:a xlink:href="mailto:book732732@naver.com" xlink:type="simple">book732732@naver.com</text:a> | 📱 Discord: 데크크래프트#4923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uff Knight Advanced</text:p>
          </table:table-cell>
          <table:table-cell table:style-name="ce103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2D, RPG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eilless</text:p>
          </table:table-cell>
          <table:table-cell table:style-name="ce103" office:value-type="string" calcext:value-type="string">
            <text:p><text:a xlink:href="https://store.steampowered.com/app/1758060/Ceilless/" xlink:type="simple">https://store.steampowered.com/app/1758060/Ceilles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Chicken in the Darkness </text:p>
          </table:table-cell>
          <table:table-cell table:style-name="ce17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1인칭 공포</text:p>
          </table:table-cell>
          <table:table-cell table:style-name="ce55" table:content-validation-name="val2" office:value-type="string" calcext:value-type="string">
            <text:p>Jaesung Kim, Jongseop Lee, Hyunggu Ha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BukGwak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lorzzle</text:p>
          </table:table-cell>
          <table:table-cell table:style-name="ce103" office:value-type="string" calcext:value-type="string">
            <text:p><text:a xlink:href="https://store.steampowered.com/app/818500/Colorzzle/" xlink:type="simple">https://store.steampowered.com/app/818500/Colorzzl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arong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e on Baby!</text:p>
          </table:table-cell>
          <table:table-cell table:style-name="ce103" office:value-type="string" calcext:value-type="string">
            <text:p><text:a xlink:href="https://store.steampowered.com/app/1092260/Come_on_Baby/" xlink:type="simple">https://store.steampowered.com/app/1092260/Come_on_Bab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아케이드, 캐주얼, 스포츠</text:p>
          </table:table-cell>
          <table:table-cell table:style-name="ce53" table:content-validation-name="val2" office:value-type="string" calcext:value-type="string">
            <text:p>Expotato Corp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xpotato Corp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ntract</text:p>
          </table:table-cell>
          <table:table-cell table:style-name="ce103" office:value-type="string" calcext:value-type="string">
            <text:p><text:a xlink:href="https://store.steampowered.com/app/1219300/Contract/" xlink:type="simple">https://store.steampowered.com/app/1219300/Contrac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</text:p>
          </table:table-cell>
          <table:table-cell table:style-name="ce53" table:content-validation-name="val2" office:value-type="string" calcext:value-type="string">
            <text:p>Metamo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tamo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서울대학교 2019년도 2학기 수업 [시리어스 게임]의 과제 Contract입니다. Contract는 2D 횡스크롤 액션 플랫포머 게임으로 2020년 초에 Steam으로 출시했습니다.</text:p>
            <text:p/>
            <text:p><text:a xlink:href="https://github.com/EQwon/Metamong" xlink:type="simple">https://github.com/EQwon/Metamo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NGA!: Harbor Frenzy</text:p>
          </table:table-cell>
          <table:table-cell table:style-name="ce103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VR 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zy Farm : VRGROUND</text:p>
          </table:table-cell>
          <table:table-cell table:style-name="ce103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파티 게임</text:p>
          </table:table-cell>
          <table:table-cell table:style-name="ce53" table:content-validation-name="val2" office:value-type="string" calcext:value-type="string">
            <text:p>Jamong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mong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2018년도에 출시했는데 아직도 앞서해보기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te Invaders</text:p>
          </table:table-cell>
          <table:table-cell table:style-name="ce103" office:value-type="string" calcext:value-type="string">
            <text:p><text:a xlink:href="https://store.steampowered.com/app/1709780/Cute_Invaders/" xlink:type="simple">https://store.steampowered.com/app/1709780/Cute_Invade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, 슈팅, 어드벤쳐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Magic Cube 는 홈페이지가 영어만 있다. 한글 페이지가 있으면 좋을텐데 아쉽네.</text:p>
          </table:table-cell>
        </table:table-row>
        <table:table-row table:style-name="ro8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ndelion - Wishes brought to you -</text:p>
          </table:table-cell>
          <table:table-cell table:style-name="ce103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여성향 연애 육성 시뮬레이션</text:p>
          </table:table-cell>
          <table:table-cell table:style-name="ce53" table:content-validation-name="val2" office:value-type="string" calcext:value-type="string">
            <text:p>Sujin Ri, Marcos Arroyo, Seona Lee, Somi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  <text:p/>
            <text:p>개발사 체리츠의 게임 이라면서 스팀 개발자 정보에는 왜 개인 이름들을 넣어놨나?</text:p>
            <text:p/>
            <text:p><text:span text:style-name="T3">유한회사 체리츠｜대표자 : 이수진｜대표번호 : 02-332-2524</text:span></text:p>
            <text:p><text:span text:style-name="T3">사업자등록번호 : 576-88-00223｜통신판매업 신고번호 : 제 2019-서울종로-0997 호</text:span></text:p>
            <text:p><text:span text:style-name="T3">5F Shinyoung B/D, 14 Gyeonghuigung-gil, Jongno-gu, Seoul, South Korea</text:span></text:p>
          </table:table-cell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/>
          <table:table-cell table:style-name="ce35" office:value-type="string" calcext:value-type="string">
            <text:p>Dark and Darker</text:p>
          </table:table-cell>
          <table:table-cell table:style-name="ce17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-</text:p>
          </table:table-cell>
          <table:table-cell table:style-name="ce55" table:content-validation-name="val2" office:value-type="string" calcext:value-type="string">
            <text:p>IRONMACE 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IRONMACE </text:p>
          </table:table-cell>
          <table:table-cell table:style-name="ce86" table:content-validation-name="val3" table:number-columns-repeated="2"/>
          <table:table-cell table:style-name="ce27"/>
          <table:table-cell table:style-name="ce98" office:value-type="string" calcext:value-type="string">
            <text:p>이 리스트는 스팀 게임을 위한 것이다. 스팀에 돌아오면 활성화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y Island</text:p>
          </table:table-cell>
          <table:table-cell table:style-name="ce103" office:value-type="string" calcext:value-type="string">
            <text:p><text:a xlink:href="https://store.steampowered.com/app/1361150/Day_Island/" xlink:type="simple">https://store.steampowered.com/app/1361150/Day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103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ep Dark Dungeon</text:p>
          </table:table-cell>
          <table:table-cell table:style-name="ce103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액션</text:p>
          </table:table-cell>
          <table:table-cell table:style-name="ce53" table:content-validation-name="val2" office:value-type="string" calcext:value-type="string">
            <text:p>GlassCa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lassCat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CTIVE</text:p>
          </table:table-cell>
          <table:table-cell table:style-name="ce103" office:value-type="string" calcext:value-type="string">
            <text:p><text:a xlink:href="https://store.steampowered.com/app/2153850/DEFECTIVE/" xlink:type="simple">https://store.steampowered.com/app/2153850/DEFECTI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NDUN : Hero Defense</text:p>
          </table:table-cell>
          <table:table-cell table:style-name="ce103" office:value-type="string" calcext:value-type="string">
            <text:p><text:a xlink:href="https://store.steampowered.com/app/2323810/DEFENDUN__Hero_Defense/" xlink:type="simple">https://store.steampowered.com/app/2323810/DEFENDUN__Hero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전략 머지 디펜스</text:p>
          </table:table-cell>
          <table:table-cell table:style-name="ce53" table:content-validation-name="val2" office:value-type="string" calcext:value-type="string">
            <text:p>Gonggamorecontent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nggamorecontent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JMAX RESPECT V</text:p>
          </table:table-cell>
          <table:table-cell table:style-name="ce103" office:value-type="string" calcext:value-type="string">
            <text:p><text:a xlink:href="https://store.steampowered.com/app/960170/DJMAX_RESPECT_V/" xlink:type="simple">https://store.steampowered.com/app/960170/DJMAX_RESPECT_V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리듬게임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TORI</text:p>
          </table:table-cell>
          <table:table-cell table:style-name="ce103" office:value-type="string" calcext:value-type="string">
            <text:p><text:a xlink:href="https://store.steampowered.com/app/1109720/DOTORI/" xlink:type="simple">https://store.steampowered.com/app/1109720/DOTOR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</text:p>
          </table:table-cell>
          <table:table-cell table:style-name="ce53" table:content-validation-name="val2" office:value-type="string" calcext:value-type="string">
            <text:p>Indev-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WNFALLEN</text:p>
          </table:table-cell>
          <table:table-cell table:style-name="ce103" office:value-type="string" calcext:value-type="string">
            <text:p><text:a xlink:href="https://store.steampowered.com/app/2153920/DOWNFALLEN/" xlink:type="simple">https://store.steampowered.com/app/2153920/DOWNFALL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DOWNFALLEN T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reamals</text:p>
          </table:table-cell>
          <table:table-cell table:style-name="ce103" office:value-type="string" calcext:value-type="string">
            <text:p><text:a xlink:href="https://store.steampowered.com/app/480770/Dreamals/" xlink:type="simple">https://store.steampowered.com/app/480770/Dreamal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XINESS Co,.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XINESS Co,.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v.daum.net/v/iiFjOXQBWz" xlink:type="simple">https://v.daum.net/v/iiFjOXQBWz</text:a></text:p>
            <text:p>고범석 자이네스 대표는 “첫 게임을 출시할 때는 시행착오가 많아 어려움을 겪었다”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</text:p>
          </table:table-cell>
          <table:table-cell table:style-name="ce103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 2</text:p>
          </table:table-cell>
          <table:table-cell table:style-name="ce103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Dungreed</text:p>
          </table:table-cell>
          <table:table-cell table:style-name="ce17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2D, 로그라이트, 횡스크롤 액션</text:p>
          </table:table-cell>
          <table:table-cell table:style-name="ce55" table:content-validation-name="val2" office:value-type="string" calcext:value-type="string">
            <text:p>TEAM HORAY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TEAM HORA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n-Train</text:p>
          </table:table-cell>
          <table:table-cell table:style-name="ce103" office:value-type="string" calcext:value-type="string">
            <text:p><text:a xlink:href="https://store.steampowered.com/app/1337030/EnTrain/" xlink:type="simple">https://store.steampowered.com/app/1337030/EnTrai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, 슈팅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Everslash</text:p>
          </table:table-cell>
          <table:table-cell table:style-name="ce17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플랫폼</text:p>
          </table:table-cell>
          <table:table-cell table:style-name="ce55" table:content-validation-name="val2" office:value-type="string" calcext:value-type="string">
            <text:p>Jaemin Park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Z2ON REBOOT : R</text:p>
          </table:table-cell>
          <table:table-cell table:style-name="ce103" office:value-type="string" calcext:value-type="string">
            <text:p><text:a xlink:href="https://store.steampowered.com/app/1477590/EZ2ON_REBOOT__R/" xlink:type="simple">https://store.steampowered.com/app/1477590/EZ2ON_REBOOT__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리듬 게임</text:p>
          </table:table-cell>
          <table:table-cell table:style-name="ce53" table:content-validation-name="val2" office:value-type="string" calcext:value-type="string">
            <text:p>Neonovice Co., Ltd.</text:p>
          </table:table-cell>
          <table:table-cell table:style-name="ce46" table:content-validation-name="val2" office:value-type="string" calcext:value-type="string">
            <text:p>SQUARE PIXELS</text:p>
          </table:table-cell>
          <table:table-cell table:style-name="ce80" table:content-validation-name="val3" office:value-type="string" calcext:value-type="string">
            <text:p>Neonovice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Fairy Knights</text:p>
          </table:table-cell>
          <table:table-cell table:style-name="ce17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퍼즐 RPG</text:p>
          </table:table-cell>
          <table:table-cell table:style-name="ce55" table:content-validation-name="val2" office:value-type="string" calcext:value-type="string">
            <text:p>WIDStudi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KE SIGNALS</text:p>
          </table:table-cell>
          <table:table-cell table:style-name="ce103" office:value-type="string" calcext:value-type="string">
            <text:p><text:a xlink:href="https://store.steampowered.com/app/2161430/FAKE_SIGNALS/" xlink:type="simple">https://store.steampowered.com/app/2161430/FAKE_SIG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하이브리드 로그라이트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office:value-type="string" calcext:value-type="string">
            <text:p>Another Indie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ntasy Fishing Town</text:p>
          </table:table-cell>
          <table:table-cell table:style-name="ce103" office:value-type="string" calcext:value-type="string">
            <text:p><text:a xlink:href="https://store.steampowered.com/app/1904040/Fantasy_Fishing_Town/" xlink:type="simple">https://store.steampowered.com/app/1904040/Fantasy_Fishing_Tow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낚시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lipol</text:p>
          </table:table-cell>
          <table:table-cell table:style-name="ce103" office:value-type="string" calcext:value-type="string">
            <text:p><text:a xlink:href="https://store.steampowered.com/app/1548010/Flipol/" xlink:type="simple">https://store.steampowered.com/app/1548010/Flipo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or the Revenge</text:p>
          </table:table-cell>
          <table:table-cell table:style-name="ce103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M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Hotel Sowls</text:p>
          </table:table-cell>
          <table:table-cell table:style-name="ce17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2D, 미스테리 어드벤처</text:p>
          </table:table-cell>
          <table:table-cell table:style-name="ce55" table:content-validation-name="val2" office:value-type="string" calcext:value-type="string">
            <text:p>Studio Sott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tudio Sot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</text:p>
          </table:table-cell>
          <table:table-cell table:style-name="ce103" office:value-type="string" calcext:value-type="string">
            <text:p><text:a xlink:href="https://store.steampowered.com/app/1918450/HunterX/" xlink:type="simple">https://store.steampowered.com/app/1918450/Hunter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89" office:value-type="string" calcext:value-type="string">
            <text:p><text:span text:style-name="T4">[루리웹 댓글의 일부]</text:span></text:p>
            <text:p/>
            <text:p><text:span text:style-name="T4">안녕하세요. 헌터X 개발자입니다.</text:span></text:p>
            <text:p><text:span text:style-name="T4">2020년 스팀과 닌텐도 스위치로 출시되었던 3000th Duel의 스핀오프 게임입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: code name T</text:p>
          </table:table-cell>
          <table:table-cell table:style-name="ce103" office:value-type="string" calcext:value-type="string">
            <text:p><text:a xlink:href="https://store.steampowered.com/app/2680330/HunterX_code_name_T/" xlink:type="simple">https://store.steampowered.com/app/2680330/HunterX_code_name_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YNPYTOL</text:p>
          </table:table-cell>
          <table:table-cell table:style-name="ce103" office:value-type="string" calcext:value-type="string">
            <text:p><text:a xlink:href="https://store.steampowered.com/app/2520000/HYNPYTOL/" xlink:type="simple">https://store.steampowered.com/app/2520000/HYNPYTOL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퍼즐 어드벤쳐</text:p>
          </table:table-cell>
          <table:table-cell table:style-name="ce53" table:content-validation-name="val2" office:value-type="string" calcext:value-type="string">
            <text:p>base0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se0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zdnet.co.kr/view/?no=20231208173624" xlink:type="simple">https://zdnet.co.kr/view/?no=20231208173624</text:a></text:p>
            <text:p/>
            <text:p>'HYNPYTOL(힌피톨)'</text:p>
            <text:p/>
            <text:p>한글 제목이 기사에 있지만 스팀 페이지에는 없으므로 넣지 않았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dle Catfarmia</text:p>
          </table:table-cell>
          <table:table-cell table:style-name="ce103" office:value-type="string" calcext:value-type="string">
            <text:p><text:a xlink:href="https://store.steampowered.com/app/2399080/Idle_Catfarmia/" xlink:type="simple">https://store.steampowered.com/app/2399080/Idle_Catfarm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방치형 농장 관리 게임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 My MIND.</text:p>
          </table:table-cell>
          <table:table-cell table:style-name="ce103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슈팅</text:p>
          </table:table-cell>
          <table:table-cell table:style-name="ce53" table:content-validation-name="val2" office:value-type="string" calcext:value-type="string">
            <text:p>P.S.B (iNsOoL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finite Sunshine Dust</text:p>
          </table:table-cell>
          <table:table-cell table:style-name="ce103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공포, 어드벤처</text:p>
          </table:table-cell>
          <table:table-cell table:style-name="ce53" table:content-validation-name="val2" office:value-type="string" calcext:value-type="string">
            <text:p>Kena MAK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ena MAKF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Kill The Crows</text:p>
          </table:table-cell>
          <table:table-cell table:style-name="ce17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탑다운 슈팅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ll the Dictator</text:p>
          </table:table-cell>
          <table:table-cell table:style-name="ce103" office:value-type="string" calcext:value-type="string">
            <text:p><text:a xlink:href="https://store.steampowered.com/app/917200/Kill_the_Dictator/" xlink:type="simple">https://store.steampowered.com/app/917200/Kill_the_Dictato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캐쥬얼 전략 시뮬레이션</text:p>
          </table:table-cell>
          <table:table-cell table:style-name="ce53" table:content-validation-name="val2" office:value-type="string" calcext:value-type="string">
            <text:p>Afeel inc</text:p>
          </table:table-cell>
          <table:table-cell table:style-name="ce46" table:content-validation-name="val2" office:value-type="string" calcext:value-type="string">
            <text:p>Magic Cube</text:p>
          </table:table-cell>
          <table:table-cell table:style-name="ce80" table:content-validation-name="val3" office:value-type="string" calcext:value-type="string">
            <text:p>Afeel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ngdom Under Fire: A War of Heroes (GOLD Edition)</text:p>
          </table:table-cell>
          <table:table-cell table:style-name="ce103" office:value-type="string" calcext:value-type="string">
            <text:p><text:a xlink:href="https://store.steampowered.com/app/2183600/Kingdom_Under_Fire_A_War_of_Heroes_GOLD_Edition/" xlink:type="simple">https://store.steampowered.com/app/2183600/Kingdom_Under_Fire_A_War_of_Heroes_GOLD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전략, 액션, RPG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 office:value-type="string" calcext:value-type="string">
            <text:p>Bloom Technology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 office:value-type="string" calcext:value-type="string">
            <text:p>Bloom Technology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usan : City of Wolves</text:p>
          </table:table-cell>
          <table:table-cell table:style-name="ce103" office:value-type="string" calcext:value-type="string">
            <text:p><text:a xlink:href="https://store.steampowered.com/app/1714510/Kusan__City_of_Wolves/" xlink:type="simple">https://store.steampowered.com/app/1714510/Kusan__City_of_Wolves/</text:a></text:p>
          </table:table-cell>
          <table:table-cell table:style-name="ce43" office:value-type="string" calcext:value-type="string">
            <text:p>2024Q3</text:p>
          </table:table-cell>
          <table:table-cell table:style-name="ce20" office:value-type="string" calcext:value-type="string">
            <text:p>탑다운 슈터</text:p>
          </table:table-cell>
          <table:table-cell table:style-name="ce53" table:content-validation-name="val2" office:value-type="string" calcext:value-type="string">
            <text:p>CIRCLEfromD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IRCLEfromDO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ast Light</text:p>
          </table:table-cell>
          <table:table-cell table:style-name="ce103" office:value-type="string" calcext:value-type="string">
            <text:p><text:a xlink:href="https://store.steampowered.com/app/1675620/Last_Light" xlink:type="simple">https://store.steampowered.com/app/1675620/Last_Light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호러 어드벤쳐</text:p>
          </table:table-cell>
          <table:table-cell table:style-name="ce53" table:content-validation-name="val2" office:value-type="string" calcext:value-type="string">
            <text:p>Team Corn Fiel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egal Dungeon</text:p>
          </table:table-cell>
          <table:table-cell table:style-name="ce17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시뮬레이션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ibrary Of Ruina</text:p>
          </table:table-cell>
          <table:table-cell table:style-name="ce17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도서관 배틀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ittle Gods of the Abyss</text:p>
          </table:table-cell>
          <table:table-cell table:style-name="ce103" office:value-type="string" calcext:value-type="string">
            <text:p><text:a xlink:href="https://store.steampowered.com/app/1044410/Little_Gods_of_the_Abyss/" xlink:type="simple">https://store.steampowered.com/app/1044410/Little_Gods_of_the_Abys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botomy Corporation | Monster Management Simulation</text:p>
          </table:table-cell>
          <table:table-cell table:style-name="ce17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괴물 관리, 로그라이트,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nely White</text:p>
          </table:table-cell>
          <table:table-cell table:style-name="ce103" office:value-type="string" calcext:value-type="string">
            <text:p><text:a xlink:href="https://store.steampowered.com/app/2093020/Lonely_White/" xlink:type="simple">https://store.steampowered.com/app/2093020/Lonely_Whit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 RPG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st Eidolons</text:p>
          </table:table-cell>
          <table:table-cell table:style-name="ce17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턴제, SRPG</text:p>
          </table:table-cell>
          <table:table-cell table:style-name="ce55" table:content-validation-name="val2" office:value-type="string" calcext:value-type="string">
            <text:p>Ocean Drive Studio, Inc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Ocean Drive Studio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st Ruins</text:p>
          </table:table-cell>
          <table:table-cell table:style-name="ce103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, 횡스크롤, 생존, 액션</text:p>
          </table:table-cell>
          <table:table-cell table:style-name="ce53" table:content-validation-name="val2" office:value-type="string" calcext:value-type="string">
            <text:p>ALTARI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NGEN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ve in Login</text:p>
          </table:table-cell>
          <table:table-cell table:style-name="ce103" office:value-type="string" calcext:value-type="string">
            <text:p><text:a xlink:href="https://store.steampowered.com/app/2661620/Love_in_Login/" xlink:type="simple">https://store.steampowered.com/app/2661620/Love_in_Logi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etacraft</text:p>
          </table:table-cell>
          <table:table-cell table:style-name="ce46" table:content-validation-name="val2" office:value-type="string" calcext:value-type="string">
            <text:p>Onfire Games</text:p>
          </table:table-cell>
          <table:table-cell table:style-name="ce80" table:content-validation-name="val3" office:value-type="string" calcext:value-type="string">
            <text:p>Smilegate Sto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mory Fragment</text:p>
          </table:table-cell>
          <table:table-cell table:style-name="ce103" office:value-type="string" calcext:value-type="string">
            <text:p><text:a xlink:href="https://store.steampowered.com/app/2546170/Memory_Fragment/" xlink:type="simple">https://store.steampowered.com/app/2546170/Memory_Fragmen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퍼즐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게임 이미지에만 한글 제목을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rge &amp; Blade</text:p>
          </table:table-cell>
          <table:table-cell table:style-name="ce103" office:value-type="string" calcext:value-type="string">
            <text:p><text:a xlink:href="https://store.steampowered.com/app/1446930/Merge__Blade/" xlink:type="simple">https://store.steampowered.com/app/1446930/Merge__Bla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세계 최초 퍼즐 오토 배틀러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Unit</text:p>
          </table:table-cell>
          <table:table-cell table:style-name="ce103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플랫폼, 로그라이트</text:p>
          </table:table-cell>
          <table:table-cell table:style-name="ce53" table:content-validation-name="val2" office:value-type="string" calcext:value-type="string">
            <text:p>JellySno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9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eor 60 Seconds!</text:p>
          </table:table-cell>
          <table:table-cell table:style-name="ce103" office:value-type="string" calcext:value-type="string">
            <text:p><text:a xlink:href="https://store.steampowered.com/app/788770/Meteor_60_Seconds/" xlink:type="simple">https://store.steampowered.com/app/788770/Meteor_60_Second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  <text:p/>
            <text:p>한글 제목이 스팀의 타이틀 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Garden Cafe</text:p>
          </table:table-cell>
          <table:table-cell table:style-name="ce103" office:value-type="string" calcext:value-type="string">
            <text:p><text:a xlink:href="https://store.steampowered.com/app/2522550/Mini_Garden_Cafe/" xlink:type="simple">https://store.steampowered.com/app/2522550/Mini_Garden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gardencafe" xlink:type="simple">https://tumblbug.com/minigarden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</text:p>
          </table:table-cell>
          <table:table-cell table:style-name="ce103" office:value-type="string" calcext:value-type="string">
            <text:p><text:a xlink:href="https://store.steampowered.com/app/1188310/Mini_Island/" xlink:type="simple">https://store.steampowered.com/app/1188310/Mini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roma</text:p>
          </table:table-cell>
          <table:table-cell table:style-name="ce103" office:value-type="string" calcext:value-type="string">
            <text:p><text:a xlink:href="https://store.steampowered.com/app/1897970/Mini_Island_Aroma/" xlink:type="simple">https://store.steampowered.com/app/1897970/Mini_Island_Aroma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utumn</text:p>
          </table:table-cell>
          <table:table-cell table:style-name="ce103" office:value-type="string" calcext:value-type="string">
            <text:p><text:a xlink:href="https://store.steampowered.com/app/1720180/Mini_Island_Autumn/" xlink:type="simple">https://store.steampowered.com/app/1720180/Mini_Island_Autum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Cosmos</text:p>
          </table:table-cell>
          <table:table-cell table:style-name="ce103" office:value-type="string" calcext:value-type="string">
            <text:p><text:a xlink:href="https://store.steampowered.com/app/1952550/Mini_Island_Cosmos/" xlink:type="simple">https://store.steampowered.com/app/1952550/Mini_Island_Cosmo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Night</text:p>
          </table:table-cell>
          <table:table-cell table:style-name="ce103" office:value-type="string" calcext:value-type="string">
            <text:p><text:a xlink:href="https://store.steampowered.com/app/1200780/Mini_Island_Night/" xlink:type="simple">https://store.steampowered.com/app/1200780/Mini_Island_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pring</text:p>
          </table:table-cell>
          <table:table-cell table:style-name="ce103" office:value-type="string" calcext:value-type="string">
            <text:p><text:a xlink:href="https://store.steampowered.com/app/1565580/Mini_Island_Spring/" xlink:type="simple">https://store.steampowered.com/app/1565580/Mini_Island_Sprin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ummer</text:p>
          </table:table-cell>
          <table:table-cell table:style-name="ce103" office:value-type="string" calcext:value-type="string">
            <text:p><text:a xlink:href="https://store.steampowered.com/app/1601790/Mini_Island_Summer/" xlink:type="simple">https://store.steampowered.com/app/1601790/Mini_Island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Winter</text:p>
          </table:table-cell>
          <table:table-cell table:style-name="ce103" office:value-type="string" calcext:value-type="string">
            <text:p><text:a xlink:href="https://store.steampowered.com/app/1781980/Mini_Island_Winter/" xlink:type="simple">https://store.steampowered.com/app/1781980/Mini_Island_Wint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Bakery</text:p>
          </table:table-cell>
          <table:table-cell table:style-name="ce103" office:value-type="string" calcext:value-type="string">
            <text:p><text:a xlink:href="https://store.steampowered.com/app/2171610/Mini_Star_Bakery/" xlink:type="simple">https://store.steampowered.com/app/2171610/Mini_Star_Bake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힐링 빵집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Cafe</text:p>
          </table:table-cell>
          <table:table-cell table:style-name="ce103" office:value-type="string" calcext:value-type="string">
            <text:p><text:a xlink:href="https://store.steampowered.com/app/2309280/Mini_Star_Cafe/" xlink:type="simple">https://store.steampowered.com/app/2309280/Mini_Star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cafe" xlink:type="simple">https://tumblbug.com/ministar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Fishing</text:p>
          </table:table-cell>
          <table:table-cell table:style-name="ce103" office:value-type="string" calcext:value-type="string">
            <text:p><text:a xlink:href="https://store.steampowered.com/app/2012790/Mini_Star_Fishing/" xlink:type="simple">https://store.steampowered.com/app/2012790/Mini_Star_Fish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캐주얼 힐링 낚시 미니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fishing" xlink:type="simple">https://tumblbug.com/ministarfishi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Survivor</text:p>
          </table:table-cell>
          <table:table-cell table:style-name="ce103" office:value-type="string" calcext:value-type="string">
            <text:p><text:a xlink:href="https://store.steampowered.com/app/2538830/Mini_Star_Survivor/" xlink:type="simple">https://store.steampowered.com/app/2538830/Mini_Star_Surviv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서바이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survivor" xlink:type="simple">https://tumblbug.com/ministarsurvivor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</text:p>
          </table:table-cell>
          <table:table-cell table:style-name="ce103" office:value-type="string" calcext:value-type="string">
            <text:p><text:a xlink:href="https://store.steampowered.com/app/1437430/Mixx_Island/" xlink:type="simple">https://store.steampowered.com/app/1437430/Mixx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</text:p>
          </table:table-cell>
          <table:table-cell table:style-name="ce103" office:value-type="string" calcext:value-type="string">
            <text:p><text:a xlink:href="https://store.steampowered.com/app/1492640/Mixx_Island_Remix/" xlink:type="simple">https://store.steampowered.com/app/1492640/Mixx_Island_Remix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 Vol. 2</text:p>
          </table:table-cell>
          <table:table-cell table:style-name="ce103" office:value-type="string" calcext:value-type="string">
            <text:p><text:a xlink:href="https://store.steampowered.com/app/1822500/Mixx_Island_Remix_Vol_2/" xlink:type="simple">https://store.steampowered.com/app/1822500/Mixx_Island_Remix_Vol_2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oonlight thief</text:p>
          </table:table-cell>
          <table:table-cell table:style-name="ce103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탑뷰, 액션, 잠입, 추리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ameless ~The one thing you must recall~</text:p>
          </table:table-cell>
          <table:table-cell table:style-name="ce103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43" office:value-type="float" office:value="2013" calcext:value-type="float">
            <text:p>2013</text:p>
          </table:table-cell>
          <table:table-cell table:style-name="ce20" office:value-type="string" calcext:value-type="string">
            <text:p>여성향 비주얼 노벨</text:p>
          </table:table-cell>
          <table:table-cell table:style-name="ce53" table:content-validation-name="val2" office:value-type="string" calcext:value-type="string">
            <text:p>Sujin Ri, Yunjeong Yun, Hyein Go, Minsu Ock, Marcos Arroyo, Seona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OVERSE</text:p>
          </table:table-cell>
          <table:table-cell table:style-name="ce103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덱빌딩, 전략, 액션, 로그라이트</text:p>
          </table:table-cell>
          <table:table-cell table:style-name="ce53" table:content-validation-name="val2" office:value-type="string" calcext:value-type="string">
            <text:p>Tino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ino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xt Hero</text:p>
          </table:table-cell>
          <table:table-cell table:style-name="ce103" office:value-type="string" calcext:value-type="string">
            <text:p><text:a xlink:href="https://store.steampowered.com/app/756490/Next_Hero/" xlink:type="simple">https://store.steampowered.com/app/756490/Next_Hero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슈팅 액션 RPG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ight of the Dead</text:p>
          </table:table-cell>
          <table:table-cell table:style-name="ce17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생존, 기지건설</text:p>
          </table:table-cell>
          <table:table-cell table:style-name="ce55" table:content-validation-name="val2" office:value-type="string" calcext:value-type="string">
            <text:p>jackto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jackto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o Umbrellas Allowed</text:p>
          </table:table-cell>
          <table:table-cell table:style-name="ce17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상점 운영 시뮬레이션</text:p>
          </table:table-cell>
          <table:table-cell table:style-name="ce55" table:content-validation-name="val2" office:value-type="string" calcext:value-type="string">
            <text:p>Hoochoo Game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oochoo Game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OTE</text:p>
          </table:table-cell>
          <table:table-cell table:style-name="ce103" office:value-type="string" calcext:value-type="string">
            <text:p><text:a xlink:href="https://store.steampowered.com/app/1039330/NOTE/" xlink:type="simple">https://store.steampowered.com/app/1039330/NOT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2D플랫포머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ldTail</text:p>
          </table:table-cell>
          <table:table-cell table:style-name="ce103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3인칭 액션</text:p>
          </table:table-cell>
          <table:table-cell table:style-name="ce53" table:content-validation-name="val2" office:value-type="string" calcext:value-type="string">
            <text:p>BK dddDa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K dddDa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kjcr.tistory.com/" xlink:type="simple">https://bkjcr.tistory.com/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 Day : The Sun Disappeared</text:p>
          </table:table-cell>
          <table:table-cell table:style-name="ce103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, RPG</text:p>
          </table:table-cell>
          <table:table-cell table:style-name="ce53" table:content-validation-name="val2" office:value-type="string" calcext:value-type="string">
            <text:p>Teemo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emo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Punch</text:p>
          </table:table-cell>
          <table:table-cell table:style-name="ce103" office:value-type="string" calcext:value-type="string">
            <text:p><text:a xlink:href="https://store.steampowered.com/app/2712450/OnePunch/" xlink:type="simple">https://store.steampowered.com/app/2712450/OnePunch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</text:p>
          </table:table-cell>
          <table:table-cell table:style-name="ce53" table:content-validation-name="val2" office:value-type="string" calcext:value-type="string">
            <text:p>SPRIN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VERTURN</text:p>
          </table:table-cell>
          <table:table-cell table:style-name="ce103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FMS, 액션 퍼즐, 어드벤처</text:p>
          </table:table-cell>
          <table:table-cell table:style-name="ce53" table:content-validation-name="val2" office:value-type="string" calcext:value-type="string">
            <text:p>STUDIO H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J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epo</text:p>
          </table:table-cell>
          <table:table-cell table:style-name="ce103" office:value-type="string" calcext:value-type="string">
            <text:p><text:a xlink:href="https://store.steampowered.com/app/1431170/Pepo/" xlink:type="simple">https://store.steampowered.com/app/1431170/Pepo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플랫포머 슈팅</text:p>
          </table:table-cell>
          <table:table-cell table:style-name="ce53" table:content-validation-name="val2" office:value-type="string" calcext:value-type="string">
            <text:p>TeamBU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BU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ink Island</text:p>
          </table:table-cell>
          <table:table-cell table:style-name="ce103" office:value-type="string" calcext:value-type="string">
            <text:p><text:a xlink:href="https://store.steampowered.com/app/1312070/Pink_Island/" xlink:type="simple">https://store.steampowered.com/app/1312070/Pink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LUTONIUM</text:p>
          </table:table-cell>
          <table:table-cell table:style-name="ce103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2D, 어드벤처</text:p>
          </table:table-cell>
          <table:table-cell table:style-name="ce53" table:content-validation-name="val2" office:value-type="string" calcext:value-type="string">
            <text:p>Ch.ZB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.ZB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Rhombus</text:p>
          </table:table-cell>
          <table:table-cell table:style-name="ce103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리듬기반 캐주얼 액션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UBG: BATTLEGROUNDS</text:p>
          </table:table-cell>
          <table:table-cell table:style-name="ce103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KRAFTON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ygmalion</text:p>
          </table:table-cell>
          <table:table-cell table:style-name="ce103" office:value-type="string" calcext:value-type="string">
            <text:p><text:a xlink:href="https://store.steampowered.com/app/2234960/Pygmalion/" xlink:type="simple">https://store.steampowered.com/app/2234960/Pygmali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Cand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ndL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log.naver.com/team_candle/223285856997" xlink:type="simple">https://blog.naver.com/team_candle/223285856997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bbit Hole 3D: Steam Edition</text:p>
          </table:table-cell>
          <table:table-cell table:style-name="ce17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58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dTitans</text:p>
          </table:table-cell>
          <table:table-cell table:style-name="ce103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실시간 전략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</text:p>
          </table:table-cell>
          <table:table-cell table:style-name="ce103" office:value-type="string" calcext:value-type="string">
            <text:p><text:a xlink:href="https://store.steampowered.com/app/1254930/Rain_Island/" xlink:type="simple">https://store.steampowered.com/app/1254930/Rai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: Orange</text:p>
          </table:table-cell>
          <table:table-cell table:style-name="ce103" office:value-type="string" calcext:value-type="string">
            <text:p><text:a xlink:href="https://store.steampowered.com/app/1660270/Rain_Island_Orange/" xlink:type="simple">https://store.steampowered.com/app/1660270/Rain_Island_Orang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103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topia</text:p>
          </table:table-cell>
          <table:table-cell table:style-name="ce103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제 전략 서바이벌, 샌드박스, 도시건설</text:p>
          </table:table-cell>
          <table:table-cell table:style-name="ce53" table:content-validation-name="val2" office:value-type="string" calcext:value-type="string">
            <text:p>Casse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sse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tropolis</text:p>
          </table:table-cell>
          <table:table-cell table:style-name="ce17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덱빌딩, 타워 디펜스</text:p>
          </table:table-cell>
          <table:table-cell table:style-name="ce55" table:content-validation-name="val2" office:value-type="string" calcext:value-type="string">
            <text:p>Cassel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assel Game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d Island</text:p>
          </table:table-cell>
          <table:table-cell table:style-name="ce103" office:value-type="string" calcext:value-type="string">
            <text:p><text:a xlink:href="https://store.steampowered.com/app/1114740/Red_Island/" xlink:type="simple">https://store.steampowered.com/app/1114740/Red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miLore: Lost Girl in the Lands of Lore</text:p>
          </table:table-cell>
          <table:table-cell table:style-name="ce17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 office:value-type="string" calcext:value-type="string">
            <text:p>REMIMORY</text:p>
          </table:table-cell>
          <table:table-cell table:style-name="ce86" table:content-validation-name="val3" office:value-type="string" calcext:value-type="string">
            <text:p>Nicalis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plica</text:p>
          </table:table-cell>
          <table:table-cell table:style-name="ce17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공포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TSNOM</text:p>
          </table:table-cell>
          <table:table-cell table:style-name="ce17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58" office:value-type="float" office:value="2015" calcext:value-type="float">
            <text:p>2015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iffle Effect</text:p>
          </table:table-cell>
          <table:table-cell table:style-name="ce17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3인칭슈팅, 액션</text:p>
          </table:table-cell>
          <table:table-cell table:style-name="ce55" table:content-validation-name="val2" office:value-type="string" calcext:value-type="string">
            <text:p>OutsiderKids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IKE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occo's Island: Ring to End the Pain</text:p>
          </table:table-cell>
          <table:table-cell table:style-name="ce17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포인트앤클릭, 퍼즐, 어드벤처</text:p>
          </table:table-cell>
          <table:table-cell table:style-name="ce55" table:content-validation-name="val2" office:value-type="string" calcext:value-type="string">
            <text:p>Cogoo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ogoo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ll me Home</text:p>
          </table:table-cell>
          <table:table-cell table:style-name="ce103" office:value-type="string" calcext:value-type="string">
            <text:p><text:a xlink:href="https://store.steampowered.com/app/2104520/Roll_me_Home/" xlink:type="simple">https://store.steampowered.com/app/2104520/Roll_me_Hom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물리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Main Building</text:p>
          </table:table-cell>
          <table:table-cell table:style-name="ce103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 Rock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Toymaker's Mansion</text:p>
          </table:table-cell>
          <table:table-cell table:style-name="ce103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UNES Magica</text:p>
          </table:table-cell>
          <table:table-cell table:style-name="ce103" office:value-type="string" calcext:value-type="string">
            <text:p><text:a xlink:href="https://store.steampowered.com/app/1908500/RUNES_Magica/" xlink:type="simple">https://store.steampowered.com/app/1908500/RUNES_Magic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로그라이크 마법 액션</text:p>
          </table:table-cell>
          <table:table-cell table:style-name="ce53" table:content-validation-name="val2" office:value-type="string" calcext:value-type="string">
            <text:p>BONE MA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ONE MAD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acred Stones</text:p>
          </table:table-cell>
          <table:table-cell table:style-name="ce103" office:value-type="string" calcext:value-type="string">
            <text:p><text:a xlink:href="https://store.steampowered.com/app/826040/Sacred_Stones/" xlink:type="simple">https://store.steampowered.com/app/826040/Sacred_Stone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2D 레트로 횡스크롤 보스 레이드</text:p>
          </table:table-cell>
          <table:table-cell table:style-name="ce53" table:content-validation-name="val2" office:value-type="string" calcext:value-type="string">
            <text:p>CFK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: 미니픽셀(조성준, 안산상록고등학교 2학년)</text:p>
            <text:p/>
            <text:p>출처 : 게임톡( <text:a xlink:href="https://www.gametoc.co.kr/news/articleView.html?idxno=33854" xlink:type="simple">https://www.gametoc.co.kr/news/articleView.html?idxno=33854</text:a>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ally's Law</text:p>
          </table:table-cell>
          <table:table-cell table:style-name="ce17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Nanali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anali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carlet Hood and the Wicked Wood</text:p>
          </table:table-cell>
          <table:table-cell table:style-name="ce17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퍼즐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hikhondo(食魂徒) - Soul Eater</text:p>
          </table:table-cell>
          <table:table-cell table:style-name="ce103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탄막 슈팅게임</text:p>
          </table:table-cell>
          <table:table-cell table:style-name="ce53" table:content-validation-name="val2" office:value-type="string" calcext:value-type="string">
            <text:p>DeerFar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erFarm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동인게임제작팀 사슴농장입니다. </text:span><text:span text:style-name="T2"><text:a xlink:href="http://deerfarm.github.io/" xlink:type="simple">http://deerfarm.github.io</text:a>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kul: The Hero Slayer</text:p>
          </table:table-cell>
          <table:table-cell table:style-name="ce17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2D, 로그라이트, 액션, 플랫포머</text:p>
          </table:table-cell>
          <table:table-cell table:style-name="ce55" table:content-validation-name="val2" office:value-type="string" calcext:value-type="string">
            <text:p>Southpaw Games Co., Ltd.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3"/>
          <table:table-cell table:style-name="ce33" office:value-type="string" calcext:value-type="string">
            <text:p>Slayer : the Demon Haunted World</text:p>
          </table:table-cell>
          <table:table-cell table:style-name="ce103" office:value-type="string" calcext:value-type="string">
            <text:p><text:a xlink:href="https://store.steampowered.com/app/1842320/Slayer__the_Demon_Haunted_World/" xlink:type="simple">https://store.steampowered.com/app/1842320/Slayer__the_Demon_Haunted_Worl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롤플레잉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ASHING THE BATTLE</text:p>
          </table:table-cell>
          <table:table-cell table:style-name="ce17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핵앤슬래시</text:p>
          </table:table-cell>
          <table:table-cell table:style-name="ce55" table:content-validation-name="val2" office:value-type="string" calcext:value-type="string">
            <text:p>Action Square(Studio HG)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ction Squar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ilemo</text:p>
          </table:table-cell>
          <table:table-cell table:style-name="ce17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쳐, 플랫포머, 2D</text:p>
          </table:table-cell>
          <table:table-cell table:style-name="ce55" table:content-validation-name="val2" office:value-type="string" calcext:value-type="string">
            <text:p>REXECH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now Island</text:p>
          </table:table-cell>
          <table:table-cell table:style-name="ce103" office:value-type="string" calcext:value-type="string">
            <text:p><text:a xlink:href="https://store.steampowered.com/app/1153840/Snow_Island/" xlink:type="simple">https://store.steampowered.com/app/1153840/Snow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<text:s/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OWON</text:p>
          </table:table-cell>
          <table:table-cell table:style-name="ce103" office:value-type="string" calcext:value-type="string">
            <text:p><text:a xlink:href="https://store.steampowered.com/app/2104560/SOWON/" xlink:type="simple">https://store.steampowered.com/app/2104560/SOW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ace God</text:p>
          </table:table-cell>
          <table:table-cell table:style-name="ce103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</text:p>
          </table:table-cell>
          <table:table-cell table:style-name="ce53" table:content-validation-name="val2" office:value-type="string" calcext:value-type="string">
            <text:p>Jellypi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ellypig Game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LIT BULLET</text:p>
          </table:table-cell>
          <table:table-cell table:style-name="ce103" office:value-type="string" calcext:value-type="string">
            <text:p><text:a xlink:href="https://store.steampowered.com/app/449450/SPLIT_BULLET/" xlink:type="simple">https://store.steampowered.com/app/449450/SPLIT_BULLET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탄막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Island</text:p>
          </table:table-cell>
          <table:table-cell table:style-name="ce103" office:value-type="string" calcext:value-type="string">
            <text:p><text:a xlink:href="https://store.steampowered.com/app/1391960/Star_Island/" xlink:type="simple">https://store.steampowered.com/app/1391960/Star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Rabbits</text:p>
          </table:table-cell>
          <table:table-cell table:style-name="ce103" office:value-type="string" calcext:value-type="string">
            <text:p><text:a xlink:href="https://store.steampowered.com/app/2167600/Star_Rabbits/" xlink:type="simple">https://store.steampowered.com/app/2167600/Star_Rabbit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ZeroToTen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ToTen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ubterrain</text:p>
          </table:table-cell>
          <table:table-cell table:style-name="ce17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턴 기반 생존 RPG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ixellore Inc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bterrain: Mines of Titan</text:p>
          </table:table-cell>
          <table:table-cell table:style-name="ce103" office:value-type="string" calcext:value-type="string">
            <text:p><text:a xlink:href="https://store.steampowered.com/app/1573100/Subterrain_Mines_of_Titan/" xlink:type="simple">https://store.steampowered.com/app/1573100/Subterrain_Mines_of_Tita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서바이벌 RPG</text:p>
          </table:table-cell>
          <table:table-cell table:style-name="ce53" table:content-validation-name="val2" office:value-type="string" calcext:value-type="string">
            <text:p>Pixellore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reedo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Callisto Protocol™</text:p>
          </table:table-cell>
          <table:table-cell table:style-name="ce103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SF, 생존, 공포, 3인칭 슈팅</text:p>
          </table:table-cell>
          <table:table-cell table:style-name="ce53" table:content-validation-name="val2" office:value-type="string" calcext:value-type="string">
            <text:p>Striking Distanc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 2: Vicious Sisters</text:p>
          </table:table-cell>
          <table:table-cell table:style-name="ce17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: Recut</text:p>
          </table:table-cell>
          <table:table-cell table:style-name="ce17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Dew</text:p>
          </table:table-cell>
          <table:table-cell table:style-name="ce103" office:value-type="string" calcext:value-type="string">
            <text:p><text:a xlink:href="https://store.steampowered.com/app/692950/The_Dew/" xlink:type="simple">https://store.steampowered.com/app/692950/The_Dew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스토리텔링, 퍼즐</text:p>
          </table:table-cell>
          <table:table-cell table:style-name="ce53" table:content-validation-name="val2" office:value-type="string" calcext:value-type="string">
            <text:p>ZZIC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facebook.com/groups/indiera/posts/863941863756508/" xlink:type="simple">https://www.facebook.com/groups/indiera/posts/863941863756508/</text:a></text:p>
            <text:p>안녕하세요. 대학생 인디게임 팀 ZZICON의 윤성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FINALS</text:p>
          </table:table-cell>
          <table:table-cell table:style-name="ce103" office:value-type="string" calcext:value-type="string">
            <text:p><text:a xlink:href="https://store.steampowered.com/app/2073850/THE_FINALS/" xlink:type="simple">https://store.steampowered.com/app/2073850/THE_FI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멀티플레이어, 슈팅, PVP</text:p>
          </table:table-cell>
          <table:table-cell table:style-name="ce53" table:content-validation-name="val2" office:value-type="string" calcext:value-type="string">
            <text:p>Embark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mbark Studio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Nexon 자회사, 스웨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Wake: Mourning Father, Mourning Mother</text:p>
          </table:table-cell>
          <table:table-cell table:style-name="ce17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텍스트, 퍼즐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indienova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o Many Zombies!</text:p>
          </table:table-cell>
          <table:table-cell table:style-name="ce103" office:value-type="string" calcext:value-type="string">
            <text:p><text:a xlink:href="https://store.steampowered.com/app/1551770/Too_Many_Zombies/" xlink:type="simple">https://store.steampowered.com/app/1551770/Too_Many_Zombi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PVE, 슈팅, 액션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winkle Hunter</text:p>
          </table:table-cell>
          <table:table-cell table:style-name="ce103" office:value-type="string" calcext:value-type="string">
            <text:p><text:a xlink:href="https://store.steampowered.com/app/2266740/Twinkle_Hunter/" xlink:type="simple">https://store.steampowered.com/app/2266740/Twinkle_Hunte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2D 액션</text:p>
          </table:table-cell>
          <table:table-cell table:style-name="ce53" table:content-validation-name="val2" office:value-type="string" calcext:value-type="string">
            <text:p>Silver Ca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lver Ca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Unsouled</text:p>
          </table:table-cell>
          <table:table-cell table:style-name="ce17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소울라이크, 액션RPG</text:p>
          </table:table-cell>
          <table:table-cell table:style-name="ce55" table:content-validation-name="val2" office:value-type="string" calcext:value-type="string">
            <text:p>Megusta Game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.E.D.A</text:p>
          </table:table-cell>
          <table:table-cell table:style-name="ce103" office:value-type="string" calcext:value-type="string">
            <text:p><text:a xlink:href="https://store.steampowered.com/app/2659980/VEDA/" xlink:type="simple">https://store.steampowered.com/app/2659980/VEDA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소울라이크 트레이닝 게임</text:p>
          </table:table-cell>
          <table:table-cell table:style-name="ce53" table:content-validation-name="val2" office:value-type="string" calcext:value-type="string">
            <text:p>Tripear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ripear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Vambrace: Cold Soul</text:p>
          </table:table-cell>
          <table:table-cell table:style-name="ce17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트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0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apor World: Over The Mind</text:p>
          </table:table-cell>
          <table:table-cell table:style-name="ce103" office:value-type="string" calcext:value-type="string">
            <text:p><text:a xlink:href="https://store.steampowered.com/app/1996090/Vapor_World_Over_The_Mind/" xlink:type="simple">https://store.steampowered.com/app/1996090/Vapor_World_Over_The_Min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 플랫포머</text:p>
          </table:table-cell>
          <table:table-cell table:style-name="ce53" table:content-validation-name="val2" office:value-type="string" calcext:value-type="string">
            <text:p>ALIV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BA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a xlink:href="https://www.digidog3d.com/bbs/board.php?bo_table=search_people&amp;wr_id=29&amp;page=2" xlink:type="simple">https://www.digidog3d.com/bbs/board.php?bo_table=search_people&amp;wr_id=29&amp;page=2</text:a></text:p>
            <text:p/>
            <text:p>■회사명: ALIVE Inc.</text:p>
            <text:p>■대표자명: 김기명</text:p>
            <text:p>■업종: 기타 게임 소프트웨어 개발 및 공급업</text:p>
            <text:p>■연락처: contact@alivegamestudios.com</text:p>
            <text:p>■접수방법: contact@alivegamestudios.com 이메일 접수 또는 게임잡 구인공고</text:p>
            <text:p/>
            <text:p>게임잡 배경 구인글 링크: <text:a xlink:href="http://www.gamejob.co.kr/List_GI/GIB_Read.asp?GI_No=191006" xlink:type="simple">http://www.gamejob.co.kr/List_GI/GIB_Read.asp?GI_No=191006</text:a></text:p>
            <text:p/>
            <text:p>■제출서류: 이력서 및 포트폴리오 </text:p>
            <text:p>■회사 주소지: 경기도 수원시 영통구 광교중앙로 170 301호 얼라이브 게임 스튜디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ctorium</text:p>
          </table:table-cell>
          <table:table-cell table:style-name="ce103" office:value-type="string" calcext:value-type="string">
            <text:p><text:a xlink:href="https://store.steampowered.com/app/712870/Vectorium/" xlink:type="simple">https://store.steampowered.com/app/712870/Vectorium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아케이드 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goBlue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INE</text:p>
          </table:table-cell>
          <table:table-cell table:style-name="ce103" office:value-type="string" calcext:value-type="string">
            <text:p><text:a xlink:href="https://store.steampowered.com/app/1832130/VINE/" xlink:type="simple">https://store.steampowered.com/app/1832130/VIN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, 로프액션</text:p>
          </table:table-cell>
          <table:table-cell table:style-name="ce53" table:content-validation-name="val2" office:value-type="string" calcext:value-type="string">
            <text:p>FrogPar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urTur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://www.tgdaily.co.kr/news/articleView.html?idxno=322965" xlink:type="simple">http://www.tgdaily.co.kr/news/articleView.html?idxno=322965</text:a></text:p>
            <text:p/>
            <text:p>1인 개발자 프로그파티(대표 노정현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OXEL HORIZON</text:p>
          </table:table-cell>
          <table:table-cell table:style-name="ce103" office:value-type="string" calcext:value-type="string">
            <text:p><text:a xlink:href="https://store.steampowered.com/app/1221390/VOXEL_HORIZON/" xlink:type="simple">https://store.steampowered.com/app/1221390/VOXEL_HORIZO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롤플레잉, 샌드박스</text:p>
          </table:table-cell>
          <table:table-cell table:style-name="ce53" table:content-validation-name="val2" office:value-type="string" calcext:value-type="string">
            <text:p>Ice Shovel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ce Shovel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White Day: A Labyrinth Named School</text:p>
          </table:table-cell>
          <table:table-cell table:style-name="ce17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1인칭 공포</text:p>
          </table:table-cell>
          <table:table-cell table:style-name="ce55" table:content-validation-name="val2" office:value-type="string" calcext:value-type="string">
            <text:p>SONNORI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qube</text:p>
          </table:table-cell>
          <table:table-cell table:style-name="ce86" table:content-validation-name="val3" office:value-type="string" calcext:value-type="string">
            <text:p>SONNORI Corp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hite Day2: The Flower That Tells Lies</text:p>
          </table:table-cell>
          <table:table-cell table:style-name="ce103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Rootnstudio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ootnstudio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icce</text:p>
          </table:table-cell>
          <table:table-cell table:style-name="ce103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Zelter</text:p>
          </table:table-cell>
          <table:table-cell table:style-name="ce17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포스트아포칼립스, 생존</text:p>
          </table:table-cell>
          <table:table-cell table:style-name="ce55" table:content-validation-name="val2" office:value-type="string" calcext:value-type="string">
            <text:p>G1 Playground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uperGG.co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 table:number-rows-repeated="12">
          <table:table-cell/>
          <table:table-cell table:style-name="ce31" table:number-columns-repeated="2"/>
          <table:table-cell table:style-name="ce22"/>
          <table:table-cell table:style-name="ce59"/>
          <table:table-cell table:style-name="ce29"/>
          <table:table-cell table:style-name="ce56"/>
          <table:table-cell table:style-name="ce50"/>
          <table:table-cell table:style-name="ce106" table:number-columns-repeated="3"/>
          <table:table-cell table:style-name="ce113"/>
          <table:table-cell/>
        </table:table-row>
        <table:table-row table:style-name="ro1" table:number-rows-repeated="1048319">
          <table:table-cell table:number-columns-repeated="13"/>
        </table:table-row>
        <table:table-row table:style-name="ro1">
          <table:table-cell table:number-columns-repeated="13"/>
        </table:table-row>
        <calcext:conditional-formats>
          <calcext:conditional-format calcext:target-range-address="list.B3:list.B244">
            <calcext:condition calcext:apply-style-name="Error" calcext:value="duplicate" calcext:base-cell-address="list.B3"/>
          </calcext:conditional-format>
          <calcext:conditional-format calcext:target-range-address="list.C3:list.C244">
            <calcext:condition calcext:apply-style-name="Error" calcext:value="duplicate" calcext:base-cell-address="list.C3"/>
          </calcext:conditional-format>
        </calcext:conditional-formats>
      </table:table>
      <table:table table:name="developer" table:style-name="ta1">
        <office:forms form:automatic-focus="false" form:apply-design-mode="false"/>
        <table:table-column table:style-name="co15" table:default-cell-style-name="ce73"/>
        <table:table-column table:style-name="co16" table:default-cell-style-name="ce145"/>
        <table:table-column table:style-name="co17" table:default-cell-style-name="ce112"/>
        <table:table-column table:style-name="co18" table:default-cell-style-name="ce112"/>
        <table:table-column table:style-name="co19" table:default-cell-style-name="Default"/>
        <table:table-column table:style-name="co20" table:default-cell-style-name="ce119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table:style-name="ce92" office:value-type="string" calcext:value-type="string">
            <text:p>개발사 이름</text:p>
          </table:table-cell>
          <table:table-cell table:style-name="ce101" office:value-type="string" calcext:value-type="string">
            <text:p>소재지</text:p>
          </table:table-cell>
          <table:table-cell table:style-name="ce101" office:value-type="string" calcext:value-type="string">
            <text:p>사업자 번호</text:p>
          </table:table-cell>
          <table:table-cell table:style-name="ce101" office:value-type="string" calcext:value-type="string">
            <text:p>대표자</text:p>
          </table:table-cell>
          <table:table-cell table:style-name="ce101" office:value-type="string" calcext:value-type="string">
            <text:p>홈페이지/블로그</text:p>
          </table:table-cell>
          <table:table-cell table:style-name="ce101" office:value-type="string" calcext:value-type="string">
            <text:p>E-mail</text:p>
          </table:table-cell>
          <table:table-cell table:style-name="ce101" office:value-type="string" calcext:value-type="string">
            <text:p>Social Media 1</text:p>
          </table:table-cell>
          <table:table-cell table:style-name="ce101" office:value-type="string" calcext:value-type="string">
            <text:p>Social Media 2</text:p>
          </table:table-cell>
          <table:table-cell table:style-name="ce101" office:value-type="string" calcext:value-type="string">
            <text:p>Social Media 3</text:p>
          </table:table-cell>
          <table:table-cell table:style-name="ce101" office:value-type="string" calcext:value-type="string">
            <text:p>기타</text:p>
          </table:table-cell>
        </table:table-row>
        <table:table-row table:style-name="ro1">
          <table:table-cell table:style-name="ce93" office:value-type="string" calcext:value-type="string">
            <text:p>(주)행복한다람쥐단( Happy Daram Inc. )</text:p>
          </table:table-cell>
          <table:table-cell table:style-name="ce102" office:value-type="string" calcext:value-type="string">
            <text:p>인천광역시 부평구 부평대로 293 부평테크시티 ***호</text:p>
          </table:table-cell>
          <table:table-cell table:style-name="ce109"/>
          <table:table-cell table:style-name="ce109" office:value-type="string" calcext:value-type="string">
            <text:p>이현정</text:p>
          </table:table-cell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2oclocksoft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5minlab Corp.</text:p>
          </table:table-cell>
          <table:table-cell table:style-name="ce102" office:value-type="string" calcext:value-type="string">
            <text:p>서울 마포구 양화로 19, ***층 ***호</text:p>
          </table:table-cell>
          <table:table-cell table:style-name="ce109" office:value-type="string" calcext:value-type="string">
            <text:p>220-88-66***</text:p>
          </table:table-cell>
          <table:table-cell table:style-name="ce109" office:value-type="string" calcext:value-type="string">
            <text:p>박문형</text:p>
          </table:table-cell>
          <table:table-cell table:style-name="ce114" office:value-type="string" calcext:value-type="string">
            <text:p><text:a xlink:href="https://5minlab.com/ko/" xlink:type="simple">https://5minlab.com/ko/</text:a></text:p>
          </table:table-cell>
          <table:table-cell table:style-name="ce117" office:value-type="string" calcext:value-type="string">
            <text:p><text:a xlink:href="mailto:career@5minlab.com" xlink:type="simple">career@5minlab.com</text:a></text:p>
          </table:table-cell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ABShot</text:p>
          </table:table-cell>
          <table:table-cell table:style-name="ce102" office:value-type="string" calcext:value-type="string">
            <text:p><text:span text:style-name="T5">대구광역시 북구 동변로 50, **동 </text:span><text:span text:style-name="T6">***</text:span>호(동변동, 유니버시아드선수촌)</text:p>
          </table:table-cell>
          <table:table-cell table:style-name="ce109" office:value-type="string" calcext:value-type="string">
            <text:p>717-88-01***</text:p>
          </table:table-cell>
          <table:table-cell table:style-name="ce109" office:value-type="string" calcext:value-type="string">
            <text:p>남중헌</text:p>
          </table:table-cell>
          <table:table-cell table:style-name="ce114"/>
          <table:table-cell table:style-name="ce117"/>
          <table:table-cell table:style-name="ce114" table:number-columns-repeated="4"/>
        </table:table-row>
        <table:table-row table:style-name="ro2">
          <table:table-cell table:style-name="ce93" office:value-type="string" calcext:value-type="string">
            <text:p>Action Square(STUDIO HG)</text:p>
          </table:table-cell>
          <table:table-cell table:style-name="ce102" office:value-type="string" calcext:value-type="string">
            <text:p>서울특별시 강남구 테헤란로 419, 20층(삼성동, 강남파이낸스플라자)</text:p>
            <text:p/>
            <text:p>경기 성남시 분당구 삼평동 672</text:p>
          </table:table-cell>
          <table:table-cell table:style-name="ce109" office:value-type="string" calcext:value-type="string">
            <text:p>107-88-27***</text:p>
          </table:table-cell>
          <table:table-cell table:style-name="ce109" office:value-type="string" calcext:value-type="string">
            <text:p>김연준</text:p>
          </table:table-cell>
          <table:table-cell table:style-name="ce114" office:value-type="string" calcext:value-type="string">
            <text:p><text:a xlink:href="https://www.action2quare.com/kor/main/" xlink:type="simple">https://www.action2quare.com/kor/main/</text:a></text:p>
          </table:table-cell>
          <table:table-cell table:style-name="ce117" office:value-type="string" calcext:value-type="string">
            <text:p><text:a xlink:href="mailto:help@action2quare.com" xlink:type="simple">help@action2quare.com</text:a></text:p>
          </table:table-cell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Action Square(Studio HG)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Afeel inc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Al Fine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ALIVE Inc.</text:p>
          </table:table-cell>
          <table:table-cell table:style-name="ce102" office:value-type="string" calcext:value-type="string">
            <text:p>경기도 수원시 영통구 광교중앙로 170 ***호 얼라이브 게임 스튜디오</text:p>
          </table:table-cell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ALLAF GAMES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Alpheratz*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ALTARI GAMES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ASTEROID-J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AvoCavo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office:value-type="string" calcext:value-type="string">
            <text:p><text:span text:style-name="T7"><text:a xlink:href="https://twitter.com/avocavo_fruit" xlink:type="simple">https://twitter.com/avocavo_fruit</text:a></text:span></text:p>
          </table:table-cell>
          <table:table-cell table:style-name="ce114" table:number-columns-repeated="3"/>
        </table:table-row>
        <table:table-row table:style-name="ro1">
          <table:table-cell table:style-name="ce93" office:value-type="string" calcext:value-type="string">
            <text:p>base0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BK dddDang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BLANBEE</text:p>
          </table:table-cell>
          <table:table-cell table:style-name="ce102" office:value-type="string" calcext:value-type="string">
            <text:p>세종특별자치시 조치원읍 섭골길 ***-***, ***호</text:p>
          </table:table-cell>
          <table:table-cell table:style-name="ce109" office:value-type="string" calcext:value-type="string">
            <text:p>869-45-00***</text:p>
          </table:table-cell>
          <table:table-cell table:style-name="ce109" office:value-type="string" calcext:value-type="string">
            <text:p>김효현</text:p>
          </table:table-cell>
          <table:table-cell table:style-name="ce114" office:value-type="string" calcext:value-type="string">
            <text:p><text:a xlink:href="https://blog.naver.com/blanbee" xlink:type="simple">https://blog.naver.com/blanbee</text:a></text:p>
          </table:table-cell>
          <table:table-cell table:style-name="ce117" office:value-type="string" calcext:value-type="string">
            <text:p><text:a xlink:href="mailto:blanbee@naver.com" xlink:type="simple">blanbee@naver.com</text:a></text:p>
          </table:table-cell>
          <table:table-cell table:style-name="ce114" office:value-type="string" calcext:value-type="string">
            <text:p><text:a xlink:href="https://twitter.com/BLANBEE_game" xlink:type="simple">https://twitter.com/BLANBEE_game</text:a></text:p>
          </table:table-cell>
          <table:table-cell table:style-name="ce114" table:number-columns-repeated="3"/>
        </table:table-row>
        <table:table-row table:style-name="ro1">
          <table:table-cell table:style-name="ce93" office:value-type="string" calcext:value-type="string">
            <text:p>Bloom Technology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Blueside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1">
          <table:table-cell table:style-name="ce93" office:value-type="string" calcext:value-type="string">
            <text:p>BONE MADE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3"/>
          <table:table-cell table:style-name="ce114" office:value-type="string" calcext:value-type="string">
            <text:p><text:a xlink:href="https://tumblbug.com/runes_magica/story" xlink:type="simple">https://tumblbug.com/runes_magica/story</text:a></text:p>
            <text:p/>
            <text:p>BoneMade는 1인 개발자가 만든 팀입니다.</text:p>
            <text:p/>
            <text:p>고등학교 시절부터 구상한 프로젝트를 대학 진학 후 1인 개발 중에 있습니다.</text:p>
          </table:table-cell>
        </table:table-row>
        <table:table-row table:style-name="ro1">
          <table:table-cell table:style-name="ce93" office:value-type="string" calcext:value-type="string">
            <text:p>Buff Studio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2">
          <table:table-cell table:style-name="ce93" office:value-type="string" calcext:value-type="string">
            <text:p>BUSAN SANAI GAMES( 캐나다 회사 )</text:p>
          </table:table-cell>
          <table:table-cell table:style-name="ce102" office:value-type="string" calcext:value-type="string">
            <text:p>캐나다</text:p>
          </table:table-cell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3"/>
          <table:table-cell table:style-name="ce114" office:value-type="string" calcext:value-type="string">
            <text:p>부산 사나이 게임즈</text:p>
            <text:p>회사가 캐나다에 있다.( 이 목록의 한국 게임 조건에 안 맞는다. )</text:p>
          </table:table-cell>
        </table:table-row>
        <table:table-row table:style-name="ro1">
          <table:table-cell table:style-name="ce93" office:value-type="string" calcext:value-type="string">
            <text:p>CandLE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Cassel Games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2">
          <table:table-cell table:style-name="ce93" office:value-type="string" calcext:value-type="string">
            <text:p>Catdoors</text:p>
          </table:table-cell>
          <table:table-cell table:style-name="ce102"/>
          <table:table-cell table:style-name="ce109"/>
          <table:table-cell table:style-name="ce109" office:value-type="string" calcext:value-type="string">
            <text:p>양성현</text:p>
          </table:table-cell>
          <table:table-cell table:style-name="ce114" office:value-type="string" calcext:value-type="string">
            <text:p><text:a xlink:href="https://catdoors.tistory.com/" xlink:type="simple">https://catdoors.tistory.com/</text:a></text:p>
          </table:table-cell>
          <table:table-cell table:style-name="ce117" office:value-type="string" calcext:value-type="string">
            <text:p><text:a xlink:href="mailto:motea230@naver.com" xlink:type="simple">motea230@naver.com</text:a></text:p>
          </table:table-cell>
          <table:table-cell table:style-name="ce114" office:value-type="string" calcext:value-type="string">
            <text:p><text:a xlink:href="https://twitter.com/Studio_Catdoors" xlink:type="simple">https://twitter.com/Studio_Catdoors</text:a></text:p>
          </table:table-cell>
          <table:table-cell table:style-name="ce114" office:value-type="string" calcext:value-type="string">
            <text:p><text:a xlink:href="https://www.facebook.com/moteayang/?ref=page_internal" xlink:type="simple">https://www.facebook.com/moteayang/?ref=page_internal</text:a></text:p>
          </table:table-cell>
          <table:table-cell table:style-name="ce114"/>
          <table:table-cell table:style-name="ce114" office:value-type="string" calcext:value-type="string">
            <text:p>학교 동창이었던 친구 3인이 만나 꾸린 개발사 캣도어즈. 첫 작품인 ‘블랙 아카데미’의 발매를 앞둔 현재에서 양성현 대표를 만나 그간의 이야기와 발전 방향을 들어볼 수 있었다.</text:p>
          </table:table-cell>
        </table:table-row>
        <table:table-row table:style-name="ro1">
          <table:table-cell table:style-name="ce93" office:value-type="string" calcext:value-type="string">
            <text:p>CFK Co., Ltd.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Ch.ZBK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Chalkseagull</text:p>
          </table:table-cell>
          <table:table-cell table:style-name="ce102"/>
          <table:table-cell table:style-name="ce109" table:number-columns-repeated="2"/>
          <table:table-cell table:style-name="ce114" office:value-type="string" calcext:value-type="string">
            <text:p><text:span text:style-name="T4"><text:a xlink:href="https://chalkseagull.com/" xlink:type="simple">https://chalkseagull.com/</text:a></text:span></text:p>
          </table:table-cell>
          <table:table-cell table:style-name="ce117"/>
          <table:table-cell table:style-name="ce114" table:number-columns-repeated="4"/>
        </table:table-row>
        <table:table-row table:style-name="ro13">
          <table:table-cell table:style-name="ce93" office:value-type="string" calcext:value-type="string">
            <text:p>CIRCLEfromDOT</text:p>
          </table:table-cell>
          <table:table-cell table:style-name="ce102" office:value-type="string" calcext:value-type="string">
            <text:p>부산 해운대구 수영강변대로 140, 9층 비지씨***호</text:p>
          </table:table-cell>
          <table:table-cell table:style-name="ce109" office:value-type="string" calcext:value-type="string">
            <text:p>326-87-02***</text:p>
          </table:table-cell>
          <table:table-cell table:style-name="ce109" office:value-type="string" calcext:value-type="string">
            <text:p>염정규</text:p>
          </table:table-cell>
          <table:table-cell table:style-name="ce114" office:value-type="string" calcext:value-type="string">
            <text:p><text:a xlink:href="https://circlefromdot-kr.imweb.me/" xlink:type="simple">https://circlefromdot-kr.imweb.me/</text:a></text:p>
          </table:table-cell>
          <table:table-cell table:style-name="ce117" office:value-type="string" calcext:value-type="string">
            <text:p><text:a xlink:href="mailto:jake.yeom@circlefromdot.com" xlink:type="simple">jake.yeom@circlefromdot.com</text:a></text:p>
          </table:table-cell>
          <table:table-cell table:style-name="ce114" office:value-type="string" calcext:value-type="string">
            <text:p><text:a xlink:href="https://twitter.com/circlefromdot" xlink:type="simple">https://twitter.com/circlefromdot</text:a></text:p>
          </table:table-cell>
          <table:table-cell table:style-name="ce114" table:number-columns-repeated="2"/>
          <table:table-cell table:style-name="ce114" office:value-type="string" calcext:value-type="string">
            <text:p>상호명 : 주식회사 서클프롬닷(CIRCLEfromDOT)</text:p>
            <text:p>법인사업자</text:p>
            <text:p>통신판매번호 : 2022-부산해운대-1240</text:p>
            <text:p>통신판매신고일 : 2022.08.12</text:p>
            <text:p/>
            <text:p><text:span text:style-name="T5">프로젝트 총괄: </text:span>염정규                     <text:span text:style-name="T5">프로그래머 : </text:span>이경훈</text:p>
            <text:p><text:span text:style-name="T5">아트 : </text:span>장자혜                                  <text:span text:style-name="T5">게임 디자인 : </text:span>김창엽</text:p>
          </table:table-cell>
        </table:table-row>
        <table:table-row table:style-name="ro1">
          <table:table-cell table:style-name="ce93" office:value-type="string" calcext:value-type="string">
            <text:p>Codename Bom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Cogoo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CushKim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office:value-type="string" calcext:value-type="string">
            <text:p><text:span text:style-name="T4"><text:a xlink:href="https://twitter.com/cushkim25" xlink:type="simple">https://twitter.com/cushkim25</text:a></text:span></text:p>
          </table:table-cell>
          <table:table-cell table:style-name="ce114" table:number-columns-repeated="3"/>
        </table:table-row>
        <table:table-row table:style-name="ro1">
          <table:table-cell table:style-name="ce93" office:value-type="string" calcext:value-type="string">
            <text:p>DakeCraft</text:p>
          </table:table-cell>
          <table:table-cell table:style-name="ce102"/>
          <table:table-cell table:style-name="ce109" table:number-columns-repeated="2"/>
          <table:table-cell table:style-name="ce114" office:value-type="string" calcext:value-type="string">
            <text:p><text:span text:style-name="T4"><text:a xlink:href="https://dakecraft.com/" xlink:type="simple">https://dakecraft.com/</text:a></text:span></text:p>
          </table:table-cell>
          <table:table-cell table:style-name="ce117" office:value-type="string" calcext:value-type="string">
            <text:p><text:span text:style-name="T4"><text:a xlink:href="mailto:book732732@naver.com" xlink:type="simple">book732732@naver.com</text:a></text:span></text:p>
          </table:table-cell>
          <table:table-cell table:style-name="ce114" office:value-type="string" calcext:value-type="string">
            <text:p>Discord: 데크크래프트#4923</text:p>
          </table:table-cell>
          <table:table-cell table:style-name="ce114" table:number-columns-repeated="3"/>
        </table:table-row>
        <table:table-row table:style-name="ro1">
          <table:table-cell table:style-name="ce93" office:value-type="string" calcext:value-type="string">
            <text:p>Dandylion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Darong Studio</text:p>
          </table:table-cell>
          <table:table-cell table:style-name="ce102" office:value-type="string" calcext:value-type="string">
            <text:p>경기도 성남시 분당구 성남대로331번길 8, ***층 (정자동,킨스타워)</text:p>
          </table:table-cell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DECATREE GAMES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DeerFarm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 office:value-type="string" calcext:value-type="string">
            <text:p><text:span text:style-name="T7"><text:a xlink:href="mailto:bzerox7@gmail.com" xlink:type="simple">bzerox7@gmail.com</text:a></text:span></text:p>
          </table:table-cell>
          <table:table-cell table:style-name="ce114" table:number-columns-repeated="4"/>
        </table:table-row>
        <table:table-row table:style-name="ro1">
          <table:table-cell table:style-name="ce96" office:value-type="string" calcext:value-type="string">
            <text:p>Derin</text:p>
          </table:table-cell>
          <table:table-cell table:style-name="ce102" office:value-type="string" calcext:value-type="string">
            <text:p>경기도 시흥시 능곡서로 27, **동 **호(능곡동, 엘에이치4단지)</text:p>
          </table:table-cell>
          <table:table-cell table:style-name="ce109" office:value-type="string" calcext:value-type="string">
            <text:p>121-64-13***</text:p>
          </table:table-cell>
          <table:table-cell table:style-name="ce109" office:value-type="string" calcext:value-type="string">
            <text:p>채주영</text:p>
          </table:table-cell>
          <table:table-cell table:style-name="ce114" office:value-type="string" calcext:value-type="string">
            <text:p><text:a xlink:href="https://derin-studio.itch.io/" xlink:type="simple">https://derin-studio.itch.io/</text:a></text:p>
          </table:table-cell>
          <table:table-cell table:style-name="ce117" office:value-type="string" calcext:value-type="string">
            <text:p><text:a xlink:href="mailto:contact@derin-studio.com" xlink:type="simple">contact@derin-studio.com</text:a></text:p>
          </table:table-cell>
          <table:table-cell table:style-name="ce114" office:value-type="string" calcext:value-type="string">
            <text:p><text:a xlink:href="https://twitter.com/DerinStudio" xlink:type="simple">https://twitter.com/DerinStudio</text:a></text:p>
          </table:table-cell>
          <table:table-cell table:style-name="ce114" table:number-columns-repeated="3"/>
        </table:table-row>
        <table:table-row table:style-name="ro1">
          <table:table-cell table:style-name="ce93" office:value-type="string" calcext:value-type="string">
            <text:p>Devespresso Games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Devmaru Inc.</text:p>
          </table:table-cell>
          <table:table-cell table:style-name="ce102" office:value-type="string" calcext:value-type="string">
            <text:p>경기도 용인시 수지구 신수로 767 분당수지U타워 a동 ***호</text:p>
          </table:table-cell>
          <table:table-cell table:style-name="ce109" table:number-columns-repeated="2"/>
          <table:table-cell table:style-name="ce114" office:value-type="string" calcext:value-type="string">
            <text:p><text:span text:style-name="T4"><text:a xlink:href="https://devmaru.net/sub/contact.html" xlink:type="simple">https://devmaru.net/sub/contact.html</text:a></text:span></text:p>
          </table:table-cell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Dizcon</text:p>
          </table:table-cell>
          <table:table-cell table:style-name="ce102" office:value-type="string" calcext:value-type="string">
            <text:p><text:span text:style-name="T5">부산광역시 사상구 주례로 47, 동서대학교 시티엘관(15번건물) </text:span><text:span text:style-name="T6">***</text:span>호</text:p>
          </table:table-cell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DOTORIS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DOWNFALLEN Team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3"/>
          <table:table-cell table:style-name="ce114" office:value-type="string" calcext:value-type="string">
            <text:p><text:a xlink:href="https://creffect.com/project/downfallen/" xlink:type="simple">https://creffect.com/project/downfallen/</text:a></text:p>
          </table:table-cell>
        </table:table-row>
        <table:table-row table:style-name="ro1">
          <table:table-cell table:style-name="ce93" office:value-type="string" calcext:value-type="string">
            <text:p>dummy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Embark Studios</text:p>
          </table:table-cell>
          <table:table-cell table:style-name="ce102"/>
          <table:table-cell table:style-name="ce109" table:number-columns-repeated="2"/>
          <table:table-cell table:style-name="ce114" office:value-type="string" calcext:value-type="string">
            <text:p><text:span text:style-name="T7"><text:a xlink:href="https://www.embark-studios.com/about" xlink:type="simple">https://www.embark-studios.com/about</text:a></text:span></text:p>
          </table:table-cell>
          <table:table-cell table:style-name="ce117"/>
          <table:table-cell table:style-name="ce114" table:number-columns-repeated="4"/>
        </table:table-row>
        <table:table-row table:style-name="ro12">
          <table:table-cell table:style-name="ce93" office:value-type="string" calcext:value-type="string">
            <text:p>Expotato Corp.</text:p>
          </table:table-cell>
          <table:table-cell table:style-name="ce102" office:value-type="string" calcext:value-type="string">
            <text:p><text:span text:style-name="T5">서울 특별시 강남구 역삼로 227 썬스코빌딩 </text:span><text:span text:style-name="T6">***</text:span>층</text:p>
          </table:table-cell>
          <table:table-cell table:style-name="ce109" table:number-columns-repeated="2"/>
          <table:table-cell table:style-name="ce114" office:value-type="string" calcext:value-type="string">
            <text:p><text:a xlink:href="https://www.expotato.com/" xlink:type="simple">https://www.expotato.com/</text:a></text:p>
          </table:table-cell>
          <table:table-cell table:style-name="ce117" office:value-type="string" calcext:value-type="string">
            <text:p><text:a xlink:href="mailto:info@expotato.com" xlink:type="simple">info@expotato.com</text:a></text:p>
          </table:table-cell>
          <table:table-cell table:style-name="ce114" table:number-columns-repeated="3"/>
          <table:table-cell table:style-name="ce114" office:value-type="string" calcext:value-type="string">
            <text:p>대표이사 : 이상헌</text:p>
            <text:p>주주기관 : 교보생명</text:p>
          </table:table-cell>
        </table:table-row>
        <table:table-row table:style-name="ro1">
          <table:table-cell table:style-name="ce93" office:value-type="string" calcext:value-type="string">
            <text:p>feemodev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2">
          <table:table-cell table:style-name="ce93" office:value-type="string" calcext:value-type="string">
            <text:p>FLINT</text:p>
          </table:table-cell>
          <table:table-cell table:style-name="ce102" office:value-type="string" calcext:value-type="string">
            <text:p><text:span text:style-name="T7">법인명(상호): (주)플린트</text:span></text:p>
            <text:p><text:span text:style-name="T3">서울특별시 강남구 테헤란로414, ***</text:span><text:span text:style-name="T7">층 (L&amp;B타워)</text:span></text:p>
          </table:table-cell>
          <table:table-cell table:style-name="ce109" office:value-type="string" calcext:value-type="string">
            <text:p>220-88-61***</text:p>
          </table:table-cell>
          <table:table-cell table:style-name="ce109" office:value-type="string" calcext:value-type="string">
            <text:p>김영모</text:p>
          </table:table-cell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FrogParty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G1 Playground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GlassCats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2">
          <table:table-cell table:style-name="ce93" office:value-type="string" calcext:value-type="string">
            <text:p>GoldPumpkin Inc.</text:p>
          </table:table-cell>
          <table:table-cell table:style-name="ce102" office:value-type="string" calcext:value-type="string">
            <text:p>경기도 성남시 분당구 황새울로200번길 36</text:p>
            <text:p><text:span text:style-name="T3">***</text:span>호(수내동, 분당 동부루트빌딩)</text:p>
          </table:table-cell>
          <table:table-cell table:style-name="ce109" office:value-type="string" calcext:value-type="string">
            <text:p>783-86-01***</text:p>
          </table:table-cell>
          <table:table-cell table:style-name="ce109" office:value-type="string" calcext:value-type="string">
            <text:p>임병수</text:p>
          </table:table-cell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Gonggamorecontents Inc.</text:p>
          </table:table-cell>
          <table:table-cell table:style-name="ce102" office:value-type="string" calcext:value-type="string">
            <text:p><text:span text:style-name="T5">경남 김해시 관동로 14, </text:span><text:span text:style-name="T6">***</text:span>호 (관동동,경남콘텐츠기업지원센터)</text:p>
          </table:table-cell>
          <table:table-cell table:style-name="ce109"/>
          <table:table-cell table:style-name="ce109" office:value-type="string" calcext:value-type="string">
            <text:p>윤민형</text:p>
          </table:table-cell>
          <table:table-cell table:style-name="ce114"/>
          <table:table-cell table:style-name="ce117" office:value-type="string" calcext:value-type="string">
            <text:p> <text:a xlink:href="mailto:gonggamore@naver.com" xlink:type="simple">gonggamore@naver.com</text:a></text:p>
          </table:table-cell>
          <table:table-cell table:style-name="ce114" office:value-type="string" calcext:value-type="string">
            <text:p><text:a xlink:href="https://www.instagram.com/gonggamore/" xlink:type="simple">https://www.instagram.com/gonggamore/</text:a></text:p>
          </table:table-cell>
          <table:table-cell table:style-name="ce114" table:number-columns-repeated="2"/>
          <table:table-cell table:style-name="ce114" office:value-type="string" calcext:value-type="string">
            <text:p>대표전화 : 055-338-6705</text:p>
          </table:table-cell>
        </table:table-row>
        <table:table-row table:style-name="ro12">
          <table:table-cell table:style-name="ce93" office:value-type="string" calcext:value-type="string">
            <text:p>Growing Seeds</text:p>
          </table:table-cell>
          <table:table-cell table:style-name="ce102" office:value-type="string" calcext:value-type="string">
            <text:p><text:span text:style-name="T5">경기 안양시 동안구 시민대로327번길 11-41, </text:span><text:span text:style-name="T6">***</text:span>호</text:p>
          </table:table-cell>
          <table:table-cell table:style-name="ce109" table:number-columns-repeated="2"/>
          <table:table-cell table:style-name="ce114" office:value-type="string" calcext:value-type="string">
            <text:p><text:a xlink:href="http://www.gseeds.co.kr/" xlink:type="simple">http://www.gseeds.co.kr</text:a></text:p>
          </table:table-cell>
          <table:table-cell table:style-name="ce117" office:value-type="string" calcext:value-type="string">
            <text:p><text:a xlink:href="mailto:help@gseed.co.kr" xlink:type="simple">help@gseed.co.kr</text:a></text:p>
          </table:table-cell>
          <table:table-cell table:style-name="ce114" table:number-columns-repeated="3"/>
          <table:table-cell table:style-name="ce114" office:value-type="string" calcext:value-type="string">
            <text:p>Tel +82-31-702-0909</text:p>
            <text:p>Fax  +82-31-702-0908</text:p>
          </table:table-cell>
        </table:table-row>
        <table:table-row table:style-name="ro1">
          <table:table-cell table:style-name="ce93" office:value-type="string" calcext:value-type="string">
            <text:p>HandMade Game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Hardtalk Studio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Hoochoo Game Studios</text:p>
          </table:table-cell>
          <table:table-cell table:style-name="ce102" office:value-type="string" calcext:value-type="string">
            <text:p>서울 마포구 만리재옛길 36 (신공덕동) ***호</text:p>
          </table:table-cell>
          <table:table-cell table:style-name="ce109"/>
          <table:table-cell table:style-name="ce109" office:value-type="string" calcext:value-type="string">
            <text:p>박민*</text:p>
          </table:table-cell>
          <table:table-cell table:style-name="ce114" office:value-type="string" calcext:value-type="string">
            <text:p><text:a xlink:href="https://hoochoogamestudios.com/" xlink:type="simple">https://hoochoogamestudios.com/</text:a></text:p>
          </table:table-cell>
          <table:table-cell table:style-name="ce117"/>
          <table:table-cell table:style-name="ce114" office:value-type="string" calcext:value-type="string">
            <text:p><text:a xlink:href="https://twitter.com/hoochoogames" xlink:type="simple">https://twitter.com/hoochoogames</text:a></text:p>
          </table:table-cell>
          <table:table-cell table:style-name="ce114" table:number-columns-repeated="3"/>
        </table:table-row>
        <table:table-row table:style-name="ro1">
          <table:table-cell table:style-name="ce93" office:value-type="string" calcext:value-type="string">
            <text:p>Ice Shovel Soft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IKINAGAMES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Indev-studio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INDICAVA INTERACTIVE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IndigoBlue Game Studio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IRONMACE 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jacktostudios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Jaemin Park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Jaesung Kim, Jongseop Lee, Hyunggu Han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Jamong Inc.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Jellypig Games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JellySnow Studio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Kena MAKF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KIWIWALKS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KRAFTON, Inc.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LeeBbunsik</text:p>
          </table:table-cell>
          <table:table-cell table:style-name="ce102"/>
          <table:table-cell table:style-name="ce109" table:number-columns-repeated="2"/>
          <table:table-cell table:style-name="ce114" office:value-type="string" calcext:value-type="string">
            <text:p><text:a xlink:href="https://leebbunsik.tistory.com/" xlink:type="simple">https://leebbunsik.tistory.com/</text:a></text:p>
          </table:table-cell>
          <table:table-cell table:style-name="ce117" office:value-type="string" calcext:value-type="string">
            <text:p><text:a xlink:href="mailto:malgoos7949@gmail.com" xlink:type="simple">malgoos7949@gmail.com</text:a></text:p>
          </table:table-cell>
          <table:table-cell table:style-name="ce114" office:value-type="string" calcext:value-type="string">
            <text:p><text:a xlink:href="https://twitter.com/LeeBbunsik" xlink:type="simple">https://twitter.com/LeeBbunsik</text:a></text:p>
          </table:table-cell>
          <table:table-cell table:style-name="ce114" office:value-type="string" calcext:value-type="string">
            <text:p><text:a xlink:href="https://twitter.com/coolpotatobbung" xlink:type="simple">https://twitter.com/coolpotatobbung</text:a></text:p>
          </table:table-cell>
          <table:table-cell table:style-name="ce114" table:number-columns-repeated="2"/>
        </table:table-row>
        <table:table-row table:style-name="ro1">
          <table:table-cell table:style-name="ce93" office:value-type="string" calcext:value-type="string">
            <text:p>LINE Games Corporation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Lyrebird Studio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MACKINN7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Magic Cube</text:p>
          </table:table-cell>
          <table:table-cell table:style-name="ce102" office:value-type="string" calcext:value-type="string">
            <text:p>부산 해운대구 센텀동로 99, ***호</text:p>
          </table:table-cell>
          <table:table-cell table:style-name="ce109" office:value-type="string" calcext:value-type="string">
            <text:p>602-81-42***</text:p>
          </table:table-cell>
          <table:table-cell table:style-name="ce109" office:value-type="string" calcext:value-type="string">
            <text:p>하상석</text:p>
          </table:table-cell>
          <table:table-cell table:style-name="ce114" office:value-type="string" calcext:value-type="string">
            <text:p><text:a xlink:href="http://www.magiccubegames.com/" xlink:type="simple">http://www.magiccubegames.com/</text:a></text:p>
          </table:table-cell>
          <table:table-cell table:style-name="ce117" office:value-type="string" calcext:value-type="string">
            <text:p><text:span text:style-name="T7"><text:a xlink:href="mailto:magiccubegames@gmail.com" xlink:type="simple">magiccubegames@gmail.com</text:a></text:span></text:p>
          </table:table-cell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Matthewstone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Megusta Game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Metacraft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Metamong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MidnightWorks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MINTROCKET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MME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Monster Guide inc.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Moonlab Studio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Nanali Studios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Neonovice Co., Ltd.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NEOPOPCORN Corp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NEOWIZ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Newcore Games</text:p>
          </table:table-cell>
          <table:table-cell table:style-name="ce102" office:value-type="string" calcext:value-type="string">
            <text:p><text:span text:style-name="T5">서울 강남구 테헤란로4길 38-3 (역삼동) 다우빌딩 </text:span><text:span text:style-name="T6">***</text:span>층</text:p>
          </table:table-cell>
          <table:table-cell table:style-name="ce109"/>
          <table:table-cell table:style-name="ce109" office:value-type="string" calcext:value-type="string">
            <text:p>이만재</text:p>
          </table:table-cell>
          <table:table-cell table:style-name="ce114" office:value-type="string" calcext:value-type="string">
            <text:p><text:a xlink:href="http://www.newcoregames.com/" xlink:type="simple">http://www.newcoregames.com</text:a></text:p>
          </table:table-cell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Nimble Neuron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Nomary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office:value-type="string" calcext:value-type="string">
            <text:p><text:span text:style-name="T4"><text:a xlink:href="https://twitter.com/nomaryda" xlink:type="simple">https://twitter.com/nomaryda</text:a></text:span></text:p>
          </table:table-cell>
          <table:table-cell table:style-name="ce114" table:number-columns-repeated="3"/>
        </table:table-row>
        <table:table-row table:style-name="ro1">
          <table:table-cell table:style-name="ce93" office:value-type="string" calcext:value-type="string">
            <text:p>Ocean Drive Studio, Inc.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Onfire Games</text:p>
          </table:table-cell>
          <table:table-cell table:style-name="ce102"/>
          <table:table-cell table:style-name="ce109" table:number-columns-repeated="2"/>
          <table:table-cell table:style-name="ce114" office:value-type="string" calcext:value-type="string">
            <text:p><text:span text:style-name="T4"><text:a xlink:href="https://blog.naver.com/onfiregames/222782695332" xlink:type="simple">https://blog.naver.com/onfiregames/222782695332</text:a></text:span></text:p>
          </table:table-cell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Onw Studio, 오뉴월스튜디오</text:p>
          </table:table-cell>
          <table:table-cell table:style-name="ce102" office:value-type="string" calcext:value-type="string">
            <text:p>부산 동구 중앙대로 314(초량동, 한국부동산원) *층 비큐브</text:p>
          </table:table-cell>
          <table:table-cell table:style-name="ce109"/>
          <table:table-cell table:style-name="ce109" office:value-type="string" calcext:value-type="string">
            <text:p>최기민</text:p>
          </table:table-cell>
          <table:table-cell table:style-name="ce114" office:value-type="string" calcext:value-type="string">
            <text:p><text:a xlink:href="https://onw.quv.kr/" xlink:type="simple">https://onw.quv.kr/</text:a>, <text:a xlink:href="https://onwstudio.imweb.me/" xlink:type="simple">https://onwstudio.imweb.me/</text:a></text:p>
          </table:table-cell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ooze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ORANGE POPCORN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 office:value-type="string" calcext:value-type="string">
            <text:p><text:a xlink:href="mailto:memory@oranpopcorn.com" xlink:type="simple">memory@oranpopcorn.com</text:a></text:p>
          </table:table-cell>
          <table:table-cell table:style-name="ce114" office:value-type="string" calcext:value-type="string">
            <text:p><text:a xlink:href="https://twitter.com/oranpopcorn" xlink:type="simple">https://twitter.com/oranpopcorn</text:a></text:p>
          </table:table-cell>
          <table:table-cell table:style-name="ce114" table:number-columns-repeated="3"/>
        </table:table-row>
        <table:table-row table:style-name="ro1">
          <table:table-cell table:style-name="ce93" office:value-type="string" calcext:value-type="string">
            <text:p>OutsiderKids Corp.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P.S.B (iNsOoL)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Palmsoft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Parange Project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PiedPipers Team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Pixellore Inc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2">
          <table:table-cell table:style-name="ce93" office:value-type="string" calcext:value-type="string">
            <text:p>PLAY Mephistowaltz</text:p>
          </table:table-cell>
          <table:table-cell table:style-name="ce102" office:value-type="string" calcext:value-type="string">
            <text:p><text:span text:style-name="T5">경남 김해시 관동로 14 (관동동) 경남콘텐츠기업지원센터 </text:span><text:span text:style-name="T6">***</text:span>호</text:p>
            <text:p>플레이 메피스토왈츠</text:p>
          </table:table-cell>
          <table:table-cell table:style-name="ce109" table:number-columns-repeated="2"/>
          <table:table-cell table:style-name="ce114" office:value-type="string" calcext:value-type="string">
            <text:p><text:a xlink:href="https://www.playmephistowaltz.com/" xlink:type="simple">https://www.playmephistowaltz.com/</text:a></text:p>
          </table:table-cell>
          <table:table-cell table:style-name="ce117" office:value-type="string" calcext:value-type="string">
            <text:p> <text:a xlink:href="mailto:iamdreamist@gmail.com" xlink:type="simple">iamdreamist@gmail.com</text:a></text:p>
          </table:table-cell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PokPoong Games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2">
          <table:table-cell table:style-name="ce93" office:value-type="string" calcext:value-type="string">
            <text:p>PPIYO STUDIO</text:p>
          </table:table-cell>
          <table:table-cell table:style-name="ce102" office:value-type="string" calcext:value-type="string">
            <text:p><text:span text:style-name="T5">경기도 용인시 수지구 만현로67번길 19, **동 </text:span><text:span text:style-name="T6">***</text:span>호(상현동, 만현마을3단지성원상떼빌)</text:p>
          </table:table-cell>
          <table:table-cell table:style-name="ce109" office:value-type="string" calcext:value-type="string">
            <text:p>695-55-00***</text:p>
          </table:table-cell>
          <table:table-cell table:style-name="ce109" office:value-type="string" calcext:value-type="string">
            <text:p>김명진</text:p>
          </table:table-cell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ProjectMoon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PUMPKIM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QuattroGear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RainbowStudio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REDRAY</text:p>
          </table:table-cell>
          <table:table-cell table:style-name="ce102"/>
          <table:table-cell table:style-name="ce109" table:number-columns-repeated="2"/>
          <table:table-cell table:style-name="ce114" office:value-type="string" calcext:value-type="string">
            <text:p><text:a xlink:href="https://blog.naver.com/zion3952" xlink:type="simple">https://blog.naver.com/zion3952</text:a></text:p>
          </table:table-cell>
          <table:table-cell table:style-name="ce117"/>
          <table:table-cell table:style-name="ce114" office:value-type="string" calcext:value-type="string">
            <text:p><text:a xlink:href="https://twitter.com/REDRAY_dev" xlink:type="simple">https://twitter.com/REDRAY_dev</text:a></text:p>
          </table:table-cell>
          <table:table-cell table:style-name="ce114" table:number-columns-repeated="3"/>
        </table:table-row>
        <table:table-row table:style-name="ro1">
          <table:table-cell table:style-name="ce93" office:value-type="string" calcext:value-type="string">
            <text:p>REMIMORY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21"/>
          <table:table-cell table:style-name="ce114" table:number-columns-repeated="3"/>
        </table:table-row>
        <table:table-row table:style-name="ro1">
          <table:table-cell table:style-name="ce93" office:value-type="string" calcext:value-type="string">
            <text:p>REXECHO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Rootless Studio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Rootnstudio Ltd.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SEROSOO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Shedin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Silver Cat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Sinkhole Studio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Somi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SONNORI Corp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Southpaw Games Co., Ltd.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Sparky Studios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SPRING Games</text:p>
          </table:table-cell>
          <table:table-cell table:style-name="ce102"/>
          <table:table-cell table:style-name="ce109" table:number-columns-repeated="2"/>
          <table:table-cell table:style-name="ce114" office:value-type="string" calcext:value-type="string">
            <text:p><text:a xlink:href="https://www.springtoast.com/" xlink:type="simple">https://www.springtoast.com/</text:a></text:p>
          </table:table-cell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SQUARE PIXELS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2">
          <table:table-cell table:style-name="ce132" office:value-type="string" calcext:value-type="string">
            <text:p>SSUN GAMES</text:p>
          </table:table-cell>
          <table:table-cell table:style-name="ce102" office:value-type="string" calcext:value-type="string">
            <text:p>부산 해운대구 수영강변대로 140 (우동, 부산문화콘텐츠컴플렉스) 글로벌게임센터</text:p>
          </table:table-cell>
          <table:table-cell table:style-name="ce109" office:value-type="string" calcext:value-type="string">
            <text:p>448-14-01***</text:p>
          </table:table-cell>
          <table:table-cell table:style-name="ce109" office:value-type="string" calcext:value-type="string">
            <text:p>김선호</text:p>
          </table:table-cell>
          <table:table-cell table:style-name="ce114" office:value-type="string" calcext:value-type="string">
            <text:p><text:a xlink:href="https://ssundev.notion.site/SSUN-GAMES-16d140b67dbb46b9bc7c50c39874b600" xlink:type="simple">https://ssundev.notion.site/SSUN-GAMES-16d140b67dbb46b9bc7c50c39874b600</text:a></text:p>
          </table:table-cell>
          <table:table-cell table:style-name="ce117" office:value-type="string" calcext:value-type="string">
            <text:p><text:a xlink:href="mailto:ssun.california@gmail.com" xlink:type="simple">ssun.california@gmail.com</text:a></text:p>
          </table:table-cell>
          <table:table-cell table:style-name="ce114" table:number-columns-repeated="4"/>
        </table:table-row>
        <table:table-row table:style-name="ro4">
          <table:table-cell table:style-name="ce132" office:value-type="string" calcext:value-type="string">
            <text:p>Starlike Inc.</text:p>
          </table:table-cell>
          <table:table-cell table:style-name="ce102" office:value-type="string" calcext:value-type="string">
            <text:p><text:span text:style-name="T3">전라북도 전주시 덕진구 오공로 123 전북테크비즈센터 ***</text:span><text:span text:style-name="T7">호</text:span></text:p>
            <text:p/>
            <text:p><text:span text:style-name="T7">이용약관개인정보처리방침</text:span></text:p>
            <text:p><text:span text:style-name="T7">Copyright ⓒ 2023 스타라이크 주식회사 All rights reserved.</text:span></text:p>
          </table:table-cell>
          <table:table-cell table:style-name="ce109" office:value-type="string" calcext:value-type="string">
            <text:p>299-81-02***</text:p>
          </table:table-cell>
          <table:table-cell table:style-name="ce109" office:value-type="string" calcext:value-type="string">
            <text:p>채병효</text:p>
          </table:table-cell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Striking Distance Studios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Studio Doodal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STUDIO HG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Studio LEF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office:value-type="string" calcext:value-type="string">
            <text:p><text:span text:style-name="T7"><text:a xlink:href="https://twitter.com/Lets_EatFirst" xlink:type="simple">https://twitter.com/Lets_EatFirst</text:a></text:span></text:p>
          </table:table-cell>
          <table:table-cell table:style-name="ce114" table:number-columns-repeated="3"/>
        </table:table-row>
        <table:table-row table:style-name="ro1">
          <table:table-cell table:style-name="ce132" office:value-type="string" calcext:value-type="string">
            <text:p>Studio Ly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 office:value-type="string" calcext:value-type="string">
            <text:p><text:a xlink:href="mailto:sonic1357@naver.com" xlink:type="simple">sonic1357@naver.com</text:a></text:p>
          </table:table-cell>
          <table:table-cell table:style-name="ce114" office:value-type="string" calcext:value-type="string">
            <text:p><text:a xlink:href="https://twitter.com/Studio_Ly" xlink:type="simple">https://twitter.com/Studio_Ly</text:a>_</text:p>
          </table:table-cell>
          <table:table-cell table:style-name="ce114" office:value-type="string" calcext:value-type="string">
            <text:p><text:a xlink:href="https://twitter.com/lychoi2000" xlink:type="simple">https://twitter.com/lychoi2000</text:a></text:p>
          </table:table-cell>
          <table:table-cell table:style-name="ce114" table:number-columns-repeated="2"/>
        </table:table-row>
        <table:table-row table:style-name="ro1">
          <table:table-cell table:style-name="ce132" office:value-type="string" calcext:value-type="string">
            <text:p>Studio Sott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2">
          <table:table-cell table:style-name="ce132" office:value-type="string" calcext:value-type="string">
            <text:p>Sujin Ri, Marcos Arroyo, Seona Lee, Somi Lee, Sohyeon Jeon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2">
          <table:table-cell table:style-name="ce132" office:value-type="string" calcext:value-type="string">
            <text:p>Sujin Ri, Yunjeong Yun, Hyein Go, Minsu Ock, Marcos Arroyo, Seona Lee, Sohyeon Jeon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SUNBEESOFT</text:p>
          </table:table-cell>
          <table:table-cell table:style-name="ce102" office:value-type="string" calcext:value-type="string">
            <text:p><text:span text:style-name="T3">***</text:span><text:span text:style-name="T8"> </text:span><text:span text:style-name="T6">***</text:span><text:span text:style-name="T8">-</text:span><text:span text:style-name="T6">***</text:span>, Bongeunsa-ro 26-gil, Gangnam-gu, Seoul, Korea</text:p>
          </table:table-cell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4">
          <table:table-cell table:style-name="ce132" office:value-type="string" calcext:value-type="string">
            <text:p>SUNCYAN studio</text:p>
          </table:table-cell>
          <table:table-cell table:style-name="ce102" office:value-type="string" calcext:value-type="string">
            <text:p><text:span text:style-name="T5">서울특별시 금천구 가산디지털2로 95, </text:span><text:span text:style-name="T6">***</text:span>호(가산동, KM TOWER)</text:p>
          </table:table-cell>
          <table:table-cell table:style-name="ce109" office:value-type="string" calcext:value-type="string">
            <text:p>392-88-02***</text:p>
          </table:table-cell>
          <table:table-cell table:style-name="ce109" office:value-type="string" calcext:value-type="string">
            <text:p>권오준</text:p>
          </table:table-cell>
          <table:table-cell table:style-name="ce114" office:value-type="string" calcext:value-type="string">
            <text:p><text:a xlink:href="https://www.suncyan.com/" xlink:type="simple">https://www.suncyan.com/</text:a></text:p>
          </table:table-cell>
          <table:table-cell table:style-name="ce117" office:value-type="string" calcext:value-type="string">
            <text:p><text:a xlink:href="mailto:suncyan@suncyan.com" xlink:type="simple">suncyan@suncyan.com</text:a></text:p>
          </table:table-cell>
          <table:table-cell table:style-name="ce114" office:value-type="string" calcext:value-type="string">
            <text:p><text:a xlink:href="https://www.facebook.com/profile.php?id=61552325537273" xlink:type="simple">https://www.facebook.com/profile.php?id=61552325537273</text:a></text:p>
          </table:table-cell>
          <table:table-cell table:style-name="ce114" office:value-type="string" calcext:value-type="string">
            <text:p><text:a xlink:href="https://www.instagram.com/suncyan_official/" xlink:type="simple">https://www.instagram.com/suncyan_official/</text:a></text:p>
          </table:table-cell>
          <table:table-cell table:style-name="ce114"/>
          <table:table-cell table:style-name="ce114" office:value-type="string" calcext:value-type="string">
            <text:p>주식회사 선시안</text:p>
            <text:p>서울특별시 금천구 가산디지털2로 95, 1211호(가산동, KM TOWER)</text:p>
            <text:p><text:a xlink:href="mailto:suncyan@suncyan.com" xlink:type="simple">suncyan@suncyan.com</text:a></text:p>
          </table:table-cell>
        </table:table-row>
        <table:table-row table:style-name="ro1">
          <table:table-cell table:style-name="ce132" office:value-type="string" calcext:value-type="string">
            <text:p>Sunflo Labs</text:p>
          </table:table-cell>
          <table:table-cell table:style-name="ce102"/>
          <table:table-cell table:style-name="ce109" table:number-columns-repeated="2"/>
          <table:table-cell table:style-name="ce114" office:value-type="string" calcext:value-type="string">
            <text:p><text:span text:style-name="T4"><text:a xlink:href="https://blog.naver.com/sunflof/221978112012" xlink:type="simple">https://blog.naver.com/sunflof/221978112012</text:a></text:span></text:p>
          </table:table-cell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SUNNY SIDE UP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2">
          <table:table-cell table:style-name="ce132" office:value-type="string" calcext:value-type="string">
            <text:p>TALESSHOP Co., Ltd.</text:p>
          </table:table-cell>
          <table:table-cell table:style-name="ce102" office:value-type="string" calcext:value-type="string">
            <text:p><text:span text:style-name="T7">주식회사 테일즈샵</text:span></text:p>
            <text:p><text:span text:style-name="T7">통신판매업 제 2016-인천부평-0565 호 </text:span></text:p>
            <text:p><text:span text:style-name="T5">인천 광역시 부평구 경원대로 1354번길 4 아이홈 </text:span><text:span text:style-name="T6">***</text:span><text:span text:style-name="T7">호</text:span></text:p>
          </table:table-cell>
          <table:table-cell table:style-name="ce109" office:value-type="string" calcext:value-type="string">
            <text:p>350-87-00***</text:p>
          </table:table-cell>
          <table:table-cell table:style-name="ce109" office:value-type="string" calcext:value-type="string">
            <text:p>한준</text:p>
          </table:table-cell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TEAM 217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Team Corn Field</text:p>
          </table:table-cell>
          <table:table-cell table:style-name="ce102" office:value-type="string" calcext:value-type="string">
            <text:p><text:span text:style-name="T5">서울특별시 양천구 목동동로 180, **동 </text:span><text:span text:style-name="T6">***</text:span>호(신정동, 신정동아이파크)</text:p>
          </table:table-cell>
          <table:table-cell table:style-name="ce109" office:value-type="string" calcext:value-type="string">
            <text:p>332-35-01***</text:p>
          </table:table-cell>
          <table:table-cell table:style-name="ce109" office:value-type="string" calcext:value-type="string">
            <text:p>홍도현</text:p>
          </table:table-cell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Team ETTU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Team Gypsophila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TEAM HORAY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Team Monad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Team Samoyed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4">
          <table:table-cell table:style-name="ce132" office:value-type="string" calcext:value-type="string">
            <text:p>TeamBUD</text:p>
          </table:table-cell>
          <table:table-cell table:style-name="ce102"/>
          <table:table-cell table:style-name="ce109"/>
          <table:table-cell table:style-name="ce109" office:value-type="string" calcext:value-type="string">
            <text:p>김준호</text:p>
          </table:table-cell>
          <table:table-cell table:style-name="ce114"/>
          <table:table-cell table:style-name="ce117"/>
          <table:table-cell table:style-name="ce114" table:number-columns-repeated="3"/>
          <table:table-cell table:style-name="ce114" office:value-type="string" calcext:value-type="string">
            <text:p>김준호 대표는 청강문화산업대학교 게임콘텐츠 스쿨 출신으로 졸업 작품으로 기획했던 ‘페포’를 제대로 완성 시키기 위해 다니던 회사를 그만두고 TeamBUD를 설립했다.</text:p>
            <text:p/>
            <text:p>출처 : 경향게임스(<text:a xlink:href="https://www.khgames.co.kr/" xlink:type="simple">https://www.khgames.co.kr</text:a>)</text:p>
          </table:table-cell>
        </table:table-row>
        <table:table-row table:style-name="ro1">
          <table:table-cell table:style-name="ce132" office:value-type="string" calcext:value-type="string">
            <text:p>TeamSuneat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Teemo Soft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2">
          <table:table-cell table:style-name="ce132" office:value-type="string" calcext:value-type="string">
            <text:p>THEAND Co.</text:p>
          </table:table-cell>
          <table:table-cell table:style-name="ce102" office:value-type="string" calcext:value-type="string">
            <text:p>대전광역시 유성구 대덕대로 512번길 20</text:p>
            <text:p><text:span text:style-name="T5">글로벌게임센터 </text:span><text:span text:style-name="T6">***</text:span>호</text:p>
          </table:table-cell>
          <table:table-cell table:style-name="ce109" table:number-columns-repeated="2"/>
          <table:table-cell table:style-name="ce114" office:value-type="string" calcext:value-type="string">
            <text:p><text:a xlink:href="https://theand.kr/" xlink:type="simple">https://theand.kr/</text:a></text:p>
          </table:table-cell>
          <table:table-cell table:style-name="ce117" office:value-type="string" calcext:value-type="string">
            <text:p><text:a xlink:href="mailto:min@theandgames.com" xlink:type="simple">min@theandgames.com</text:a></text:p>
          </table:table-cell>
          <table:table-cell table:style-name="ce114" table:number-columns-repeated="3"/>
          <table:table-cell table:style-name="ce114" office:value-type="string" calcext:value-type="string">
            <text:p>042. 864. 1254</text:p>
          </table:table-cell>
        </table:table-row>
        <table:table-row table:style-name="ro1">
          <table:table-cell table:style-name="ce132" office:value-type="string" calcext:value-type="string">
            <text:p>Tinogames Inc.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Toward Inc.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office:value-type="string" calcext:value-type="string">
            <text:p><text:a xlink:href="https://kr.linkedin.com/in/bosik-shin-49a26a7b" xlink:type="simple">https://kr.linkedin.com/in/bosik-shin-49a26a7b</text:a></text:p>
          </table:table-cell>
          <table:table-cell table:style-name="ce114" table:number-columns-repeated="3"/>
        </table:table-row>
        <table:table-row table:style-name="ro2">
          <table:table-cell table:style-name="ce132" office:value-type="string" calcext:value-type="string">
            <text:p>Tripearl Games</text:p>
          </table:table-cell>
          <table:table-cell table:style-name="ce102" office:value-type="string" calcext:value-type="string">
            <text:p>경기 성남시 수정구 창업로 54</text:p>
            <text:p>(시흥동, 판교제2테크노밸리기업성장센터) 가동 9층 글로벌게임허브센터 ***호</text:p>
          </table:table-cell>
          <table:table-cell table:style-name="ce109" office:value-type="string" calcext:value-type="string">
            <text:p>784-81-02274</text:p>
          </table:table-cell>
          <table:table-cell table:style-name="ce109" office:value-type="string" calcext:value-type="string">
            <text:p>정만손</text:p>
          </table:table-cell>
          <table:table-cell table:style-name="ce114" office:value-type="string" calcext:value-type="string">
            <text:p><text:a xlink:href="https://www.tripearlgames.com/" xlink:type="simple">https://www.tripearlgames.com/</text:a></text:p>
          </table:table-cell>
          <table:table-cell table:style-name="ce117" office:value-type="string" calcext:value-type="string">
            <text:p><text:a xlink:href="mailto:tripearl@tripearlgames.com" xlink:type="simple">tripearl@tripearlgames.com</text:a></text:p>
          </table:table-cell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Turtle Cream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Uneducated Game Studio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Valsar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Vona Soft</text:p>
          </table:table-cell>
          <table:table-cell table:style-name="ce102" office:value-type="string" calcext:value-type="string">
            <text:p>서울특별시 송파구 백제고분로41길 ***, ***호(송파동)</text:p>
          </table:table-cell>
          <table:table-cell table:style-name="ce109" office:value-type="string" calcext:value-type="string">
            <text:p>215-87-01***</text:p>
          </table:table-cell>
          <table:table-cell table:style-name="ce109" office:value-type="string" calcext:value-type="string">
            <text:p>조기용</text:p>
          </table:table-cell>
          <table:table-cell table:style-name="ce114" office:value-type="string" calcext:value-type="string">
            <text:p><text:a xlink:href="https://sites.google.com/view/vonasoft/홈?authuser=0" xlink:type="simple">https://sites.google.com/view/vonasoft/%ED%99%88?authuser=0</text:a></text:p>
          </table:table-cell>
          <table:table-cell table:style-name="ce117" office:value-type="string" calcext:value-type="string">
            <text:p><text:a xlink:href="mailto:vonasoft@gmail.com" xlink:type="simple">vonasoft@gmail.com</text:a></text:p>
          </table:table-cell>
          <table:table-cell table:style-name="ce114" office:value-type="string" calcext:value-type="string">
            <text:p><text:a xlink:href="https://twitter.com/vonasoft7" xlink:type="simple">https://twitter.com/vonasoft7</text:a></text:p>
          </table:table-cell>
          <table:table-cell table:style-name="ce114" table:number-columns-repeated="3"/>
        </table:table-row>
        <table:table-row table:style-name="ro12">
          <table:table-cell table:style-name="ce132" office:value-type="string" calcext:value-type="string">
            <text:p>WAFFLE GAMES</text:p>
          </table:table-cell>
          <table:table-cell table:style-name="ce102" office:value-type="string" calcext:value-type="string">
            <text:p><text:span text:style-name="T7">충청북도 청주시 청원구 상당로 314/ 청주첨단문화산업단지 2층 ******</text:span></text:p>
            <text:p><text:span text:style-name="T7">(폐업자는 주소 일부가 ** 표시됩니다)</text:span></text:p>
          </table:table-cell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WIDStudio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WONDER POTION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XINESS Co,. Ltd.</text:p>
          </table:table-cell>
          <table:table-cell table:style-name="ce102" office:value-type="string" calcext:value-type="string">
            <text:p><text:span text:style-name="T3">서울 구로구 디지털로33길 11, ***</text:span>호</text:p>
          </table:table-cell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YGGDRASIL STUDIO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2">
          <table:table-cell table:style-name="ce132" office:value-type="string" calcext:value-type="string">
            <text:p>ZeroToTenB</text:p>
          </table:table-cell>
          <table:table-cell table:style-name="ce102" office:value-type="string" calcext:value-type="string">
            <text:p>울산광역시 중구 종가로 406-21, **층 **호</text:p>
            <text:p>울산글로벌게임센터(복산동, 혁신비즈니스센터)</text:p>
          </table:table-cell>
          <table:table-cell table:style-name="ce109" office:value-type="string" calcext:value-type="string">
            <text:p>233-08-01***</text:p>
          </table:table-cell>
          <table:table-cell table:style-name="ce109" office:value-type="string" calcext:value-type="string">
            <text:p>김병도</text:p>
          </table:table-cell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ZZICON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깡토 스튜디오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/>
          <table:table-cell table:style-name="ce143"/>
          <table:table-cell table:style-name="ce110" table:number-columns-repeated="2"/>
          <table:table-cell table:style-name="ce151"/>
          <table:table-cell table:style-name="ce170"/>
          <table:table-cell table:style-name="ce151" table:number-columns-repeated="4"/>
        </table:table-row>
        <table:table-row table:style-name="ro1" table:number-rows-repeated="7">
          <table:table-cell table:style-name="ce133"/>
          <table:table-cell table:style-name="ce144"/>
          <table:table-cell table:style-name="ce111" table:number-columns-repeated="2"/>
          <table:table-cell table:style-name="ce152"/>
          <table:table-cell table:style-name="ce171"/>
          <table:table-cell table:style-name="ce152" table:number-columns-repeated="4"/>
        </table:table-row>
        <table:table-row table:style-name="ro1" table:number-rows-repeated="861">
          <table:table-cell table:style-name="ce134"/>
          <table:table-cell table:number-columns-repeated="9"/>
        </table:table-row>
        <table:table-row table:style-name="ro1" table:number-rows-repeated="1047538">
          <table:table-cell table:number-columns-repeated="10"/>
        </table:table-row>
        <table:table-row table:style-name="ro1">
          <table:table-cell table:number-columns-repeated="10"/>
        </table:table-row>
        <calcext:conditional-formats>
          <calcext:conditional-format calcext:target-range-address="developer.A2:developer.A124">
            <calcext:condition calcext:apply-style-name="Error" calcext:value="duplicate" calcext:base-cell-address="developer.A2"/>
          </calcext:conditional-format>
          <calcext:conditional-format calcext:target-range-address="developer.A1:developer.A1037">
            <calcext:condition calcext:apply-style-name="Error" calcext:value="=0" calcext:base-cell-address="developer.A1"/>
          </calcext:conditional-format>
        </calcext:conditional-formats>
      </table:table>
      <table:table table:name="publisher" table:style-name="ta1">
        <table:table-column table:style-name="co25" table:default-cell-style-name="ce129"/>
        <table:table-column table:style-name="co26" table:default-cell-style-name="ce153"/>
        <table:table-row table:style-name="ro1">
          <table:table-cell table:style-name="ce122" table:content-validation-name="val4" office:value-type="string" calcext:value-type="string">
            <text:p>퍼블리셔 이름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123" table:content-validation-name="val4" office:value-type="string" calcext:value-type="string">
            <text:p>(주)행복한다람쥐단( Happy Daram Inc. )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5minlab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ion Squar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feel inc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Al Fi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LLAF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lpheratz*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nother Indi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strolab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voCav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se0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K dddDang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ANBE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oom Technolog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uesid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ONE MAD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uff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ukGwa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ndL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ssel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door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FK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.ZB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eri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IRCLEfromDO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go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RES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andyl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NGEN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CATRE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erFarm</text:p>
          </table:table-cell>
          <table:table-cell/>
        </table:table-row>
        <table:table-row table:style-name="ro1">
          <table:table-cell table:style-name="ce154" table:content-validation-name="val4" office:value-type="string" calcext:value-type="string">
            <text:p>Deri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evmaru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OTORIS</text:p>
          </table:table-cell>
          <table:table-cell/>
        </table:table-row>
        <table:table-row table:style-name="ro1">
          <table:table-cell table:style-name="ce126" table:content-validation-name="val4" office:value-type="string" calcext:value-type="string">
            <text:p>dumm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mbark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xpotato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Freedom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lassCat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ldPumpkin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nggamorecontent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AVI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owing Seed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andMade Gam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ardtalk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dup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IKE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oochoo Game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YBE IM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ce Shovel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KINA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credi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DICAVA INTERACTIV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enov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goBlue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RONMACE 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ckto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mong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ellypig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Kakao Games Europe B.V. (EU,NA,OCE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akehashi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ena MAKF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IWIWALK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RAFTON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NE Games Corporat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CKINN7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gic Cube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Matthewsto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diBang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tamong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INTROCKE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M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anali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eonovice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NEOPOPCORN Corp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OWIZ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wcor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cali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mble Neuron (Excluding EU,NA,OCE)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cean Drive Studio,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fi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w Studio, 오뉴월스튜디오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RANGE POPCOR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urTurn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lm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range Projec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ixellore Inc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LAY Mephistowal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qub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rojectMoo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sychoFlux Entertainmen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PUMPKIM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ainbowStudi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REMIMOR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ootnstudio Ltd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Sejong Univ. PandoraCub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EROSO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hedi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lver Ca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nkhol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milegate Stov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mi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NNORI Cor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parky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tudio Doodal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tudio Sot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UNBEE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flo Lab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NY SIDE 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uperGG.co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ALESSHOP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BA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ETTU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HORA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Mona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Samoye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BUD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emo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AND Co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ino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oward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ripearl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urtle Crea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neducated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alsar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ona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hisper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XINESS Co,. Ltd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YGGDRASIL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YJ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 Rock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ToTenB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깡토 스튜디오</text:p>
          </table:table-cell>
          <table:table-cell/>
        </table:table-row>
        <table:table-row table:style-name="ro1" table:number-rows-repeated="95">
          <table:table-cell table:style-name="ce128" table:content-validation-name="val4"/>
          <table:table-cell/>
        </table:table-row>
        <table:table-row table:style-name="ro1" table:number-rows-repeated="1048346">
          <table:table-cell table:content-validation-name="val4"/>
          <table:table-cell/>
        </table:table-row>
        <table:table-row table:style-name="ro1">
          <table:table-cell table:content-validation-name="val4"/>
          <table:table-cell/>
        </table:table-row>
        <calcext:conditional-formats>
          <calcext:conditional-format calcext:target-range-address="publisher.A2:publisher.A229">
            <calcext:condition calcext:apply-style-name="Error" calcext:value="duplicate" calcext:base-cell-address="publisher.A2"/>
          </calcext:conditional-format>
          <calcext:conditional-format calcext:target-range-address="publisher.A1:publisher.A1048576">
            <calcext:condition calcext:apply-style-name="Accent" calcext:value="=0" calcext:base-cell-address="publisher.A1"/>
          </calcext:conditional-format>
        </calcext:conditional-formats>
      </table:table>
      <table:named-expressions/>
      <table:database-ranges>
        <table:database-range table:name="developer_name_list" table:target-range-address="developer.A2:developer.A1036" table:on-update-keep-styles="true" table:on-update-keep-size="false"/>
        <table:database-range table:name="developer_table" table:target-range-address="developer.A2:developer.H1036" table:on-update-keep-styles="true" table:on-update-keep-size="false"/>
        <table:database-range table:name="game_table" table:target-range-address="list.B223:list.C224" table:on-update-keep-styles="true" table:on-update-keep-size="false"/>
        <table:database-range table:name="publisher_name_list" table:target-range-address="publisher.A2:publisher.A1029" table:on-update-keep-styles="true" table:on-update-keep-size="false"/>
        <table:database-range table:name="__Anonymous_Sheet_DB__0" table:target-range-address="list.B2:list.I244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developer.A2:developer.I176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publisher.A2:publisher.A13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ko" style:country-asian="KR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나눔고딕" fo:font-family="나눔고딕" style:font-family-generic="swiss" style:font-pitch="variable" fo:font-size="10pt" style:font-name-asian="나눔고딕2" style:font-family-asian="나눔고딕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화살촉_20_1" draw:display-name="화살촉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03">00/00/0000</text:date>, <text:time style:data-style-name="N2" text:time-value="11:12:35.772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6.4.1$Windows_X86_64 LibreOffice_project/e19e193f88cd6c0525a17fb7a176ed8e6a3e2aa1</meta:generator>
    <dc:date>2024-03-03T11:14:25.153000000</dc:date>
    <meta:editing-duration>P1DT22H56M57S</meta:editing-duration>
    <meta:editing-cycles>775</meta:editing-cycles>
    <meta:document-statistic meta:table-count="3" meta:cell-count="2353" meta:object-count="0"/>
  </office:meta>
</office:document-meta>
</file>

<file path=Basic/Standard/checker_utility.xml><?xml version="1.0" encoding="utf-8"?>
<!DOCTYPE module  PUBLIC '-//OpenOffice.org//DTD OfficeDocument 1.0//EN'  'module.dtd'>
<script:module xmlns:script="http://openoffice.org/2000/script" script:name="checker_utility" script:language="StarBasic" script:moduleType="normal">REM  *****  BASIC  *****



Function IsMultiByte( b() as Byte )

	'
	' 유니코드 범위 체크 : English + Latin : https://en.wikipedia.org/wiki/List_of_Unicode_characters
	'
	IsMultiByte = ( b( 1 ) &lt;&gt; 0 )

End Function



Function IsNumber( b() as Byte )


	'
	' Multibyte Check
	'
	If b( 1 ) &lt;&gt; 0 Then
		IsNumber = False
	Else
		
		'
		' 유니코드 범위 체크 : 숫자 : 0030 ~ 0039
		'
		IsNumber = ( b( 0 ) &gt;= &amp;H30 And b( 0 ) &lt;= &amp;H39 )
		
	End If


End Function



Function IsKorean( b() as Byte )

	
	'
	' Multibyte Check
	'
	If b( 1 ) = 0 Then
		IsKorean = False
	Else
		'
		' 유니코드 범위 체크 : 한글 : AC00 ~ D7FF
		'
		IsKorean = ( b( 1 ) &gt;= &amp;HAC And b( 1 ) &lt; &amp;HD8 )
	End If
	

End Function



Function IsEnglish( b() as Byte )


	'
	' Multibyte Check
	'
	If b( 1 ) &lt;&gt; 0 Then
		IsEnglish = False
	Else
		
		'
		' 유니코드 범위 체크
		' 대문자 : 0041 ~ 005A
		' 소문자 : 0061 ~ 007A
		'
		IsEnglish = ( b( 0 ) &gt;= &amp;H41 And b( 0 ) &lt;= &amp;H5A ) Or ( b( 0 ) &gt;= &amp;H61 And b( 0 ) &lt;= &amp;H7A )
		
	End If


End Function
</script:module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BASIC  *****

'
' 
'
Option Compatible
Option ClassModule

'
' Enum 을 사용하려면 이 "Option VBASupport 1" 이 필요하다
'
Option VBASupport 1



Public target_laugnage as Long



'
' 한글 자모 목록
'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'
' 생성자
'
Private Sub Class_Initialize()

    MsgBox "Exporter : Initialize"
    
    '
	' 왠지 Enum 이 에러난다. 일단 숫자로 대충 때려박기
	'
	target_laugnage = 0
	
    '
	'
	'
	InitKoreanPartsList
    
End Sub

'
' 소멸자
'
Private Sub Class_Terminate()

    MsgBox "Exporter : Terminate"
    
End Sub ' Destructor



'
'
'
Function IsDecompositionEnable( code as Long )

	'
	' 분해 가능한 한글 범위 : AC00( 가 : 44032 ) ~ D7A3( 힣 : 55203 )
	'
	IsDecompositionEnable = ( code &gt;= 44032 And code &lt;= 55203 )

End Function
Function ConvertBytes2Code( b() as Byte ) as Long

	'
	' byte array를 하나의 수로 만든다.
	'
	
	Dim code as Long 'Integer : 16bit, Long : 32bit
	
	'
	' b( 1 )
	'
	code = b( 1 )
	code = code * 256 ' 256 : 2의 8승 : 왼쪽 shift 8
	
	'
	' b( 0 )
	'
	code = code + b( 0 )
	
	ConvertBytes2Code = code
		
End Function
Function Extract_InitialConsonant( code as Long ) as Long
	
	Dim result as Long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'
' 언어 타입 확인
'

Function IsTargetLanguage( b() as Byte ) as Boolean

	Select Case target_laugnage
		Case 1: 'Korean
			IsTargetLanguage = IsKorean( b )
			
		Case 2: 'Not Korean
			IsTargetLanguage = Not IsKorean( b )
			
		Case 3: 'English
			IsTargetLanguage = IsEnglish( b )
		
		Case 4: 'Not English
			IsTargetLanguage = Not IsEnglish( b )
			
		Case Else
			IsTargetLanguage = False
		
	End Select

End Function



'
' 출력
'
Function ExportList( sheet as Variant, active_area_start_y as Integer, active_area_end_y as Integer, key_index as Integer, sub_index as Integer, out_file as Variant )
	
	'
	' 초성 분리및 출력용
	'
	Dim current_initial_consonant as Integer : current_initial_consonant = 0
	Dim last_initial_consonant as Integer : last_initial_consonant = -1
	Dim current_code as Long : current_code = -1
	Dim last_code as Long : last_code = -1
	Dim s as String
	Dim b() as Byte
	
	'
	'
	'
	Dim title, company, result as String
	Dim i as Integer
	For i = active_area_start_y to active_area_end_y
    
		'
		' Check Export Flag
		'
		If sheet.getCellByPosition( StartX, i ).String = "x" Then
			GoTo Continue
		EndIf
    	
    	
    	
		'
		' Empty is End
		'
		If sheet.getCellByPosition( key_index, i ).String = "" Then
			Exit For
		EndIf
		
		
		
		'
		' 첫 글자 잘라내기
		'
		s = Left( sheet.getCellByPosition( key_index, i ).String, 1 )
		s = UCase( s )
		b = s
		
		
		
		'
		' 목표 언어 종류 검사
		'
		If IsTargetLanguage( b ) = False Then
			GoTo Continue
		End If
		
		
		
		'
		'
		'
		current_code = ConvertBytes2Code( b )
		
		
		
		If IsDecompositionEnable( current_code ) Then
			
			'
			' 한글
			'
			
			current_initial_consonant = Extract_InitialConsonant( current_code )
			
			If last_initial_consonant &lt;&gt; current_initial_consonant Then
				out_file.WriteLine( "#### " &amp; list_initial_consonaant( Extract_InitialConsonant( current_code ) ) )
			End If
			
		Else
			
			'
			' 한글 이외의 문자는 code 비교만으로 다른 초성임을 확인 할 수 있다.
			'
			If last_code &lt;&gt; current_code Then
				out_file.WriteLine( "#### " &amp; b )
			End If
		
		End If
		
		last_initial_consonant = current_initial_consonant
		last_code = current_code
    	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
		'
		' Company
		'  &gt; 개발사, 퍼블리셔 정보가 각 각 1개 이고
		'  &gt; 개발사, 퍼블리셔 정보가 같다면
		'  &gt; 개발사 정보만 표시한다.
		'
		If sheet.getCellByPosition( 6, i ).String = sheet.getCellByPosition( 8, i ).String _
			And ( sheet.getCellByPosition( 7, i ).String = "" ) _
			And ( sheet.getCellByPosition( 9, i ).String = "" ) _
			And ( sheet.getCellByPosition( 10, i ).String = "" ) Then
			
			company = sheet.getCellByPosition( 6, i ).String
			
		Else
		
			'
			' 개발자 정보 1
			'
			company = sheet.getCellByPosition( 6, i ).String
			
			'
			' 개발자 정보 2
			'
			If sheet.getCellByPosition( 7, i ).String &lt;&gt; "" Then
				company = _
						company _
					&amp; 	", " _
					&amp; 	sheet.getCellByPosition( 7, i ).String
			End If
			
			
			
			'
			' 퍼블리셔 정보 1
			'
			company = _
						company _
					&amp; 	" | " _
					&amp; 	sheet.getCellByPosition( 8, i ).String
					
			'
			' 퍼블리셔 정보 2
			'
			If sheet.getCellByPosition( 9, i ).String &lt;&gt; "" Then
				company = _
						company _
					&amp; 	", " _
					&amp; 	sheet.getCellByPosition( 9, i ).String
			End If
			
			'
			' 퍼블리셔 정보 3
			'
			If sheet.getCellByPosition( 10, i ).String &lt;&gt; "" Then
				company = _
						company _
					&amp; 	", " _
					&amp; 	sheet.getCellByPosition( 10, i ).String
			End If
			
		EndIf
    	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company _
			&amp; " )"
    	
    	
    	
		'
		'
		'
		out_file.WriteLine( result )
		'MsgBox( result )
    	
	Continue:
	Next i
	
	
End Function

</script:module>
</file>

<file path=Basic/Standard/main.xml><?xml version="1.0" encoding="utf-8"?>
<!DOCTYPE module  PUBLIC '-//OpenOffice.org//DTD OfficeDocument 1.0//EN'  'module.dtd'>
<script:module xmlns:script="http://openoffice.org/2000/script" script:name="main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
	'
	' W
	'
	Dim cur_x as Long
	Dim end_x as Long : end_x = sheet.Columns.Count - 1 ' 0 부터 시작이라 1 빼준다.
	
	For cur_x = StartX to end_x
		If sheet.getCellByPosition( cur_x, 0 ).String = "" Then
			cur_x = cur_x - 1
			Exit For
		EndIf
	Next cur_x
	ret.w = cur_x
		
	'
	' H
	'
	Dim cur_y as Long
	Dim end_y as Long : end_y = sheet.Rows.Count - 1 ' 0 부터 시작이라 1 빼준다.
	
	For cur_y = StartY to end_y
		If sheet.getCellByPosition( 0, cur_y ).String = "" Then
			cur_y = cur_y - 1
			Exit For
		EndIf
	Next cur_y
	ret.h = cur_y
	
	'
	' Return
	'
	CalculateSheetActiveArea = ret
	
End Function



Function CalculateActiveDataCount( sheet as Variant ) as Integer
	
	Dim ret as Integer : ret = 0
		
	'
	' H
	'
	Dim cur_y as Long
	Dim end_y as Long : end_y = sheet.Rows.Count - 1 ' 0 부터 시작이라 1 빼준다.
	
	For cur_y = StartY to end_y
		If sheet.getCellByPosition( 0, cur_y ).String = "" Then
			Exit For
		ElseIf sheet.getCellByPosition( 0, cur_y ).String = "o" Then
			ret = ret + 1
		EndIf
	Next cur_y
	
	'
	' Return
	'
	CalculateActiveDataCount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 Write
	'
	out_file.WriteLine( header_pf.ReadAll() )
	
	
	'
	' File Close
	'
	header_pf.CloseFile()
	header_pf = header_pf.Dispose()	
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 Insert "Header.txt"
	'
	LoadFile( "header.txt", pf )
	
	
	'
	' Sheet "list"
	'
	Dim sheet as Object
	sheet = ThisComponent.Sheets.getByName( "list" )
    
    
	'
	' Max X, Y
	'
	Dim active_area as Size
	active_area = CalculateSheetActiveArea( sheet )
	MsgBox( _
							"Active Area : " _
		&amp; 	Chr( 10 ) &amp; 	"Start : "	&amp; StartX 			&amp; " : " 	&amp; StartY _
		&amp; 	Chr( 10 ) &amp; 	"End  : " 	&amp; active_area.w 	&amp; " : " 	&amp; active_area.h _
	)
	
	
	'
	' 게임 수 출력
	'
	Dim active_data_count as Integer
	active_data_count = CalculateActiveDataCount( sheet )
	pf.WriteLine( "* " &amp; active_data_count &amp; " 개" )
    
    
	'
	' Export List
	'
	Dim obj_exporter as Object
	Set obj_exporter = New exporter
	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	
			
		
		'
		'
		'
		pf.WriteLine( Chr( 10 ) &amp; Chr( 10 ) )
		pf.WriteLine( "&lt;br/&gt;&lt;br/&gt;" )
		
		'
		' Write : Korean List
		'
			
			'
			' Sort
			'
			pf.WriteLine( "## 한국어 제목" &amp; Chr( 10 ) )
				sort_field(0).Field = 1
				sort_field(1).Field = 2
				sort_description(0).Value = sort_field()
				range4sort.Sort( sort_description() )
				
			'
			' Write : Korean
			'
			obj_exporter.target_laugnage = 1
			obj_exporter.ExportList( sheet, StartY, active_area.h, 1, 2, pf )
			
			'
			' Write : Others
			'
			obj_exporter.target_laugnage = 2
			obj_exporter.ExportList( sheet, StartY, active_area.h, 1, 2, pf )
		
		
		
		
		'
		'
		'
		pf.WriteLine( Chr( 10 ) &amp; Chr( 10 ) )
		pf.WriteLine( "&lt;br/&gt;&lt;br/&gt;" )
		
		'
		' Write : English List
		'
		
			'
			' Sort
			'
			pf.WriteLine( "## 영어 제목" &amp; Chr( 10 ) )
				sort_field(0).Field = 2
				sort_field(1).Field = 1
				sort_description(0).Value = sort_field()
				range4sort.Sort( sort_description() )
			
			'
			' Write : English
			'
			obj_exporter.target_laugnage = 3
			obj_exporter.ExportList( sheet, StartY, active_area.h, 2, 1, pf )
			
			'
			' Write : Others
			'
			obj_exporter.target_laugnage = 4
			obj_exporter.ExportList( sheet, StartY, active_area.h, 2, 1, pf )
		
		
		
		
		'
		'
		'
		MsgBox( "Success" )
		
		
		
		
		'
		' Rollback
		'
		sort_field(0).Field = 1
		sort_field(1).Field = 2
		sort_description(0).Value = sort_field()
		range4sort.Sort( sort_description() )
	
	ERROR_END:
	
	'
	'
	'
	obj_exporter = Nothing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in"/>
  <library:element library:name="exporter"/>
  <library:element library:name="checker_utility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